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adornments="Regular"/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ahoma2" svg:font-family="Tahoma" style:font-adornments="Regular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4.794cm"/>
    </style:style>
    <style:style style:name="co18" style:family="table-column">
      <style:table-column-properties fo:break-before="auto" style:column-width="0.792cm"/>
    </style:style>
    <style:style style:name="co19" style:family="table-column">
      <style:table-column-properties fo:break-before="auto" style:column-width="3.179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3.205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1" fo:font-size="10pt" style:font-size-asian="10pt" style:font-size-complex="10pt"/>
    </style:style>
    <style:style style:name="ce24" style:family="table-cell" style:parent-style-name="Default">
      <style:text-properties fo:color="#000000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00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2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420e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  <style:style style:name="T8" style:family="text">
      <style:text-properties style:font-name="Tahoma2"/>
    </style:style>
    <style:style style:name="T9" style:family="text">
      <style:text-properties style:font-name="Segoe UI" fo:font-size="12pt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410];2;0)" office:value-type="float" office:value="0">
            <text:p>#N/A</text:p>
          </table:table-cell>
          <table:table-cell table:formula="of:=VLOOKUP([.A2];[$Dico.A$1:.D$9410];3;0)" office:value-type="float" office:value="0">
            <text:p>#N/A</text:p>
          </table:table-cell>
          <table:table-cell table:formula="of:=VLOOKUP([.A2];$menu.$#ref!$#REF!:#REF!#REF!;2;0))))))))))))))))))))))))))))))))))))" office:value-type="string" office:string-value="Err:508">
            <text:p>Err:508</text:p>
          </table:table-cell>
          <table:table-cell table:formula="of:=VLOOKUP([.A2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410];2;0)" office:value-type="float" office:value="0">
            <text:p>#N/A</text:p>
          </table:table-cell>
          <table:table-cell table:formula="of:=VLOOKUP([.A3];[$Dico.A$1:.D$9410];3;0)" office:value-type="float" office:value="0">
            <text:p>#N/A</text:p>
          </table:table-cell>
          <table:table-cell table:formula="of:=VLOOKUP([.A3];$menu.$#ref!$#REF!:#REF!#REF!;2;0))))))))))))))))))))))))))))))))))))" office:value-type="string" office:string-value="Err:508">
            <text:p>Err:508</text:p>
          </table:table-cell>
          <table:table-cell table:formula="of:=VLOOKUP([.A3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410];2;0)" office:value-type="float" office:value="0">
            <text:p>#N/A</text:p>
          </table:table-cell>
          <table:table-cell table:formula="of:=VLOOKUP([.A4];[$Dico.A$1:.D$9410];3;0)" office:value-type="float" office:value="0">
            <text:p>#N/A</text:p>
          </table:table-cell>
          <table:table-cell table:formula="of:=VLOOKUP([.A4];$menu.$#ref!$#REF!:#REF!#REF!;2;0))))))))))))))))))))))))))))))))))))" office:value-type="string" office:string-value="Err:508">
            <text:p>Err:508</text:p>
          </table:table-cell>
          <table:table-cell table:formula="of:=VLOOKUP([.A4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410];2;0)" office:value-type="float" office:value="0">
            <text:p>#N/A</text:p>
          </table:table-cell>
          <table:table-cell table:formula="of:=VLOOKUP([.A5];[$Dico.A$1:.D$9410];3;0)" office:value-type="float" office:value="0">
            <text:p>#N/A</text:p>
          </table:table-cell>
          <table:table-cell table:formula="of:=VLOOKUP([.A5];$menu.$#ref!$#REF!:#REF!#REF!;2;0))))))))))))))))))))))))))))))))))))" office:value-type="string" office:string-value="Err:508">
            <text:p>Err:508</text:p>
          </table:table-cell>
          <table:table-cell table:formula="of:=VLOOKUP([.A5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410];2;0)" office:value-type="float" office:value="0">
            <text:p>#N/A</text:p>
          </table:table-cell>
          <table:table-cell table:formula="of:=VLOOKUP([.A6];[$Dico.A$1:.D$9410];3;0)" office:value-type="float" office:value="0">
            <text:p>#N/A</text:p>
          </table:table-cell>
          <table:table-cell table:formula="of:=VLOOKUP([.A6];$menu.$#ref!$#REF!:#REF!#REF!;2;0))))))))))))))))))))))))))))))))))))" office:value-type="string" office:string-value="Err:508">
            <text:p>Err:508</text:p>
          </table:table-cell>
          <table:table-cell table:formula="of:=VLOOKUP([.A6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410];2;0)" office:value-type="float" office:value="0">
            <text:p>#N/A</text:p>
          </table:table-cell>
          <table:table-cell table:formula="of:=VLOOKUP([.A7];[$Dico.A$1:.D$9410];3;0)" office:value-type="float" office:value="0">
            <text:p>#N/A</text:p>
          </table:table-cell>
          <table:table-cell table:formula="of:=VLOOKUP([.A7];$menu.$#ref!$#REF!:#REF!#REF!;2;0))))))))))))))))))))))))))))))))))))" office:value-type="string" office:string-value="Err:508">
            <text:p>Err:508</text:p>
          </table:table-cell>
          <table:table-cell table:formula="of:=VLOOKUP([.A7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410];2;0)" office:value-type="float" office:value="0">
            <text:p>#N/A</text:p>
          </table:table-cell>
          <table:table-cell table:formula="of:=VLOOKUP([.A8];[$Dico.A$1:.D$9410];3;0)" office:value-type="float" office:value="0">
            <text:p>#N/A</text:p>
          </table:table-cell>
          <table:table-cell table:formula="of:=VLOOKUP([.A8];$menu.$#ref!$#REF!:#REF!#REF!;2;0))))))))))))))))))))))))))))))))))))" office:value-type="string" office:string-value="Err:508">
            <text:p>Err:508</text:p>
          </table:table-cell>
          <table:table-cell table:formula="of:=VLOOKUP([.A8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410];2;0)" office:value-type="float" office:value="0">
            <text:p>#N/A</text:p>
          </table:table-cell>
          <table:table-cell table:formula="of:=VLOOKUP([.A9];[$Dico.A$1:.D$9410];3;0)" office:value-type="float" office:value="0">
            <text:p>#N/A</text:p>
          </table:table-cell>
          <table:table-cell table:formula="of:=VLOOKUP([.A9];$menu.$#ref!$#REF!:#REF!#REF!;2;0))))))))))))))))))))))))))))))))))))" office:value-type="string" office:string-value="Err:508">
            <text:p>Err:508</text:p>
          </table:table-cell>
          <table:table-cell table:formula="of:=VLOOKUP([.A9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410];2;0)" office:value-type="float" office:value="0">
            <text:p>#N/A</text:p>
          </table:table-cell>
          <table:table-cell table:formula="of:=VLOOKUP([.A10];[$Dico.A$1:.D$9410];3;0)" office:value-type="float" office:value="0">
            <text:p>#N/A</text:p>
          </table:table-cell>
          <table:table-cell table:formula="of:=VLOOKUP([.A10];$menu.$#ref!$#REF!:#REF!#REF!;2;0))))))))))))))))))))))))))))))))))))" office:value-type="string" office:string-value="Err:508">
            <text:p>Err:508</text:p>
          </table:table-cell>
          <table:table-cell table:formula="of:=VLOOKUP([.A10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410];2;0)" office:value-type="float" office:value="0">
            <text:p>#N/A</text:p>
          </table:table-cell>
          <table:table-cell table:formula="of:=VLOOKUP([.A11];[$Dico.A$1:.D$9410];3;0)" office:value-type="float" office:value="0">
            <text:p>#N/A</text:p>
          </table:table-cell>
          <table:table-cell table:formula="of:=VLOOKUP([.A11];$menu.$#ref!$#REF!:#REF!#REF!;2;0))))))))))))))))))))))))))))))))))))" office:value-type="string" office:string-value="Err:508">
            <text:p>Err:508</text:p>
          </table:table-cell>
          <table:table-cell table:formula="of:=VLOOKUP([.A11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410];2;0)" office:value-type="float" office:value="0">
            <text:p>#N/A</text:p>
          </table:table-cell>
          <table:table-cell table:formula="of:=VLOOKUP([.A12];[$Dico.A$1:.D$9410];3;0)" office:value-type="float" office:value="0">
            <text:p>#N/A</text:p>
          </table:table-cell>
          <table:table-cell table:formula="of:=VLOOKUP([.A12];$menu.$#ref!$#REF!:#REF!#REF!;2;0))))))))))))))))))))))))))))))))))))" office:value-type="string" office:string-value="Err:508">
            <text:p>Err:508</text:p>
          </table:table-cell>
          <table:table-cell table:formula="of:=VLOOKUP([.A12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410];2;0)" office:value-type="float" office:value="0">
            <text:p>#N/A</text:p>
          </table:table-cell>
          <table:table-cell table:formula="of:=VLOOKUP([.A13];[$Dico.A$1:.D$9410];3;0)" office:value-type="float" office:value="0">
            <text:p>#N/A</text:p>
          </table:table-cell>
          <table:table-cell table:formula="of:=VLOOKUP([.A13];$menu.$#ref!$#REF!:#REF!#REF!;2;0))))))))))))))))))))))))))))))))))))" office:value-type="string" office:string-value="Err:508">
            <text:p>Err:508</text:p>
          </table:table-cell>
          <table:table-cell table:formula="of:=VLOOKUP([.A13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410];2;0)" office:value-type="float" office:value="0">
            <text:p>#N/A</text:p>
          </table:table-cell>
          <table:table-cell table:formula="of:=VLOOKUP([.A14];[$Dico.A$1:.D$9410];3;0)" office:value-type="float" office:value="0">
            <text:p>#N/A</text:p>
          </table:table-cell>
          <table:table-cell table:formula="of:=VLOOKUP([.A14];$menu.$#ref!$#REF!:#REF!#REF!;2;0))))))))))))))))))))))))))))))))))))" office:value-type="string" office:string-value="Err:508">
            <text:p>Err:508</text:p>
          </table:table-cell>
          <table:table-cell table:formula="of:=VLOOKUP([.A14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410];2;0)" office:value-type="float" office:value="0">
            <text:p>#N/A</text:p>
          </table:table-cell>
          <table:table-cell table:formula="of:=VLOOKUP([.A15];[$Dico.A$1:.D$9410];3;0)" office:value-type="float" office:value="0">
            <text:p>#N/A</text:p>
          </table:table-cell>
          <table:table-cell table:formula="of:=VLOOKUP([.A15];$menu.$#ref!$#REF!:#REF!#REF!;2;0))))))))))))))))))))))))))))))))))))" office:value-type="string" office:string-value="Err:508">
            <text:p>Err:508</text:p>
          </table:table-cell>
          <table:table-cell table:formula="of:=VLOOKUP([.A15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410];2;0)" office:value-type="float" office:value="0">
            <text:p>#N/A</text:p>
          </table:table-cell>
          <table:table-cell table:formula="of:=VLOOKUP([.A16];[$Dico.A$1:.D$9410];3;0)" office:value-type="float" office:value="0">
            <text:p>#N/A</text:p>
          </table:table-cell>
          <table:table-cell table:formula="of:=VLOOKUP([.A16];$menu.$#ref!$#REF!:#REF!#REF!;2;0))))))))))))))))))))))))))))))))))))" office:value-type="string" office:string-value="Err:508">
            <text:p>Err:508</text:p>
          </table:table-cell>
          <table:table-cell table:formula="of:=VLOOKUP([.A16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410];2;0)" office:value-type="float" office:value="0">
            <text:p>#N/A</text:p>
          </table:table-cell>
          <table:table-cell table:formula="of:=VLOOKUP([.A17];[$Dico.A$1:.D$9410];3;0)" office:value-type="float" office:value="0">
            <text:p>#N/A</text:p>
          </table:table-cell>
          <table:table-cell table:formula="of:=VLOOKUP([.A17];$menu.$#ref!$#REF!:#REF!#REF!;2;0))))))))))))))))))))))))))))))))))))" office:value-type="string" office:string-value="Err:508">
            <text:p>Err:508</text:p>
          </table:table-cell>
          <table:table-cell table:formula="of:=VLOOKUP([.A17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410];2;0)" office:value-type="float" office:value="0">
            <text:p>#N/A</text:p>
          </table:table-cell>
          <table:table-cell table:formula="of:=VLOOKUP([.A18];[$Dico.A$1:.D$9410];3;0)" office:value-type="float" office:value="0">
            <text:p>#N/A</text:p>
          </table:table-cell>
          <table:table-cell table:formula="of:=VLOOKUP([.A18];$menu.$#ref!$#REF!:#REF!#REF!;2;0))))))))))))))))))))))))))))))))))))" office:value-type="string" office:string-value="Err:508">
            <text:p>Err:508</text:p>
          </table:table-cell>
          <table:table-cell table:formula="of:=VLOOKUP([.A18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410];2;0)" office:value-type="float" office:value="0">
            <text:p>#N/A</text:p>
          </table:table-cell>
          <table:table-cell table:formula="of:=VLOOKUP([.A19];[$Dico.A$1:.D$9410];3;0)" office:value-type="float" office:value="0">
            <text:p>#N/A</text:p>
          </table:table-cell>
          <table:table-cell table:formula="of:=VLOOKUP([.A19];$menu.$#ref!$#REF!:#REF!#REF!;2;0))))))))))))))))))))))))))))))))))))" office:value-type="string" office:string-value="Err:508">
            <text:p>Err:508</text:p>
          </table:table-cell>
          <table:table-cell table:formula="of:=VLOOKUP([.A19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410];2;0)" office:value-type="float" office:value="0">
            <text:p>#N/A</text:p>
          </table:table-cell>
          <table:table-cell table:formula="of:=VLOOKUP([.A20];[$Dico.A$1:.D$9410];3;0)" office:value-type="float" office:value="0">
            <text:p>#N/A</text:p>
          </table:table-cell>
          <table:table-cell table:formula="of:=VLOOKUP([.A20];$menu.$#ref!$#REF!:#REF!#REF!;2;0))))))))))))))))))))))))))))))))))))" office:value-type="string" office:string-value="Err:508">
            <text:p>Err:508</text:p>
          </table:table-cell>
          <table:table-cell table:formula="of:=VLOOKUP([.A20];$menu.$#ref!$#REF!:#REF!#REF!;3;0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410];2;0)" office:value-type="float" office:value="0">
            <text:p>#N/A</text:p>
          </table:table-cell>
          <table:table-cell table:formula="of:=VLOOKUP([.A21];[$Dico.A$1:.D$9410];3;0)" office:value-type="float" office:value="0">
            <text:p>#N/A</text:p>
          </table:table-cell>
          <table:table-cell table:formula="of:=VLOOKUP([.A21];$menu.$#ref!$#REF!:#REF!#REF!;2;0))))))))))))))))))))))))))))))))))))" office:value-type="string" office:string-value="Err:508">
            <text:p>Err:508</text:p>
          </table:table-cell>
          <table:table-cell table:formula="of:=VLOOKUP([.A21];$menu.$#ref!$#REF!:#REF!#REF!;3;0))))))))))))))))))))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9"/>
        <table:table-column table:style-name="co22" table:default-cell-style-name="ce22"/>
        <table:table-column table:style-name="co23" table:number-columns-repeated="250" table:default-cell-style-name="ce22"/>
        <table:table-column table:style-name="co10" table:number-columns-repeated="766" table:default-cell-style-name="ce23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6" office:value-type="string">
            <text:p>Fran<text:span text:style-name="T8">ç</text:span>ais</text:p>
          </table:table-cell>
          <table:table-cell table:style-name="ce21" office:value-type="string">
            <text:p>Chinese</text:p>
          </table:table-cell>
          <table:table-cell table:style-name="ce26" office:value-type="string">
            <text:p>English</text:p>
          </table:table-cell>
          <table:table-cell table:style-name="ce26" office:value-type="string">
            <text:p>Fran<text:span text:style-name="T8">ç</text:span>ais</text:p>
          </table:table-cell>
          <table:table-cell table:style-name="ce28" office:value-type="string">
            <text:p>Chinese</text:p>
          </table:table-cell>
          <table:table-cell table:number-columns-repeated="1017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Compte utilisateur</text:p>
          </table:table-cell>
          <table:table-cell office:value-type="string">
            <text:p>xxx</text:p>
          </table:table-cell>
          <table:table-cell table:formula="of:=&quot;  &lt;data name=&quot;&quot;&quot;&amp;[.$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$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Compte utilisateur&lt;/value&gt; &lt;/data&gt;">
            <text:p><text:s text:c="2"/>&lt;data name="Account" xml:space="preserve"&gt; &lt;value&gt;Compte utilisateur&lt;/value&gt; &lt;/data&gt;</text:p>
          </table:table-cell>
          <table:table-cell table:style-name="ce22" table:formula="of:=&quot;  &lt;data name=&quot;&quot;&quot;&amp;[.$A2]&amp;&quot;&quot;&quot; xml:space=&quot;&quot;preserve&quot;&quot;&gt; &lt;value&gt;&quot;&amp;[.D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$A3]&amp;&quot;&quot;&quot; xml:space=&quot;&quot;preserve&quot;&quot;&gt; &lt;value&gt;&quot;&amp;[.B3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$A3]&amp;&quot;&quot;&quot; xml:space=&quot;&quot;preserve&quot;&quot;&gt; &lt;value&gt;&quot;&amp;[.C3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style-name="ce22" table:formula="of:=&quot;  &lt;data name=&quot;&quot;&quot;&amp;[.$A3]&amp;&quot;&quot;&quot; xml:space=&quot;&quot;preserve&quot;&quot;&gt; &lt;value&gt;&quot;&amp;[.D3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Application name</text:p>
          </table:table-cell>
          <table:table-cell table:number-columns-repeated="2"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$A4]&amp;&quot;&quot;&quot; xml:space=&quot;&quot;preserve&quot;&quot;&gt; &lt;value&gt;&quot;&amp;[.B4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$A4]&amp;&quot;&quot;&quot; xml:space=&quot;&quot;preserve&quot;&quot;&gt; &lt;value&gt;&quot;&amp;[.C4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style-name="ce22" table:formula="of:=&quot;  &lt;data name=&quot;&quot;&quot;&amp;[.$A4]&amp;&quot;&quot;&quot; xml:space=&quot;&quot;preserve&quot;&quot;&gt; &lt;value&gt;&quot;&amp;[.D4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Annuler</text:p>
          </table:table-cell>
          <table:table-cell office:value-type="string">
            <text:p>xxx</text:p>
          </table:table-cell>
          <table:table-cell table:formula="of:=&quot;  &lt;data name=&quot;&quot;&quot;&amp;[.$A5]&amp;&quot;&quot;&quot; xml:space=&quot;&quot;preserve&quot;&quot;&gt; &lt;value&gt;&quot;&amp;[.B5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$A5]&amp;&quot;&quot;&quot; xml:space=&quot;&quot;preserve&quot;&quot;&gt; &lt;value&gt;&quot;&amp;[.C5]&amp;&quot;&lt;/value&gt; &lt;/data&gt;&quot;" office:value-type="string" office:string-value="  &lt;data name=&quot;Cancel&quot; xml:space=&quot;preserve&quot;&gt; &lt;value&gt;Annuler&lt;/value&gt; &lt;/data&gt;">
            <text:p><text:s text:c="2"/>&lt;data name="Cancel" xml:space="preserve"&gt; &lt;value&gt;Annuler&lt;/value&gt; &lt;/data&gt;</text:p>
          </table:table-cell>
          <table:table-cell table:style-name="ce22" table:formula="of:=&quot;  &lt;data name=&quot;&quot;&quot;&amp;[.$A5]&amp;&quot;&quot;&quot; xml:space=&quot;&quot;preserve&quot;&quot;&gt; &lt;value&gt;&quot;&amp;[.D5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hange password</text:p>
          </table:table-cell>
          <table:table-cell office:value-type="string">
            <text:p>Modifier le mot de passe</text:p>
          </table:table-cell>
          <table:table-cell office:value-type="string">
            <text:p>xxx</text:p>
          </table:table-cell>
          <table:table-cell table:formula="of:=&quot;  &lt;data name=&quot;&quot;&quot;&amp;[.$A6]&amp;&quot;&quot;&quot; xml:space=&quot;&quot;preserve&quot;&quot;&gt; &lt;value&gt;&quot;&amp;[.B6]&amp;&quot;&lt;/value&gt; &lt;/data&gt;&quot;" office:value-type="string" office:string-value="  &lt;data name=&quot;Change password&quot; xml:space=&quot;preserve&quot;&gt; &lt;value&gt;Change password&lt;/value&gt; &lt;/data&gt;">
            <text:p><text:s text:c="2"/>&lt;data name="Change password" xml:space="preserve"&gt; &lt;value&gt;Change password&lt;/value&gt; &lt;/data&gt;</text:p>
          </table:table-cell>
          <table:table-cell table:formula="of:=&quot;  &lt;data name=&quot;&quot;&quot;&amp;[.$A6]&amp;&quot;&quot;&quot; xml:space=&quot;&quot;preserve&quot;&quot;&gt; &lt;value&gt;&quot;&amp;[.C6]&amp;&quot;&lt;/value&gt; &lt;/data&gt;&quot;" office:value-type="string" office:string-value="  &lt;data name=&quot;Change password&quot; xml:space=&quot;preserve&quot;&gt; &lt;value&gt;Modifier le mot de passe&lt;/value&gt; &lt;/data&gt;">
            <text:p><text:s text:c="2"/>&lt;data name="Change password" xml:space="preserve"&gt; &lt;value&gt;Modifier le mot de passe&lt;/value&gt; &lt;/data&gt;</text:p>
          </table:table-cell>
          <table:table-cell table:style-name="ce22" table:formula="of:=&quot;  &lt;data name=&quot;&quot;&quot;&amp;[.$A6]&amp;&quot;&quot;&quot; xml:space=&quot;&quot;preserve&quot;&quot;&gt; &lt;value&gt;&quot;&amp;[.D6]&amp;&quot;&lt;/value&gt; &lt;/data&gt;&quot;" office:value-type="string" office:string-value="  &lt;data name=&quot;Change password&quot; xml:space=&quot;preserve&quot;&gt; &lt;value&gt;xxx&lt;/value&gt; &lt;/data&gt;">
            <text:p><text:s text:c="2"/>&lt;data name="Change passwor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Cr<text:span text:style-name="T8">éer un compte</text:span></text:p>
          </table:table-cell>
          <table:table-cell office:value-type="string">
            <text:p>xxx</text:p>
          </table:table-cell>
          <table:table-cell table:formula="of:=&quot;  &lt;data name=&quot;&quot;&quot;&amp;[.$A7]&amp;&quot;&quot;&quot; xml:space=&quot;&quot;preserve&quot;&quot;&gt; &lt;value&gt;&quot;&amp;[.B7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$A7]&amp;&quot;&quot;&quot; xml:space=&quot;&quot;preserve&quot;&quot;&gt; &lt;value&gt;&quot;&amp;[.C7]&amp;&quot;&lt;/value&gt; &lt;/data&gt;&quot;" office:value-type="string" office:string-value="  &lt;data name=&quot;Create account&quot; xml:space=&quot;preserve&quot;&gt; &lt;value&gt;Créer un compte&lt;/value&gt; &lt;/data&gt;">
            <text:p><text:s text:c="2"/>&lt;data name="Create account" xml:space="preserve"&gt; &lt;value&gt;Créer un compte&lt;/value&gt; &lt;/data&gt;</text:p>
          </table:table-cell>
          <table:table-cell table:style-name="ce22" table:formula="of:=&quot;  &lt;data name=&quot;&quot;&quot;&amp;[.$A7]&amp;&quot;&quot;&quot; xml:space=&quot;&quot;preserve&quot;&quot;&gt; &lt;value&gt;&quot;&amp;[.D7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Dir image upload</text:p>
          </table:table-cell>
          <table:table-cell table:number-columns-repeated="2"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$A8]&amp;&quot;&quot;&quot; xml:space=&quot;&quot;preserve&quot;&quot;&gt; &lt;value&gt;&quot;&amp;[.B8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$A8]&amp;&quot;&quot;&quot; xml:space=&quot;&quot;preserve&quot;&quot;&gt; &lt;value&gt;&quot;&amp;[.C8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style-name="ce22" table:formula="of:=&quot;  &lt;data name=&quot;&quot;&quot;&amp;[.$A8]&amp;&quot;&quot;&quot; xml:space=&quot;&quot;preserve&quot;&quot;&gt; &lt;value&gt;&quot;&amp;[.D8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Adresse mail</text:p>
          </table:table-cell>
          <table:table-cell office:value-type="string">
            <text:p>xxx</text:p>
          </table:table-cell>
          <table:table-cell table:formula="of:=&quot;  &lt;data name=&quot;&quot;&quot;&amp;[.$A9]&amp;&quot;&quot;&quot; xml:space=&quot;&quot;preserve&quot;&quot;&gt; &lt;value&gt;&quot;&amp;[.B9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$A9]&amp;&quot;&quot;&quot; xml:space=&quot;&quot;preserve&quot;&quot;&gt; &lt;value&gt;&quot;&amp;[.C9]&amp;&quot;&lt;/value&gt; &lt;/data&gt;&quot;" office:value-type="string" office:string-value="  &lt;data name=&quot;Email&quot; xml:space=&quot;preserve&quot;&gt; &lt;value&gt;Adresse mail&lt;/value&gt; &lt;/data&gt;">
            <text:p><text:s text:c="2"/>&lt;data name="Email" xml:space="preserve"&gt; &lt;value&gt;Adresse mail&lt;/value&gt; &lt;/data&gt;</text:p>
          </table:table-cell>
          <table:table-cell table:style-name="ce22" table:formula="of:=&quot;  &lt;data name=&quot;&quot;&quot;&amp;[.$A9]&amp;&quot;&quot;&quot; xml:space=&quot;&quot;preserve&quot;&quot;&gt; &lt;value&gt;&quot;&amp;[.D9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Erreur d'acc<text:span text:style-name="T8">è</text:span>s a la base</text:p>
          </table:table-cell>
          <table:table-cell office:value-type="string">
            <text:p>xxx</text:p>
          </table:table-cell>
          <table:table-cell table:formula="of:=&quot;  &lt;data name=&quot;&quot;&quot;&amp;[.$A10]&amp;&quot;&quot;&quot; xml:space=&quot;&quot;preserve&quot;&quot;&gt; &lt;value&gt;&quot;&amp;[.B10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$A10]&amp;&quot;&quot;&quot; xml:space=&quot;&quot;preserve&quot;&quot;&gt; &lt;value&gt;&quot;&amp;[.C10]&amp;&quot;&lt;/value&gt; &lt;/data&gt;&quot;" office:value-type="string" office:string-value="  &lt;data name=&quot;Error database access&quot; xml:space=&quot;preserve&quot;&gt; &lt;value&gt;Erreur d'accès a la base&lt;/value&gt; &lt;/data&gt;">
            <text:p><text:s text:c="2"/>&lt;data name="Error database access" xml:space="preserve"&gt; &lt;value&gt;Erreur d'accès a la base&lt;/value&gt; &lt;/data&gt;</text:p>
          </table:table-cell>
          <table:table-cell table:style-name="ce22" table:formula="of:=&quot;  &lt;data name=&quot;&quot;&quot;&amp;[.$A10]&amp;&quot;&quot;&quot; xml:space=&quot;&quot;preserve&quot;&quot;&gt; &lt;value&gt;&quot;&amp;[.D10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duplicate account</text:p>
          </table:table-cell>
          <table:table-cell office:value-type="string">
            <text:p>This account already exists</text:p>
          </table:table-cell>
          <table:table-cell office:value-type="string">
            <text:p>The compte existe d<text:span text:style-name="T8">éjà</text:span></text:p>
          </table:table-cell>
          <table:table-cell office:value-type="string">
            <text:p>xxx</text:p>
          </table:table-cell>
          <table:table-cell table:formula="of:=&quot;  &lt;data name=&quot;&quot;&quot;&amp;[.$A11]&amp;&quot;&quot;&quot; xml:space=&quot;&quot;preserve&quot;&quot;&gt; &lt;value&gt;&quot;&amp;[.B11]&amp;&quot;&lt;/value&gt; &lt;/data&gt;&quot;" office:value-type="string" office:string-value="  &lt;data name=&quot;Error duplicate account&quot; xml:space=&quot;preserve&quot;&gt; &lt;value&gt;This account already exists&lt;/value&gt; &lt;/data&gt;">
            <text:p><text:s text:c="2"/>&lt;data name="Error duplicate account" xml:space="preserve"&gt; &lt;value&gt;This account already exists&lt;/value&gt; &lt;/data&gt;</text:p>
          </table:table-cell>
          <table:table-cell table:formula="of:=&quot;  &lt;data name=&quot;&quot;&quot;&amp;[.$A11]&amp;&quot;&quot;&quot; xml:space=&quot;&quot;preserve&quot;&quot;&gt; &lt;value&gt;&quot;&amp;[.C11]&amp;&quot;&lt;/value&gt; &lt;/data&gt;&quot;" office:value-type="string" office:string-value="  &lt;data name=&quot;Error duplicate account&quot; xml:space=&quot;preserve&quot;&gt; &lt;value&gt;The compte existe déjà&lt;/value&gt; &lt;/data&gt;">
            <text:p><text:s text:c="2"/>&lt;data name="Error duplicate account" xml:space="preserve"&gt; &lt;value&gt;The compte existe déjà&lt;/value&gt; &lt;/data&gt;</text:p>
          </table:table-cell>
          <table:table-cell table:style-name="ce22" table:formula="of:=&quot;  &lt;data name=&quot;&quot;&quot;&amp;[.$A11]&amp;&quot;&quot;&quot; xml:space=&quot;&quot;preserve&quot;&quot;&gt; &lt;value&gt;&quot;&amp;[.D11]&amp;&quot;&lt;/value&gt; &lt;/data&gt;&quot;" office:value-type="string" office:string-value="  &lt;data name=&quot;Error duplicate account&quot; xml:space=&quot;preserve&quot;&gt; &lt;value&gt;xxx&lt;/value&gt; &lt;/data&gt;">
            <text:p><text:s text:c="2"/>&lt;data name="Error duplicate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invalid mail</text:p>
          </table:table-cell>
          <table:table-cell office:value-type="string">
            <text:p>This does not look like a valid mail address</text:p>
          </table:table-cell>
          <table:table-cell office:value-type="string">
            <text:p>Ce n'est pas une addresse mail valide</text:p>
          </table:table-cell>
          <table:table-cell office:value-type="string">
            <text:p>xxx</text:p>
          </table:table-cell>
          <table:table-cell table:formula="of:=&quot;  &lt;data name=&quot;&quot;&quot;&amp;[.$A12]&amp;&quot;&quot;&quot; xml:space=&quot;&quot;preserve&quot;&quot;&gt; &lt;value&gt;&quot;&amp;[.B12]&amp;&quot;&lt;/value&gt; &lt;/data&gt;&quot;" office:value-type="string" office:string-value="  &lt;data name=&quot;Error invalid mail&quot; xml:space=&quot;preserve&quot;&gt; &lt;value&gt;This does not look like a valid mail address&lt;/value&gt; &lt;/data&gt;">
            <text:p><text:s text:c="2"/>&lt;data name="Error invalid mail" xml:space="preserve"&gt; &lt;value&gt;This does not look like a valid mail address&lt;/value&gt; &lt;/data&gt;</text:p>
          </table:table-cell>
          <table:table-cell table:formula="of:=&quot;  &lt;data name=&quot;&quot;&quot;&amp;[.$A12]&amp;&quot;&quot;&quot; xml:space=&quot;&quot;preserve&quot;&quot;&gt; &lt;value&gt;&quot;&amp;[.C12]&amp;&quot;&lt;/value&gt; &lt;/data&gt;&quot;" office:value-type="string" office:string-value="  &lt;data name=&quot;Error invalid mail&quot; xml:space=&quot;preserve&quot;&gt; &lt;value&gt;Ce n'est pas une addresse mail valide&lt;/value&gt; &lt;/data&gt;">
            <text:p><text:s text:c="2"/>&lt;data name="Error invalid mail" xml:space="preserve"&gt; &lt;value&gt;Ce n'est pas une addresse mail valide&lt;/value&gt; &lt;/data&gt;</text:p>
          </table:table-cell>
          <table:table-cell table:style-name="ce22" table:formula="of:=&quot;  &lt;data name=&quot;&quot;&quot;&amp;[.$A12]&amp;&quot;&quot;&quot; xml:space=&quot;&quot;preserve&quot;&quot;&gt; &lt;value&gt;&quot;&amp;[.D12]&amp;&quot;&lt;/value&gt; &lt;/data&gt;&quot;" office:value-type="string" office:string-value="  &lt;data name=&quot;Error invalid mail&quot; xml:space=&quot;preserve&quot;&gt; &lt;value&gt;xxx&lt;/value&gt; &lt;/data&gt;">
            <text:p><text:s text:c="2"/>&lt;data name="Error invalid mai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Chaine de caract<text:span text:style-name="T8">ères trop longue</text:span></text:p>
          </table:table-cell>
          <table:table-cell office:value-type="string">
            <text:p>xxx</text:p>
          </table:table-cell>
          <table:table-cell table:formula="of:=&quot;  &lt;data name=&quot;&quot;&quot;&amp;[.$A13]&amp;&quot;&quot;&quot; xml:space=&quot;&quot;preserve&quot;&quot;&gt; &lt;value&gt;&quot;&amp;[.B13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$A13]&amp;&quot;&quot;&quot; xml:space=&quot;&quot;preserve&quot;&quot;&gt; &lt;value&gt;&quot;&amp;[.C13]&amp;&quot;&lt;/value&gt; &lt;/data&gt;&quot;" office:value-type="string" office:string-value="  &lt;data name=&quot;Error string too long&quot; xml:space=&quot;preserve&quot;&gt; &lt;value&gt;Chaine de caractères trop longue&lt;/value&gt; &lt;/data&gt;">
            <text:p><text:s text:c="2"/>&lt;data name="Error string too long" xml:space="preserve"&gt; &lt;value&gt;Chaine de caractères trop longue&lt;/value&gt; &lt;/data&gt;</text:p>
          </table:table-cell>
          <table:table-cell table:style-name="ce22" table:formula="of:=&quot;  &lt;data name=&quot;&quot;&quot;&amp;[.$A13]&amp;&quot;&quot;&quot; xml:space=&quot;&quot;preserve&quot;&quot;&gt; &lt;value&gt;&quot;&amp;[.D13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Ce compte n'exista pas</text:p>
          </table:table-cell>
          <table:table-cell office:value-type="string">
            <text:p>xxx</text:p>
          </table:table-cell>
          <table:table-cell table:formula="of:=&quot;  &lt;data name=&quot;&quot;&quot;&amp;[.$A14]&amp;&quot;&quot;&quot; xml:space=&quot;&quot;preserve&quot;&quot;&gt; &lt;value&gt;&quot;&amp;[.B14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$A14]&amp;&quot;&quot;&quot; xml:space=&quot;&quot;preserve&quot;&quot;&gt; &lt;value&gt;&quot;&amp;[.C14]&amp;&quot;&lt;/value&gt; &lt;/data&gt;&quot;" office:value-type="string" office:string-value="  &lt;data name=&quot;Error unknown account&quot; xml:space=&quot;preserve&quot;&gt; &lt;value&gt;Ce compte n'exista pas&lt;/value&gt; &lt;/data&gt;">
            <text:p><text:s text:c="2"/>&lt;data name="Error unknown account" xml:space="preserve"&gt; &lt;value&gt;Ce compte n'exista pas&lt;/value&gt; &lt;/data&gt;</text:p>
          </table:table-cell>
          <table:table-cell table:style-name="ce22" table:formula="of:=&quot;  &lt;data name=&quot;&quot;&quot;&amp;[.$A14]&amp;&quot;&quot;&quot; xml:space=&quot;&quot;preserve&quot;&quot;&gt; &lt;value&gt;&quot;&amp;[.D14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 office:value-type="string">
            <text:p>Erreur de mot de passe</text:p>
          </table:table-cell>
          <table:table-cell office:value-type="string">
            <text:p>xxx</text:p>
          </table:table-cell>
          <table:table-cell table:formula="of:=&quot;  &lt;data name=&quot;&quot;&quot;&amp;[.$A15]&amp;&quot;&quot;&quot; xml:space=&quot;&quot;preserve&quot;&quot;&gt; &lt;value&gt;&quot;&amp;[.B15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$A15]&amp;&quot;&quot;&quot; xml:space=&quot;&quot;preserve&quot;&quot;&gt; &lt;value&gt;&quot;&amp;[.C15]&amp;&quot;&lt;/value&gt; &lt;/data&gt;&quot;" office:value-type="string" office:string-value="  &lt;data name=&quot;Error wrong password&quot; xml:space=&quot;preserve&quot;&gt; &lt;value&gt;Erreur de mot de passe&lt;/value&gt; &lt;/data&gt;">
            <text:p><text:s text:c="2"/>&lt;data name="Error wrong password" xml:space="preserve"&gt; &lt;value&gt;Erreur de mot de passe&lt;/value&gt; &lt;/data&gt;</text:p>
          </table:table-cell>
          <table:table-cell table:style-name="ce22" table:formula="of:=&quot;  &lt;data name=&quot;&quot;&quot;&amp;[.$A15]&amp;&quot;&quot;&quot; xml:space=&quot;&quot;preserve&quot;&quot;&gt; &lt;value&gt;&quot;&amp;[.D15]&amp;&quot;&lt;/value&gt; &lt;/data&gt;&quot;" office:value-type="string" office:string-value="  &lt;data name=&quot;Error wrong password&quot; xml:space=&quot;preserve&quot;&gt; &lt;value&gt;xxx&lt;/value&gt; &lt;/data&gt;">
            <text:p><text:s text:c="2"/>&lt;data name="Error wrong passwor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Forum</text:p>
          </table:table-cell>
          <table:table-cell office:value-type="string">
            <text:p>xxx</text:p>
          </table:table-cell>
          <table:table-cell table:formula="of:=&quot;  &lt;data name=&quot;&quot;&quot;&amp;[.$A16]&amp;&quot;&quot;&quot; xml:space=&quot;&quot;preserve&quot;&quot;&gt; &lt;value&gt;&quot;&amp;[.B16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formula="of:=&quot;  &lt;data name=&quot;&quot;&quot;&amp;[.$A16]&amp;&quot;&quot;&quot; xml:space=&quot;&quot;preserve&quot;&quot;&gt; &lt;value&gt;&quot;&amp;[.C16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style-name="ce22" table:formula="of:=&quot;  &lt;data name=&quot;&quot;&quot;&amp;[.$A16]&amp;&quot;&quot;&quot; xml:space=&quot;&quot;preserve&quot;&quot;&gt; &lt;value&gt;&quot;&amp;[.D16]&amp;&quot;&lt;/value&gt; &lt;/data&gt;&quot;" office:value-type="string" office:string-value="  &lt;data name=&quot;Forum&quot; xml:space=&quot;preserve&quot;&gt; &lt;value&gt;xxx&lt;/value&gt; &lt;/data&gt;">
            <text:p><text:s text:c="2"/>&lt;data name="Forum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xxx</text:p>
          </table:table-cell>
          <table:table-cell table:formula="of:=&quot;  &lt;data name=&quot;&quot;&quot;&amp;[.$A17]&amp;&quot;&quot;&quot; xml:space=&quot;&quot;preserve&quot;&quot;&gt; &lt;value&gt;&quot;&amp;[.B17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$A17]&amp;&quot;&quot;&quot; xml:space=&quot;&quot;preserve&quot;&quot;&gt; &lt;value&gt;&quot;&amp;[.C17]&amp;&quot;&lt;/value&gt; &lt;/data&gt;&quot;" office:value-type="string" office:string-value="  &lt;data name=&quot;From&quot; xml:space=&quot;preserve&quot;&gt; &lt;value&gt;De&lt;/value&gt; &lt;/data&gt;">
            <text:p><text:s text:c="2"/>&lt;data name="From" xml:space="preserve"&gt; &lt;value&gt;De&lt;/value&gt; &lt;/data&gt;</text:p>
          </table:table-cell>
          <table:table-cell table:style-name="ce22" table:formula="of:=&quot;  &lt;data name=&quot;&quot;&quot;&amp;[.$A17]&amp;&quot;&quot;&quot; xml:space=&quot;&quot;preserve&quot;&quot;&gt; &lt;value&gt;&quot;&amp;[.D17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uest</text:p>
          </table:table-cell>
          <table:table-cell office:value-type="string">
            <text:p>Invit<text:span text:style-name="T8">é</text:span></text:p>
          </table:table-cell>
          <table:table-cell office:value-type="string">
            <text:p>xxx</text:p>
          </table:table-cell>
          <table:table-cell table:formula="of:=&quot;  &lt;data name=&quot;&quot;&quot;&amp;[.$A18]&amp;&quot;&quot;&quot; xml:space=&quot;&quot;preserve&quot;&quot;&gt; &lt;value&gt;&quot;&amp;[.B18]&amp;&quot;&lt;/value&gt; &lt;/data&gt;&quot;" office:value-type="string" office:string-value="  &lt;data name=&quot;Guest&quot; xml:space=&quot;preserve&quot;&gt; &lt;value&gt;Guest&lt;/value&gt; &lt;/data&gt;">
            <text:p><text:s text:c="2"/>&lt;data name="Guest" xml:space="preserve"&gt; &lt;value&gt;Guest&lt;/value&gt; &lt;/data&gt;</text:p>
          </table:table-cell>
          <table:table-cell table:formula="of:=&quot;  &lt;data name=&quot;&quot;&quot;&amp;[.$A18]&amp;&quot;&quot;&quot; xml:space=&quot;&quot;preserve&quot;&quot;&gt; &lt;value&gt;&quot;&amp;[.C18]&amp;&quot;&lt;/value&gt; &lt;/data&gt;&quot;" office:value-type="string" office:string-value="  &lt;data name=&quot;Guest&quot; xml:space=&quot;preserve&quot;&gt; &lt;value&gt;Invité&lt;/value&gt; &lt;/data&gt;">
            <text:p><text:s text:c="2"/>&lt;data name="Guest" xml:space="preserve"&gt; &lt;value&gt;Invité&lt;/value&gt; &lt;/data&gt;</text:p>
          </table:table-cell>
          <table:table-cell table:style-name="ce22" table:formula="of:=&quot;  &lt;data name=&quot;&quot;&quot;&amp;[.$A18]&amp;&quot;&quot;&quot; xml:space=&quot;&quot;preserve&quot;&quot;&gt; &lt;value&gt;&quot;&amp;[.D18]&amp;&quot;&lt;/value&gt; &lt;/data&gt;&quot;" office:value-type="string" office:string-value="  &lt;data name=&quot;Guest&quot; xml:space=&quot;preserve&quot;&gt; &lt;value&gt;xxx&lt;/value&gt; &lt;/data&gt;">
            <text:p><text:s text:c="2"/>&lt;data name="Gues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Hello</text:p>
          </table:table-cell>
          <table:table-cell office:value-type="string">
            <text:p>Bonjour</text:p>
          </table:table-cell>
          <table:table-cell office:value-type="string">
            <text:p>xxx</text:p>
          </table:table-cell>
          <table:table-cell table:formula="of:=&quot;  &lt;data name=&quot;&quot;&quot;&amp;[.$A19]&amp;&quot;&quot;&quot; xml:space=&quot;&quot;preserve&quot;&quot;&gt; &lt;value&gt;&quot;&amp;[.B19]&amp;&quot;&lt;/value&gt; &lt;/data&gt;&quot;" office:value-type="string" office:string-value="  &lt;data name=&quot;Hello&quot; xml:space=&quot;preserve&quot;&gt; &lt;value&gt;Hello&lt;/value&gt; &lt;/data&gt;">
            <text:p><text:s text:c="2"/>&lt;data name="Hello" xml:space="preserve"&gt; &lt;value&gt;Hello&lt;/value&gt; &lt;/data&gt;</text:p>
          </table:table-cell>
          <table:table-cell table:formula="of:=&quot;  &lt;data name=&quot;&quot;&quot;&amp;[.$A19]&amp;&quot;&quot;&quot; xml:space=&quot;&quot;preserve&quot;&quot;&gt; &lt;value&gt;&quot;&amp;[.C19]&amp;&quot;&lt;/value&gt; &lt;/data&gt;&quot;" office:value-type="string" office:string-value="  &lt;data name=&quot;Hello&quot; xml:space=&quot;preserve&quot;&gt; &lt;value&gt;Bonjour&lt;/value&gt; &lt;/data&gt;">
            <text:p><text:s text:c="2"/>&lt;data name="Hello" xml:space="preserve"&gt; &lt;value&gt;Bonjour&lt;/value&gt; &lt;/data&gt;</text:p>
          </table:table-cell>
          <table:table-cell table:style-name="ce22" table:formula="of:=&quot;  &lt;data name=&quot;&quot;&quot;&amp;[.$A19]&amp;&quot;&quot;&quot; xml:space=&quot;&quot;preserve&quot;&quot;&gt; &lt;value&gt;&quot;&amp;[.D19]&amp;&quot;&lt;/value&gt; &lt;/data&gt;&quot;" office:value-type="string" office:string-value="  &lt;data name=&quot;Hello&quot; xml:space=&quot;preserve&quot;&gt; &lt;value&gt;xxx&lt;/value&gt; &lt;/data&gt;">
            <text:p><text:s text:c="2"/>&lt;data name="Hello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Help</text:p>
          </table:table-cell>
          <table:table-cell office:value-type="string">
            <text:p>Aide</text:p>
          </table:table-cell>
          <table:table-cell office:value-type="string">
            <text:p>xxx</text:p>
          </table:table-cell>
          <table:table-cell table:formula="of:=&quot;  &lt;data name=&quot;&quot;&quot;&amp;[.$A20]&amp;&quot;&quot;&quot; xml:space=&quot;&quot;preserve&quot;&quot;&gt; &lt;value&gt;&quot;&amp;[.B20]&amp;&quot;&lt;/value&gt; &lt;/data&gt;&quot;" office:value-type="string" office:string-value="  &lt;data name=&quot;Help&quot; xml:space=&quot;preserve&quot;&gt; &lt;value&gt;Help&lt;/value&gt; &lt;/data&gt;">
            <text:p><text:s text:c="2"/>&lt;data name="Help" xml:space="preserve"&gt; &lt;value&gt;Help&lt;/value&gt; &lt;/data&gt;</text:p>
          </table:table-cell>
          <table:table-cell table:formula="of:=&quot;  &lt;data name=&quot;&quot;&quot;&amp;[.$A20]&amp;&quot;&quot;&quot; xml:space=&quot;&quot;preserve&quot;&quot;&gt; &lt;value&gt;&quot;&amp;[.C20]&amp;&quot;&lt;/value&gt; &lt;/data&gt;&quot;" office:value-type="string" office:string-value="  &lt;data name=&quot;Help&quot; xml:space=&quot;preserve&quot;&gt; &lt;value&gt;Aide&lt;/value&gt; &lt;/data&gt;">
            <text:p><text:s text:c="2"/>&lt;data name="Help" xml:space="preserve"&gt; &lt;value&gt;Aide&lt;/value&gt; &lt;/data&gt;</text:p>
          </table:table-cell>
          <table:table-cell table:style-name="ce22" table:formula="of:=&quot;  &lt;data name=&quot;&quot;&quot;&amp;[.$A20]&amp;&quot;&quot;&quot; xml:space=&quot;&quot;preserve&quot;&quot;&gt; &lt;value&gt;&quot;&amp;[.D20]&amp;&quot;&lt;/value&gt; &lt;/data&gt;&quot;" office:value-type="string" office:string-value="  &lt;data name=&quot;Help&quot; xml:space=&quot;preserve&quot;&gt; &lt;value&gt;xxx&lt;/value&gt; &lt;/data&gt;">
            <text:p><text:s text:c="2"/>&lt;data name="Hel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1]&amp;&quot;&quot;&quot; xml:space=&quot;&quot;preserve&quot;&quot;&gt; &lt;value&gt;&quot;&amp;[.B21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$A21]&amp;&quot;&quot;&quot; xml:space=&quot;&quot;preserve&quot;&quot;&gt; &lt;value&gt;&quot;&amp;[.C21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2" table:formula="of:=&quot;  &lt;data name=&quot;&quot;&quot;&amp;[.$A21]&amp;&quot;&quot;&quot; xml:space=&quot;&quot;preserve&quot;&quot;&gt; &lt;value&gt;&quot;&amp;[.D21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cation name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2]&amp;&quot;&quot;&quot; xml:space=&quot;&quot;preserve&quot;&quot;&gt; &lt;value&gt;&quot;&amp;[.B22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$A22]&amp;&quot;&quot;&quot; xml:space=&quot;&quot;preserve&quot;&quot;&gt; &lt;value&gt;&quot;&amp;[.C22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2" table:formula="of:=&quot;  &lt;data name=&quot;&quot;&quot;&amp;[.$A22]&amp;&quot;&quot;&quot; xml:space=&quot;&quot;preserve&quot;&quot;&gt; &lt;value&gt;&quot;&amp;[.D22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3]&amp;&quot;&quot;&quot; xml:space=&quot;&quot;preserve&quot;&quot;&gt; &lt;value&gt;&quot;&amp;[.B23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$A23]&amp;&quot;&quot;&quot; xml:space=&quot;&quot;preserve&quot;&quot;&gt; &lt;value&gt;&quot;&amp;[.C23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2" table:formula="of:=&quot;  &lt;data name=&quot;&quot;&quot;&amp;[.$A23]&amp;&quot;&quot;&quot; xml:space=&quot;&quot;preserve&quot;&quot;&gt; &lt;value&gt;&quot;&amp;[.D23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4]&amp;&quot;&quot;&quot; xml:space=&quot;&quot;preserve&quot;&quot;&gt; &lt;value&gt;&quot;&amp;[.B24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$A24]&amp;&quot;&quot;&quot; xml:space=&quot;&quot;preserve&quot;&quot;&gt; &lt;value&gt;&quot;&amp;[.C24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2" table:formula="of:=&quot;  &lt;data name=&quot;&quot;&quot;&amp;[.$A24]&amp;&quot;&quot;&quot; xml:space=&quot;&quot;preserve&quot;&quot;&gt; &lt;value&gt;&quot;&amp;[.D24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Se connecter</text:p>
          </table:table-cell>
          <table:table-cell office:value-type="string">
            <text:p>xxx</text:p>
          </table:table-cell>
          <table:table-cell table:formula="of:=&quot;  &lt;data name=&quot;&quot;&quot;&amp;[.$A25]&amp;&quot;&quot;&quot; xml:space=&quot;&quot;preserve&quot;&quot;&gt; &lt;value&gt;&quot;&amp;[.B25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$A25]&amp;&quot;&quot;&quot; xml:space=&quot;&quot;preserve&quot;&quot;&gt; &lt;value&gt;&quot;&amp;[.C25]&amp;&quot;&lt;/value&gt; &lt;/data&gt;&quot;" office:value-type="string" office:string-value="  &lt;data name=&quot;Login&quot; xml:space=&quot;preserve&quot;&gt; &lt;value&gt;Se connecter&lt;/value&gt; &lt;/data&gt;">
            <text:p><text:s text:c="2"/>&lt;data name="Login" xml:space="preserve"&gt; &lt;value&gt;Se connecter&lt;/value&gt; &lt;/data&gt;</text:p>
          </table:table-cell>
          <table:table-cell table:style-name="ce22" table:formula="of:=&quot;  &lt;data name=&quot;&quot;&quot;&amp;[.$A25]&amp;&quot;&quot;&quot; xml:space=&quot;&quot;preserve&quot;&quot;&gt; &lt;value&gt;&quot;&amp;[.D25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gout</text:p>
          </table:table-cell>
          <table:table-cell office:value-type="string">
            <text:p>Se deconnecter</text:p>
          </table:table-cell>
          <table:table-cell office:value-type="string">
            <text:p>xxx</text:p>
          </table:table-cell>
          <table:table-cell table:formula="of:=&quot;  &lt;data name=&quot;&quot;&quot;&amp;[.$A26]&amp;&quot;&quot;&quot; xml:space=&quot;&quot;preserve&quot;&quot;&gt; &lt;value&gt;&quot;&amp;[.B26]&amp;&quot;&lt;/value&gt; &lt;/data&gt;&quot;" office:value-type="string" office:string-value="  &lt;data name=&quot;Logout&quot; xml:space=&quot;preserve&quot;&gt; &lt;value&gt;Logout&lt;/value&gt; &lt;/data&gt;">
            <text:p><text:s text:c="2"/>&lt;data name="Logout" xml:space="preserve"&gt; &lt;value&gt;Logout&lt;/value&gt; &lt;/data&gt;</text:p>
          </table:table-cell>
          <table:table-cell table:formula="of:=&quot;  &lt;data name=&quot;&quot;&quot;&amp;[.$A26]&amp;&quot;&quot;&quot; xml:space=&quot;&quot;preserve&quot;&quot;&gt; &lt;value&gt;&quot;&amp;[.C26]&amp;&quot;&lt;/value&gt; &lt;/data&gt;&quot;" office:value-type="string" office:string-value="  &lt;data name=&quot;Logout&quot; xml:space=&quot;preserve&quot;&gt; &lt;value&gt;Se deconnecter&lt;/value&gt; &lt;/data&gt;">
            <text:p><text:s text:c="2"/>&lt;data name="Logout" xml:space="preserve"&gt; &lt;value&gt;Se deconnecter&lt;/value&gt; &lt;/data&gt;</text:p>
          </table:table-cell>
          <table:table-cell table:style-name="ce22" table:formula="of:=&quot;  &lt;data name=&quot;&quot;&quot;&amp;[.$A26]&amp;&quot;&quot;&quot; xml:space=&quot;&quot;preserve&quot;&quot;&gt; &lt;value&gt;&quot;&amp;[.D26]&amp;&quot;&lt;/value&gt; &lt;/data&gt;&quot;" office:value-type="string" office:string-value="  &lt;data name=&quot;Logout&quot; xml:space=&quot;preserve&quot;&gt; &lt;value&gt;xxx&lt;/value&gt; &lt;/data&gt;">
            <text:p><text:s text:c="2"/>&lt;data name="Logou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The champ est obligatoire</text:p>
          </table:table-cell>
          <table:table-cell office:value-type="string">
            <text:p>xxx</text:p>
          </table:table-cell>
          <table:table-cell table:formula="of:=&quot;  &lt;data name=&quot;&quot;&quot;&amp;[.$A27]&amp;&quot;&quot;&quot; xml:space=&quot;&quot;preserve&quot;&quot;&gt; &lt;value&gt;&quot;&amp;[.B27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$A27]&amp;&quot;&quot;&quot; xml:space=&quot;&quot;preserve&quot;&quot;&gt; &lt;value&gt;&quot;&amp;[.C27]&amp;&quot;&lt;/value&gt; &lt;/data&gt;&quot;" office:value-type="string" office:string-value="  &lt;data name=&quot;Mandatory&quot; xml:space=&quot;preserve&quot;&gt; &lt;value&gt;The champ est obligatoire&lt;/value&gt; &lt;/data&gt;">
            <text:p><text:s text:c="2"/>&lt;data name="Mandatory" xml:space="preserve"&gt; &lt;value&gt;The champ est obligatoire&lt;/value&gt; &lt;/data&gt;</text:p>
          </table:table-cell>
          <table:table-cell table:style-name="ce22" table:formula="of:=&quot;  &lt;data name=&quot;&quot;&quot;&amp;[.$A27]&amp;&quot;&quot;&quot; xml:space=&quot;&quot;preserve&quot;&quot;&gt; &lt;value&gt;&quot;&amp;[.D27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Map</text:p>
          </table:table-cell>
          <table:table-cell office:value-type="string">
            <text:p>Carte</text:p>
          </table:table-cell>
          <table:table-cell office:value-type="string">
            <text:p>xxx</text:p>
          </table:table-cell>
          <table:table-cell table:formula="of:=&quot;  &lt;data name=&quot;&quot;&quot;&amp;[.$A28]&amp;&quot;&quot;&quot; xml:space=&quot;&quot;preserve&quot;&quot;&gt; &lt;value&gt;&quot;&amp;[.B28]&amp;&quot;&lt;/value&gt; &lt;/data&gt;&quot;" office:value-type="string" office:string-value="  &lt;data name=&quot;Map&quot; xml:space=&quot;preserve&quot;&gt; &lt;value&gt;Map&lt;/value&gt; &lt;/data&gt;">
            <text:p><text:s text:c="2"/>&lt;data name="Map" xml:space="preserve"&gt; &lt;value&gt;Map&lt;/value&gt; &lt;/data&gt;</text:p>
          </table:table-cell>
          <table:table-cell table:formula="of:=&quot;  &lt;data name=&quot;&quot;&quot;&amp;[.$A28]&amp;&quot;&quot;&quot; xml:space=&quot;&quot;preserve&quot;&quot;&gt; &lt;value&gt;&quot;&amp;[.C28]&amp;&quot;&lt;/value&gt; &lt;/data&gt;&quot;" office:value-type="string" office:string-value="  &lt;data name=&quot;Map&quot; xml:space=&quot;preserve&quot;&gt; &lt;value&gt;Carte&lt;/value&gt; &lt;/data&gt;">
            <text:p><text:s text:c="2"/>&lt;data name="Map" xml:space="preserve"&gt; &lt;value&gt;Carte&lt;/value&gt; &lt;/data&gt;</text:p>
          </table:table-cell>
          <table:table-cell table:style-name="ce22" table:formula="of:=&quot;  &lt;data name=&quot;&quot;&quot;&amp;[.$A28]&amp;&quot;&quot;&quot; xml:space=&quot;&quot;preserve&quot;&quot;&gt; &lt;value&gt;&quot;&amp;[.D28]&amp;&quot;&lt;/value&gt; &lt;/data&gt;&quot;" office:value-type="string" office:string-value="  &lt;data name=&quot;Map&quot; xml:space=&quot;preserve&quot;&gt; &lt;value&gt;xxx&lt;/value&gt; &lt;/data&gt;">
            <text:p><text:s text:c="2"/>&lt;data name="Ma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Menu</text:p>
          </table:table-cell>
          <table:table-cell office:value-type="string">
            <text:p>xxx</text:p>
          </table:table-cell>
          <table:table-cell table:formula="of:=&quot;  &lt;data name=&quot;&quot;&quot;&amp;[.$A29]&amp;&quot;&quot;&quot; xml:space=&quot;&quot;preserve&quot;&quot;&gt; &lt;value&gt;&quot;&amp;[.B29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formula="of:=&quot;  &lt;data name=&quot;&quot;&quot;&amp;[.$A29]&amp;&quot;&quot;&quot; xml:space=&quot;&quot;preserve&quot;&quot;&gt; &lt;value&gt;&quot;&amp;[.C29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style-name="ce22" table:formula="of:=&quot;  &lt;data name=&quot;&quot;&quot;&amp;[.$A29]&amp;&quot;&quot;&quot; xml:space=&quot;&quot;preserve&quot;&quot;&gt; &lt;value&gt;&quot;&amp;[.D29]&amp;&quot;&lt;/value&gt; &lt;/data&gt;&quot;" office:value-type="string" office:string-value="  &lt;data name=&quot;Menu&quot; xml:space=&quot;preserve&quot;&gt; &lt;value&gt;xxx&lt;/value&gt; &lt;/data&gt;">
            <text:p><text:s text:c="2"/>&lt;data name="Menu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y name</text:p>
          </table:table-cell>
          <table:table-cell office:value-type="string">
            <text:p>My name is</text:p>
          </table:table-cell>
          <table:table-cell office:value-type="string">
            <text:p>Je m'appelle</text:p>
          </table:table-cell>
          <table:table-cell office:value-type="string">
            <text:p>xxx</text:p>
          </table:table-cell>
          <table:table-cell table:formula="of:=&quot;  &lt;data name=&quot;&quot;&quot;&amp;[.$A30]&amp;&quot;&quot;&quot; xml:space=&quot;&quot;preserve&quot;&quot;&gt; &lt;value&gt;&quot;&amp;[.B30]&amp;&quot;&lt;/value&gt; &lt;/data&gt;&quot;" office:value-type="string" office:string-value="  &lt;data name=&quot;My name&quot; xml:space=&quot;preserve&quot;&gt; &lt;value&gt;My name is&lt;/value&gt; &lt;/data&gt;">
            <text:p><text:s text:c="2"/>&lt;data name="My name" xml:space="preserve"&gt; &lt;value&gt;My name is&lt;/value&gt; &lt;/data&gt;</text:p>
          </table:table-cell>
          <table:table-cell table:formula="of:=&quot;  &lt;data name=&quot;&quot;&quot;&amp;[.$A30]&amp;&quot;&quot;&quot; xml:space=&quot;&quot;preserve&quot;&quot;&gt; &lt;value&gt;&quot;&amp;[.C30]&amp;&quot;&lt;/value&gt; &lt;/data&gt;&quot;" office:value-type="string" office:string-value="  &lt;data name=&quot;My name&quot; xml:space=&quot;preserve&quot;&gt; &lt;value&gt;Je m'appelle&lt;/value&gt; &lt;/data&gt;">
            <text:p><text:s text:c="2"/>&lt;data name="My name" xml:space="preserve"&gt; &lt;value&gt;Je m'appelle&lt;/value&gt; &lt;/data&gt;</text:p>
          </table:table-cell>
          <table:table-cell table:style-name="ce22" table:formula="of:=&quot;  &lt;data name=&quot;&quot;&quot;&amp;[.$A30]&amp;&quot;&quot;&quot; xml:space=&quot;&quot;preserve&quot;&quot;&gt; &lt;value&gt;&quot;&amp;[.D30]&amp;&quot;&lt;/value&gt; &lt;/data&gt;&quot;" office:value-type="string" office:string-value="  &lt;data name=&quot;My name&quot; xml:space=&quot;preserve&quot;&gt; &lt;value&gt;xxx&lt;/value&gt; &lt;/data&gt;">
            <text:p><text:s text:c="2"/>&lt;data name="My na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confirm mail sending</text:p>
          </table:table-cell>
          <table:table-cell office:value-type="string">
            <text:p>A mail will be sent to the other user with your mail.&amp;lt;div&amp;gt;Do you agree ?&amp;lt;/div&amp;gt;</text:p>
          </table:table-cell>
          <table:table-cell office:value-type="string">
            <text:p>Un mail de contact va <text:span text:style-name="T8">être envoyé a l'autre utilisateur</text:span>.&amp;lt;div&amp;gt;Etes vous d'accord ?&amp;lt;/div&amp;gt;</text:p>
          </table:table-cell>
          <table:table-cell office:value-type="string">
            <text:p>xxx</text:p>
          </table:table-cell>
          <table:table-cell table:formula="of:=&quot;  &lt;data name=&quot;&quot;&quot;&amp;[.$A31]&amp;&quot;&quot;&quot; xml:space=&quot;&quot;preserve&quot;&quot;&gt; &lt;value&gt;&quot;&amp;[.B31]&amp;&quot;&lt;/value&gt; &lt;/data&gt;&quot;" office:value-type="string" office:string-value="  &lt;data name=&quot;Msg confirm mail sending&quot; xml:space=&quot;preserve&quot;&gt; &lt;value&gt;A mail will be sent to the other user with your mail.&amp;lt;div&amp;gt;Do you agree ?&amp;lt;/div&amp;gt;&lt;/value&gt; &lt;/data&gt;">
            <text:p><text:s text:c="2"/>&lt;data name="Msg confirm mail sending" xml:space="preserve"&gt; &lt;value&gt;A mail will be sent to the other user with your mail.&amp;lt;div&amp;gt;Do you agree ?&amp;lt;/div&amp;gt;&lt;/value&gt; &lt;/data&gt;</text:p>
          </table:table-cell>
          <table:table-cell table:formula="of:=&quot;  &lt;data name=&quot;&quot;&quot;&amp;[.$A31]&amp;&quot;&quot;&quot; xml:space=&quot;&quot;preserve&quot;&quot;&gt; &lt;value&gt;&quot;&amp;[.C31]&amp;&quot;&lt;/value&gt; &lt;/data&gt;&quot;" office:value-type="string" office:string-value="  &lt;data name=&quot;Msg confirm mail sending&quot; xml:space=&quot;preserve&quot;&gt; &lt;value&gt;Un mail de contact va être envoyé a l'autre utilisateur.&amp;lt;div&amp;gt;Etes vous d'accord ?&amp;lt;/div&amp;gt;&lt;/value&gt; &lt;/data&gt;">
            <text:p><text:s text:c="2"/>&lt;data name="Msg confirm mail sending" xml:space="preserve"&gt; &lt;value&gt;Un mail de contact va être envoyé a l'autre utilisateur.&amp;lt;div&amp;gt;Etes vous d'accord ?&amp;lt;/div&amp;gt;&lt;/value&gt; &lt;/data&gt;</text:p>
          </table:table-cell>
          <table:table-cell table:style-name="ce22" table:formula="of:=&quot;  &lt;data name=&quot;&quot;&quot;&amp;[.$A31]&amp;&quot;&quot;&quot; xml:space=&quot;&quot;preserve&quot;&quot;&gt; &lt;value&gt;&quot;&amp;[.D31]&amp;&quot;&lt;/value&gt; &lt;/data&gt;&quot;" office:value-type="string" office:string-value="  &lt;data name=&quot;Msg confirm mail sending&quot; xml:space=&quot;preserve&quot;&gt; &lt;value&gt;xxx&lt;/value&gt; &lt;/data&gt;">
            <text:p><text:s text:c="2"/>&lt;data name="Msg confirm mail sending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error db</text:p>
          </table:table-cell>
          <table:table-cell office:value-type="string">
            <text:p>Database system error</text:p>
          </table:table-cell>
          <table:table-cell office:value-type="string">
            <text:p>Erreur syst<text:span text:style-name="T8">ème base de données</text:span></text:p>
          </table:table-cell>
          <table:table-cell office:value-type="string">
            <text:p>xxx</text:p>
          </table:table-cell>
          <table:table-cell table:formula="of:=&quot;  &lt;data name=&quot;&quot;&quot;&amp;[.$A32]&amp;&quot;&quot;&quot; xml:space=&quot;&quot;preserve&quot;&quot;&gt; &lt;value&gt;&quot;&amp;[.B32]&amp;&quot;&lt;/value&gt; &lt;/data&gt;&quot;" office:value-type="string" office:string-value="  &lt;data name=&quot;Msg error db&quot; xml:space=&quot;preserve&quot;&gt; &lt;value&gt;Database system error&lt;/value&gt; &lt;/data&gt;">
            <text:p><text:s text:c="2"/>&lt;data name="Msg error db" xml:space="preserve"&gt; &lt;value&gt;Database system error&lt;/value&gt; &lt;/data&gt;</text:p>
          </table:table-cell>
          <table:table-cell table:formula="of:=&quot;  &lt;data name=&quot;&quot;&quot;&amp;[.$A32]&amp;&quot;&quot;&quot; xml:space=&quot;&quot;preserve&quot;&quot;&gt; &lt;value&gt;&quot;&amp;[.C32]&amp;&quot;&lt;/value&gt; &lt;/data&gt;&quot;" office:value-type="string" office:string-value="  &lt;data name=&quot;Msg error db&quot; xml:space=&quot;preserve&quot;&gt; &lt;value&gt;Erreur système base de données&lt;/value&gt; &lt;/data&gt;">
            <text:p><text:s text:c="2"/>&lt;data name="Msg error db" xml:space="preserve"&gt; &lt;value&gt;Erreur système base de données&lt;/value&gt; &lt;/data&gt;</text:p>
          </table:table-cell>
          <table:table-cell table:style-name="ce22" table:formula="of:=&quot;  &lt;data name=&quot;&quot;&quot;&amp;[.$A32]&amp;&quot;&quot;&quot; xml:space=&quot;&quot;preserve&quot;&quot;&gt; &lt;value&gt;&quot;&amp;[.D32]&amp;&quot;&lt;/value&gt; &lt;/data&gt;&quot;" office:value-type="string" office:string-value="  &lt;data name=&quot;Msg error db&quot; xml:space=&quot;preserve&quot;&gt; &lt;value&gt;xxx&lt;/value&gt; &lt;/data&gt;">
            <text:p><text:s text:c="2"/>&lt;data name="Msg error db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error db user</text:p>
          </table:table-cell>
          <table:table-cell office:value-type="string">
            <text:p>Cannot retrieve user data from database</text:p>
          </table:table-cell>
          <table:table-cell office:value-type="string">
            <text:p>Impossible d'acc<text:span text:style-name="T8">éder les données utilisateur dans la base</text:span></text:p>
          </table:table-cell>
          <table:table-cell office:value-type="string">
            <text:p>xxx</text:p>
          </table:table-cell>
          <table:table-cell table:formula="of:=&quot;  &lt;data name=&quot;&quot;&quot;&amp;[.$A33]&amp;&quot;&quot;&quot; xml:space=&quot;&quot;preserve&quot;&quot;&gt; &lt;value&gt;&quot;&amp;[.B33]&amp;&quot;&lt;/value&gt; &lt;/data&gt;&quot;" office:value-type="string" office:string-value="  &lt;data name=&quot;Msg error db user&quot; xml:space=&quot;preserve&quot;&gt; &lt;value&gt;Cannot retrieve user data from database&lt;/value&gt; &lt;/data&gt;">
            <text:p><text:s text:c="2"/>&lt;data name="Msg error db user" xml:space="preserve"&gt; &lt;value&gt;Cannot retrieve user data from database&lt;/value&gt; &lt;/data&gt;</text:p>
          </table:table-cell>
          <table:table-cell table:formula="of:=&quot;  &lt;data name=&quot;&quot;&quot;&amp;[.$A33]&amp;&quot;&quot;&quot; xml:space=&quot;&quot;preserve&quot;&quot;&gt; &lt;value&gt;&quot;&amp;[.C33]&amp;&quot;&lt;/value&gt; &lt;/data&gt;&quot;" office:value-type="string" office:string-value="  &lt;data name=&quot;Msg error db user&quot; xml:space=&quot;preserve&quot;&gt; &lt;value&gt;Impossible d'accéder les données utilisateur dans la base&lt;/value&gt; &lt;/data&gt;">
            <text:p><text:s text:c="2"/>&lt;data name="Msg error db user" xml:space="preserve"&gt; &lt;value&gt;Impossible d'accéder les données utilisateur dans la base&lt;/value&gt; &lt;/data&gt;</text:p>
          </table:table-cell>
          <table:table-cell table:style-name="ce22" table:formula="of:=&quot;  &lt;data name=&quot;&quot;&quot;&amp;[.$A33]&amp;&quot;&quot;&quot; xml:space=&quot;&quot;preserve&quot;&quot;&gt; &lt;value&gt;&quot;&amp;[.D33]&amp;&quot;&lt;/value&gt; &lt;/data&gt;&quot;" office:value-type="string" office:string-value="  &lt;data name=&quot;Msg error db user&quot; xml:space=&quot;preserve&quot;&gt; &lt;value&gt;xxx&lt;/value&gt; &lt;/data&gt;">
            <text:p><text:s text:c="2"/>&lt;data name="Msg error db user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password updated</text:p>
          </table:table-cell>
          <table:table-cell office:value-type="string">
            <text:p>You password has been updated.</text:p>
          </table:table-cell>
          <table:table-cell office:value-type="string">
            <text:p>Votre mot de passe a <text:span text:style-name="T8">été mis à jour.</text:span></text:p>
          </table:table-cell>
          <table:table-cell office:value-type="string">
            <text:p>xxx</text:p>
          </table:table-cell>
          <table:table-cell table:formula="of:=&quot;  &lt;data name=&quot;&quot;&quot;&amp;[.$A34]&amp;&quot;&quot;&quot; xml:space=&quot;&quot;preserve&quot;&quot;&gt; &lt;value&gt;&quot;&amp;[.B34]&amp;&quot;&lt;/value&gt; &lt;/data&gt;&quot;" office:value-type="string" office:string-value="  &lt;data name=&quot;Msg password updated&quot; xml:space=&quot;preserve&quot;&gt; &lt;value&gt;You password has been updated.&lt;/value&gt; &lt;/data&gt;">
            <text:p><text:s text:c="2"/>&lt;data name="Msg password updated" xml:space="preserve"&gt; &lt;value&gt;You password has been updated.&lt;/value&gt; &lt;/data&gt;</text:p>
          </table:table-cell>
          <table:table-cell table:formula="of:=&quot;  &lt;data name=&quot;&quot;&quot;&amp;[.$A34]&amp;&quot;&quot;&quot; xml:space=&quot;&quot;preserve&quot;&quot;&gt; &lt;value&gt;&quot;&amp;[.C34]&amp;&quot;&lt;/value&gt; &lt;/data&gt;&quot;" office:value-type="string" office:string-value="  &lt;data name=&quot;Msg password updated&quot; xml:space=&quot;preserve&quot;&gt; &lt;value&gt;Votre mot de passe a été mis à jour.&lt;/value&gt; &lt;/data&gt;">
            <text:p><text:s text:c="2"/>&lt;data name="Msg password updated" xml:space="preserve"&gt; &lt;value&gt;Votre mot de passe a été mis à jour.&lt;/value&gt; &lt;/data&gt;</text:p>
          </table:table-cell>
          <table:table-cell table:style-name="ce22" table:formula="of:=&quot;  &lt;data name=&quot;&quot;&quot;&amp;[.$A34]&amp;&quot;&quot;&quot; xml:space=&quot;&quot;preserve&quot;&quot;&gt; &lt;value&gt;&quot;&amp;[.D34]&amp;&quot;&lt;/value&gt; &lt;/data&gt;&quot;" office:value-type="string" office:string-value="  &lt;data name=&quot;Msg password updated&quot; xml:space=&quot;preserve&quot;&gt; &lt;value&gt;xxx&lt;/value&gt; &lt;/data&gt;">
            <text:p><text:s text:c="2"/>&lt;data name="Msg password update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Name</text:p>
          </table:table-cell>
          <table:table-cell office:value-type="string">
            <text:p>Nom</text:p>
          </table:table-cell>
          <table:table-cell office:value-type="string">
            <text:p>xxx</text:p>
          </table:table-cell>
          <table:table-cell table:formula="of:=&quot;  &lt;data name=&quot;&quot;&quot;&amp;[.$A35]&amp;&quot;&quot;&quot; xml:space=&quot;&quot;preserve&quot;&quot;&gt; &lt;value&gt;&quot;&amp;[.B35]&amp;&quot;&lt;/value&gt; &lt;/data&gt;&quot;" office:value-type="string" office:string-value="  &lt;data name=&quot;Name&quot; xml:space=&quot;preserve&quot;&gt; &lt;value&gt;Name&lt;/value&gt; &lt;/data&gt;">
            <text:p><text:s text:c="2"/>&lt;data name="Name" xml:space="preserve"&gt; &lt;value&gt;Name&lt;/value&gt; &lt;/data&gt;</text:p>
          </table:table-cell>
          <table:table-cell table:formula="of:=&quot;  &lt;data name=&quot;&quot;&quot;&amp;[.$A35]&amp;&quot;&quot;&quot; xml:space=&quot;&quot;preserve&quot;&quot;&gt; &lt;value&gt;&quot;&amp;[.C35]&amp;&quot;&lt;/value&gt; &lt;/data&gt;&quot;" office:value-type="string" office:string-value="  &lt;data name=&quot;Name&quot; xml:space=&quot;preserve&quot;&gt; &lt;value&gt;Nom&lt;/value&gt; &lt;/data&gt;">
            <text:p><text:s text:c="2"/>&lt;data name="Name" xml:space="preserve"&gt; &lt;value&gt;Nom&lt;/value&gt; &lt;/data&gt;</text:p>
          </table:table-cell>
          <table:table-cell table:style-name="ce22" table:formula="of:=&quot;  &lt;data name=&quot;&quot;&quot;&amp;[.$A35]&amp;&quot;&quot;&quot; xml:space=&quot;&quot;preserve&quot;&quot;&gt; &lt;value&gt;&quot;&amp;[.D35]&amp;&quot;&lt;/value&gt; &lt;/data&gt;&quot;" office:value-type="string" office:string-value="  &lt;data name=&quot;Name&quot; xml:space=&quot;preserve&quot;&gt; &lt;value&gt;xxx&lt;/value&gt; &lt;/data&gt;">
            <text:p><text:s text:c="2"/>&lt;data name="Na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Cet enregistrement n'existe pas</text:p>
          </table:table-cell>
          <table:table-cell office:value-type="string">
            <text:p>xxx</text:p>
          </table:table-cell>
          <table:table-cell table:formula="of:=&quot;  &lt;data name=&quot;&quot;&quot;&amp;[.$A36]&amp;&quot;&quot;&quot; xml:space=&quot;&quot;preserve&quot;&quot;&gt; &lt;value&gt;&quot;&amp;[.B36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$A36]&amp;&quot;&quot;&quot; xml:space=&quot;&quot;preserve&quot;&quot;&gt; &lt;value&gt;&quot;&amp;[.C36]&amp;&quot;&lt;/value&gt; &lt;/data&gt;&quot;" office:value-type="string" office:string-value="  &lt;data name=&quot;No record&quot; xml:space=&quot;preserve&quot;&gt; &lt;value&gt;Cet enregistrement n'existe pas&lt;/value&gt; &lt;/data&gt;">
            <text:p><text:s text:c="2"/>&lt;data name="No record" xml:space="preserve"&gt; &lt;value&gt;Cet enregistrement n'existe pas&lt;/value&gt; &lt;/data&gt;</text:p>
          </table:table-cell>
          <table:table-cell table:style-name="ce22" table:formula="of:=&quot;  &lt;data name=&quot;&quot;&quot;&amp;[.$A36]&amp;&quot;&quot;&quot; xml:space=&quot;&quot;preserve&quot;&quot;&gt; &lt;value&gt;&quot;&amp;[.D36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ffer</text:p>
          </table:table-cell>
          <table:table-cell office:value-type="string">
            <text:p>Offre</text:p>
          </table:table-cell>
          <table:table-cell office:value-type="string">
            <text:p>xxx</text:p>
          </table:table-cell>
          <table:table-cell table:formula="of:=&quot;  &lt;data name=&quot;&quot;&quot;&amp;[.$A37]&amp;&quot;&quot;&quot; xml:space=&quot;&quot;preserve&quot;&quot;&gt; &lt;value&gt;&quot;&amp;[.B37]&amp;&quot;&lt;/value&gt; &lt;/data&gt;&quot;" office:value-type="string" office:string-value="  &lt;data name=&quot;Offer&quot; xml:space=&quot;preserve&quot;&gt; &lt;value&gt;Offer&lt;/value&gt; &lt;/data&gt;">
            <text:p><text:s text:c="2"/>&lt;data name="Offer" xml:space="preserve"&gt; &lt;value&gt;Offer&lt;/value&gt; &lt;/data&gt;</text:p>
          </table:table-cell>
          <table:table-cell table:formula="of:=&quot;  &lt;data name=&quot;&quot;&quot;&amp;[.$A37]&amp;&quot;&quot;&quot; xml:space=&quot;&quot;preserve&quot;&quot;&gt; &lt;value&gt;&quot;&amp;[.C37]&amp;&quot;&lt;/value&gt; &lt;/data&gt;&quot;" office:value-type="string" office:string-value="  &lt;data name=&quot;Offer&quot; xml:space=&quot;preserve&quot;&gt; &lt;value&gt;Offre&lt;/value&gt; &lt;/data&gt;">
            <text:p><text:s text:c="2"/>&lt;data name="Offer" xml:space="preserve"&gt; &lt;value&gt;Offre&lt;/value&gt; &lt;/data&gt;</text:p>
          </table:table-cell>
          <table:table-cell table:style-name="ce22" table:formula="of:=&quot;  &lt;data name=&quot;&quot;&quot;&amp;[.$A37]&amp;&quot;&quot;&quot; xml:space=&quot;&quot;preserve&quot;&quot;&gt; &lt;value&gt;&quot;&amp;[.D37]&amp;&quot;&lt;/value&gt; &lt;/data&gt;&quot;" office:value-type="string" office:string-value="  &lt;data name=&quot;Offer&quot; xml:space=&quot;preserve&quot;&gt; &lt;value&gt;xxx&lt;/value&gt; &lt;/data&gt;">
            <text:p><text:s text:c="2"/>&lt;data name="Offer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Ok</text:p>
          </table:table-cell>
          <table:table-cell table:number-columns-repeated="2" office:value-type="string">
            <text:p>OK</text:p>
          </table:table-cell>
          <table:table-cell office:value-type="string">
            <text:p>xxx</text:p>
          </table:table-cell>
          <table:table-cell table:formula="of:=&quot;  &lt;data name=&quot;&quot;&quot;&amp;[.$A38]&amp;&quot;&quot;&quot; xml:space=&quot;&quot;preserve&quot;&quot;&gt; &lt;value&gt;&quot;&amp;[.B38]&amp;&quot;&lt;/value&gt; &lt;/data&gt;&quot;" office:value-type="string" office:string-value="  &lt;data name=&quot;Ok&quot; xml:space=&quot;preserve&quot;&gt; &lt;value&gt;OK&lt;/value&gt; &lt;/data&gt;">
            <text:p><text:s text:c="2"/>&lt;data name="Ok" xml:space="preserve"&gt; &lt;value&gt;OK&lt;/value&gt; &lt;/data&gt;</text:p>
          </table:table-cell>
          <table:table-cell table:formula="of:=&quot;  &lt;data name=&quot;&quot;&quot;&amp;[.$A38]&amp;&quot;&quot;&quot; xml:space=&quot;&quot;preserve&quot;&quot;&gt; &lt;value&gt;&quot;&amp;[.C38]&amp;&quot;&lt;/value&gt; &lt;/data&gt;&quot;" office:value-type="string" office:string-value="  &lt;data name=&quot;Ok&quot; xml:space=&quot;preserve&quot;&gt; &lt;value&gt;OK&lt;/value&gt; &lt;/data&gt;">
            <text:p><text:s text:c="2"/>&lt;data name="Ok" xml:space="preserve"&gt; &lt;value&gt;OK&lt;/value&gt; &lt;/data&gt;</text:p>
          </table:table-cell>
          <table:table-cell table:style-name="ce22" table:formula="of:=&quot;  &lt;data name=&quot;&quot;&quot;&amp;[.$A38]&amp;&quot;&quot;&quot; xml:space=&quot;&quot;preserve&quot;&quot;&gt; &lt;value&gt;&quot;&amp;[.D38]&amp;&quot;&lt;/value&gt; &lt;/data&gt;&quot;" office:value-type="string" office:string-value="  &lt;data name=&quot;Ok&quot; xml:space=&quot;preserve&quot;&gt; &lt;value&gt;xxx&lt;/value&gt; &lt;/data&gt;">
            <text:p><text:s text:c="2"/>&lt;data name="Ok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Mot de passe</text:p>
          </table:table-cell>
          <table:table-cell office:value-type="string">
            <text:p>xxx</text:p>
          </table:table-cell>
          <table:table-cell table:formula="of:=&quot;  &lt;data name=&quot;&quot;&quot;&amp;[.$A39]&amp;&quot;&quot;&quot; xml:space=&quot;&quot;preserve&quot;&quot;&gt; &lt;value&gt;&quot;&amp;[.B39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$A39]&amp;&quot;&quot;&quot; xml:space=&quot;&quot;preserve&quot;&quot;&gt; &lt;value&gt;&quot;&amp;[.C39]&amp;&quot;&lt;/value&gt; &lt;/data&gt;&quot;" office:value-type="string" office:string-value="  &lt;data name=&quot;Password&quot; xml:space=&quot;preserve&quot;&gt; &lt;value&gt;Mot de passe&lt;/value&gt; &lt;/data&gt;">
            <text:p><text:s text:c="2"/>&lt;data name="Password" xml:space="preserve"&gt; &lt;value&gt;Mot de passe&lt;/value&gt; &lt;/data&gt;</text:p>
          </table:table-cell>
          <table:table-cell table:style-name="ce22" table:formula="of:=&quot;  &lt;data name=&quot;&quot;&quot;&amp;[.$A39]&amp;&quot;&quot;&quot; xml:space=&quot;&quot;preserve&quot;&quot;&gt; &lt;value&gt;&quot;&amp;[.D39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Confirmation mot de passe</text:p>
          </table:table-cell>
          <table:table-cell office:value-type="string">
            <text:p>xxx</text:p>
          </table:table-cell>
          <table:table-cell table:formula="of:=&quot;  &lt;data name=&quot;&quot;&quot;&amp;[.$A40]&amp;&quot;&quot;&quot; xml:space=&quot;&quot;preserve&quot;&quot;&gt; &lt;value&gt;&quot;&amp;[.B40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$A40]&amp;&quot;&quot;&quot; xml:space=&quot;&quot;preserve&quot;&quot;&gt; &lt;value&gt;&quot;&amp;[.C40]&amp;&quot;&lt;/value&gt; &lt;/data&gt;&quot;" office:value-type="string" office:string-value="  &lt;data name=&quot;Password confirm&quot; xml:space=&quot;preserve&quot;&gt; &lt;value&gt;Confirmation mot de passe&lt;/value&gt; &lt;/data&gt;">
            <text:p><text:s text:c="2"/>&lt;data name="Password confirm" xml:space="preserve"&gt; &lt;value&gt;Confirmation mot de passe&lt;/value&gt; &lt;/data&gt;</text:p>
          </table:table-cell>
          <table:table-cell table:style-name="ce22" table:formula="of:=&quot;  &lt;data name=&quot;&quot;&quot;&amp;[.$A40]&amp;&quot;&quot;&quot; xml:space=&quot;&quot;preserve&quot;&quot;&gt; &lt;value&gt;&quot;&amp;[.D40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Password old</text:p>
          </table:table-cell>
          <table:table-cell office:value-type="string">
            <text:p>Old password</text:p>
          </table:table-cell>
          <table:table-cell office:value-type="string">
            <text:p>Ancien mot de passe</text:p>
          </table:table-cell>
          <table:table-cell office:value-type="string">
            <text:p>xxx</text:p>
          </table:table-cell>
          <table:table-cell table:formula="of:=&quot;  &lt;data name=&quot;&quot;&quot;&amp;[.$A41]&amp;&quot;&quot;&quot; xml:space=&quot;&quot;preserve&quot;&quot;&gt; &lt;value&gt;&quot;&amp;[.B41]&amp;&quot;&lt;/value&gt; &lt;/data&gt;&quot;" office:value-type="string" office:string-value="  &lt;data name=&quot;Password old&quot; xml:space=&quot;preserve&quot;&gt; &lt;value&gt;Old password&lt;/value&gt; &lt;/data&gt;">
            <text:p><text:s text:c="2"/>&lt;data name="Password old" xml:space="preserve"&gt; &lt;value&gt;Old password&lt;/value&gt; &lt;/data&gt;</text:p>
          </table:table-cell>
          <table:table-cell table:formula="of:=&quot;  &lt;data name=&quot;&quot;&quot;&amp;[.$A41]&amp;&quot;&quot;&quot; xml:space=&quot;&quot;preserve&quot;&quot;&gt; &lt;value&gt;&quot;&amp;[.C41]&amp;&quot;&lt;/value&gt; &lt;/data&gt;&quot;" office:value-type="string" office:string-value="  &lt;data name=&quot;Password old&quot; xml:space=&quot;preserve&quot;&gt; &lt;value&gt;Ancien mot de passe&lt;/value&gt; &lt;/data&gt;">
            <text:p><text:s text:c="2"/>&lt;data name="Password old" xml:space="preserve"&gt; &lt;value&gt;Ancien mot de passe&lt;/value&gt; &lt;/data&gt;</text:p>
          </table:table-cell>
          <table:table-cell table:style-name="ce22" table:formula="of:=&quot;  &lt;data name=&quot;&quot;&quot;&amp;[.$A41]&amp;&quot;&quot;&quot; xml:space=&quot;&quot;preserve&quot;&quot;&gt; &lt;value&gt;&quot;&amp;[.D41]&amp;&quot;&lt;/value&gt; &lt;/data&gt;&quot;" office:value-type="string" office:string-value="  &lt;data name=&quot;Password old&quot; xml:space=&quot;preserve&quot;&gt; &lt;value&gt;xxx&lt;/value&gt; &lt;/data&gt;">
            <text:p><text:s text:c="2"/>&lt;data name="Password ol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assword updated</text:p>
          </table:table-cell>
          <table:table-cell table:style-name="ce27" office:value-type="string">
            <text:p>Mot de passe mis à jour</text:p>
          </table:table-cell>
          <table:table-cell office:value-type="string">
            <text:p>xxx</text:p>
          </table:table-cell>
          <table:table-cell table:formula="of:=&quot;  &lt;data name=&quot;&quot;&quot;&amp;[.$A42]&amp;&quot;&quot;&quot; xml:space=&quot;&quot;preserve&quot;&quot;&gt; &lt;value&gt;&quot;&amp;[.B42]&amp;&quot;&lt;/value&gt; &lt;/data&gt;&quot;" office:value-type="string" office:string-value="  &lt;data name=&quot;Password updated&quot; xml:space=&quot;preserve&quot;&gt; &lt;value&gt;Password updated&lt;/value&gt; &lt;/data&gt;">
            <text:p><text:s text:c="2"/>&lt;data name="Password updated" xml:space="preserve"&gt; &lt;value&gt;Password updated&lt;/value&gt; &lt;/data&gt;</text:p>
          </table:table-cell>
          <table:table-cell table:formula="of:=&quot;  &lt;data name=&quot;&quot;&quot;&amp;[.$A42]&amp;&quot;&quot;&quot; xml:space=&quot;&quot;preserve&quot;&quot;&gt; &lt;value&gt;&quot;&amp;[.C42]&amp;&quot;&lt;/value&gt; &lt;/data&gt;&quot;" office:value-type="string" office:string-value="  &lt;data name=&quot;Password updated&quot; xml:space=&quot;preserve&quot;&gt; &lt;value&gt;Mot de passe mis à jour&lt;/value&gt; &lt;/data&gt;">
            <text:p><text:s text:c="2"/>&lt;data name="Password updated" xml:space="preserve"&gt; &lt;value&gt;Mot de passe mis à jour&lt;/value&gt; &lt;/data&gt;</text:p>
          </table:table-cell>
          <table:table-cell table:style-name="ce22" table:formula="of:=&quot;  &lt;data name=&quot;&quot;&quot;&amp;[.$A42]&amp;&quot;&quot;&quot; xml:space=&quot;&quot;preserve&quot;&quot;&gt; &lt;value&gt;&quot;&amp;[.D42]&amp;&quot;&lt;/value&gt; &lt;/data&gt;&quot;" office:value-type="string" office:string-value="  &lt;data name=&quot;Password updated&quot; xml:space=&quot;preserve&quot;&gt; &lt;value&gt;xxx&lt;/value&gt; &lt;/data&gt;">
            <text:p><text:s text:c="2"/>&lt;data name="Password update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Photo</text:p>
          </table:table-cell>
          <table:table-cell office:value-type="string">
            <text:p>xxx</text:p>
          </table:table-cell>
          <table:table-cell table:formula="of:=&quot;  &lt;data name=&quot;&quot;&quot;&amp;[.$A43]&amp;&quot;&quot;&quot; xml:space=&quot;&quot;preserve&quot;&quot;&gt; &lt;value&gt;&quot;&amp;[.B43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$A43]&amp;&quot;&quot;&quot; xml:space=&quot;&quot;preserve&quot;&quot;&gt; &lt;value&gt;&quot;&amp;[.C43]&amp;&quot;&lt;/value&gt; &lt;/data&gt;&quot;" office:value-type="string" office:string-value="  &lt;data name=&quot;Picture&quot; xml:space=&quot;preserve&quot;&gt; &lt;value&gt;Photo&lt;/value&gt; &lt;/data&gt;">
            <text:p><text:s text:c="2"/>&lt;data name="Picture" xml:space="preserve"&gt; &lt;value&gt;Photo&lt;/value&gt; &lt;/data&gt;</text:p>
          </table:table-cell>
          <table:table-cell table:style-name="ce22" table:formula="of:=&quot;  &lt;data name=&quot;&quot;&quot;&amp;[.$A43]&amp;&quot;&quot;&quot; xml:space=&quot;&quot;preserve&quot;&quot;&gt; &lt;value&gt;&quot;&amp;[.D43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revious page</text:p>
          </table:table-cell>
          <table:table-cell office:value-type="string">
            <text:p>Page pr<text:span text:style-name="T8">écédente</text:span></text:p>
          </table:table-cell>
          <table:table-cell office:value-type="string">
            <text:p>xxx</text:p>
          </table:table-cell>
          <table:table-cell table:formula="of:=&quot;  &lt;data name=&quot;&quot;&quot;&amp;[.$A44]&amp;&quot;&quot;&quot; xml:space=&quot;&quot;preserve&quot;&quot;&gt; &lt;value&gt;&quot;&amp;[.B44]&amp;&quot;&lt;/value&gt; &lt;/data&gt;&quot;" office:value-type="string" office:string-value="  &lt;data name=&quot;Previous page&quot; xml:space=&quot;preserve&quot;&gt; &lt;value&gt;Previous page&lt;/value&gt; &lt;/data&gt;">
            <text:p><text:s text:c="2"/>&lt;data name="Previous page" xml:space="preserve"&gt; &lt;value&gt;Previous page&lt;/value&gt; &lt;/data&gt;</text:p>
          </table:table-cell>
          <table:table-cell table:formula="of:=&quot;  &lt;data name=&quot;&quot;&quot;&amp;[.$A44]&amp;&quot;&quot;&quot; xml:space=&quot;&quot;preserve&quot;&quot;&gt; &lt;value&gt;&quot;&amp;[.C44]&amp;&quot;&lt;/value&gt; &lt;/data&gt;&quot;" office:value-type="string" office:string-value="  &lt;data name=&quot;Previous page&quot; xml:space=&quot;preserve&quot;&gt; &lt;value&gt;Page précédente&lt;/value&gt; &lt;/data&gt;">
            <text:p><text:s text:c="2"/>&lt;data name="Previous page" xml:space="preserve"&gt; &lt;value&gt;Page précédente&lt;/value&gt; &lt;/data&gt;</text:p>
          </table:table-cell>
          <table:table-cell table:style-name="ce22" table:formula="of:=&quot;  &lt;data name=&quot;&quot;&quot;&amp;[.$A44]&amp;&quot;&quot;&quot; xml:space=&quot;&quot;preserve&quot;&quot;&gt; &lt;value&gt;&quot;&amp;[.D44]&amp;&quot;&lt;/value&gt; &lt;/data&gt;&quot;" office:value-type="string" office:string-value="  &lt;data name=&quot;Previous page&quot; xml:space=&quot;preserve&quot;&gt; &lt;value&gt;xxx&lt;/value&gt; &lt;/data&gt;">
            <text:p><text:s text:c="2"/>&lt;data name="Previous pag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Quick start guide</text:p>
          </table:table-cell>
          <table:table-cell office:value-type="string">
            <text:p>Guide de d<text:span text:style-name="T8">émarrage rapide</text:span></text:p>
          </table:table-cell>
          <table:table-cell office:value-type="string">
            <text:p>xxx</text:p>
          </table:table-cell>
          <table:table-cell table:formula="of:=&quot;  &lt;data name=&quot;&quot;&quot;&amp;[.$A45]&amp;&quot;&quot;&quot; xml:space=&quot;&quot;preserve&quot;&quot;&gt; &lt;value&gt;&quot;&amp;[.B45]&amp;&quot;&lt;/value&gt; &lt;/data&gt;&quot;" office:value-type="string" office:string-value="  &lt;data name=&quot;Quick start guide&quot; xml:space=&quot;preserve&quot;&gt; &lt;value&gt;Quick start guide&lt;/value&gt; &lt;/data&gt;">
            <text:p><text:s text:c="2"/>&lt;data name="Quick start guide" xml:space="preserve"&gt; &lt;value&gt;Quick start guide&lt;/value&gt; &lt;/data&gt;</text:p>
          </table:table-cell>
          <table:table-cell table:formula="of:=&quot;  &lt;data name=&quot;&quot;&quot;&amp;[.$A45]&amp;&quot;&quot;&quot; xml:space=&quot;&quot;preserve&quot;&quot;&gt; &lt;value&gt;&quot;&amp;[.C45]&amp;&quot;&lt;/value&gt; &lt;/data&gt;&quot;" office:value-type="string" office:string-value="  &lt;data name=&quot;Quick start guide&quot; xml:space=&quot;preserve&quot;&gt; &lt;value&gt;Guide de démarrage rapide&lt;/value&gt; &lt;/data&gt;">
            <text:p><text:s text:c="2"/>&lt;data name="Quick start guide" xml:space="preserve"&gt; &lt;value&gt;Guide de démarrage rapide&lt;/value&gt; &lt;/data&gt;</text:p>
          </table:table-cell>
          <table:table-cell table:style-name="ce22" table:formula="of:=&quot;  &lt;data name=&quot;&quot;&quot;&amp;[.$A45]&amp;&quot;&quot;&quot; xml:space=&quot;&quot;preserve&quot;&quot;&gt; &lt;value&gt;&quot;&amp;[.D45]&amp;&quot;&lt;/value&gt; &lt;/data&gt;&quot;" office:value-type="string" office:string-value="  &lt;data name=&quot;Quick start guide&quot; xml:space=&quot;preserve&quot;&gt; &lt;value&gt;xxx&lt;/value&gt; &lt;/data&gt;">
            <text:p><text:s text:c="2"/>&lt;data name="Quick start guid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gister</text:p>
          </table:table-cell>
          <table:table-cell office:value-type="string">
            <text:p>Enregistrement</text:p>
          </table:table-cell>
          <table:table-cell office:value-type="string">
            <text:p>xxx</text:p>
          </table:table-cell>
          <table:table-cell table:formula="of:=&quot;  &lt;data name=&quot;&quot;&quot;&amp;[.$A46]&amp;&quot;&quot;&quot; xml:space=&quot;&quot;preserve&quot;&quot;&gt; &lt;value&gt;&quot;&amp;[.B46]&amp;&quot;&lt;/value&gt; &lt;/data&gt;&quot;" office:value-type="string" office:string-value="  &lt;data name=&quot;Register&quot; xml:space=&quot;preserve&quot;&gt; &lt;value&gt;Register&lt;/value&gt; &lt;/data&gt;">
            <text:p><text:s text:c="2"/>&lt;data name="Register" xml:space="preserve"&gt; &lt;value&gt;Register&lt;/value&gt; &lt;/data&gt;</text:p>
          </table:table-cell>
          <table:table-cell table:formula="of:=&quot;  &lt;data name=&quot;&quot;&quot;&amp;[.$A46]&amp;&quot;&quot;&quot; xml:space=&quot;&quot;preserve&quot;&quot;&gt; &lt;value&gt;&quot;&amp;[.C46]&amp;&quot;&lt;/value&gt; &lt;/data&gt;&quot;" office:value-type="string" office:string-value="  &lt;data name=&quot;Register&quot; xml:space=&quot;preserve&quot;&gt; &lt;value&gt;Enregistrement&lt;/value&gt; &lt;/data&gt;">
            <text:p><text:s text:c="2"/>&lt;data name="Register" xml:space="preserve"&gt; &lt;value&gt;Enregistrement&lt;/value&gt; &lt;/data&gt;</text:p>
          </table:table-cell>
          <table:table-cell table:style-name="ce22" table:formula="of:=&quot;  &lt;data name=&quot;&quot;&quot;&amp;[.$A46]&amp;&quot;&quot;&quot; xml:space=&quot;&quot;preserve&quot;&quot;&gt; &lt;value&gt;&quot;&amp;[.D46]&amp;&quot;&lt;/value&gt; &lt;/data&gt;&quot;" office:value-type="string" office:string-value="  &lt;data name=&quot;Register&quot; xml:space=&quot;preserve&quot;&gt; &lt;value&gt;xxx&lt;/value&gt; &lt;/data&gt;">
            <text:p><text:s text:c="2"/>&lt;data name="Register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oute</text:p>
          </table:table-cell>
          <table:table-cell office:value-type="string">
            <text:p>Trajet</text:p>
          </table:table-cell>
          <table:table-cell office:value-type="string">
            <text:p>xxx</text:p>
          </table:table-cell>
          <table:table-cell table:formula="of:=&quot;  &lt;data name=&quot;&quot;&quot;&amp;[.$A47]&amp;&quot;&quot;&quot; xml:space=&quot;&quot;preserve&quot;&quot;&gt; &lt;value&gt;&quot;&amp;[.B47]&amp;&quot;&lt;/value&gt; &lt;/data&gt;&quot;" office:value-type="string" office:string-value="  &lt;data name=&quot;Route&quot; xml:space=&quot;preserve&quot;&gt; &lt;value&gt;Route&lt;/value&gt; &lt;/data&gt;">
            <text:p><text:s text:c="2"/>&lt;data name="Route" xml:space="preserve"&gt; &lt;value&gt;Route&lt;/value&gt; &lt;/data&gt;</text:p>
          </table:table-cell>
          <table:table-cell table:formula="of:=&quot;  &lt;data name=&quot;&quot;&quot;&amp;[.$A47]&amp;&quot;&quot;&quot; xml:space=&quot;&quot;preserve&quot;&quot;&gt; &lt;value&gt;&quot;&amp;[.C47]&amp;&quot;&lt;/value&gt; &lt;/data&gt;&quot;" office:value-type="string" office:string-value="  &lt;data name=&quot;Route&quot; xml:space=&quot;preserve&quot;&gt; &lt;value&gt;Trajet&lt;/value&gt; &lt;/data&gt;">
            <text:p><text:s text:c="2"/>&lt;data name="Route" xml:space="preserve"&gt; &lt;value&gt;Trajet&lt;/value&gt; &lt;/data&gt;</text:p>
          </table:table-cell>
          <table:table-cell table:style-name="ce22" table:formula="of:=&quot;  &lt;data name=&quot;&quot;&quot;&amp;[.$A47]&amp;&quot;&quot;&quot; xml:space=&quot;&quot;preserve&quot;&quot;&gt; &lt;value&gt;&quot;&amp;[.D47]&amp;&quot;&lt;/value&gt; &lt;/data&gt;&quot;" office:value-type="string" office:string-value="  &lt;data name=&quot;Route&quot; xml:space=&quot;preserve&quot;&gt; &lt;value&gt;xxx&lt;/value&gt; &lt;/data&gt;">
            <text:p><text:s text:c="2"/>&lt;data name="Rou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create</text:p>
          </table:table-cell>
          <table:table-cell office:value-type="string">
            <text:p>Create route</text:p>
          </table:table-cell>
          <table:table-cell office:value-type="string">
            <text:p>Créer une route</text:p>
          </table:table-cell>
          <table:table-cell office:value-type="string">
            <text:p>xxx</text:p>
          </table:table-cell>
          <table:table-cell table:formula="of:=&quot;  &lt;data name=&quot;&quot;&quot;&amp;[.$A48]&amp;&quot;&quot;&quot; xml:space=&quot;&quot;preserve&quot;&quot;&gt; &lt;value&gt;&quot;&amp;[.B48]&amp;&quot;&lt;/value&gt; &lt;/data&gt;&quot;" office:value-type="string" office:string-value="  &lt;data name=&quot;Route create&quot; xml:space=&quot;preserve&quot;&gt; &lt;value&gt;Create route&lt;/value&gt; &lt;/data&gt;">
            <text:p><text:s text:c="2"/>&lt;data name="Route create" xml:space="preserve"&gt; &lt;value&gt;Create route&lt;/value&gt; &lt;/data&gt;</text:p>
          </table:table-cell>
          <table:table-cell table:formula="of:=&quot;  &lt;data name=&quot;&quot;&quot;&amp;[.$A48]&amp;&quot;&quot;&quot; xml:space=&quot;&quot;preserve&quot;&quot;&gt; &lt;value&gt;&quot;&amp;[.C48]&amp;&quot;&lt;/value&gt; &lt;/data&gt;&quot;" office:value-type="string" office:string-value="  &lt;data name=&quot;Route create&quot; xml:space=&quot;preserve&quot;&gt; &lt;value&gt;Créer une route&lt;/value&gt; &lt;/data&gt;">
            <text:p><text:s text:c="2"/>&lt;data name="Route create" xml:space="preserve"&gt; &lt;value&gt;Créer une route&lt;/value&gt; &lt;/data&gt;</text:p>
          </table:table-cell>
          <table:table-cell table:style-name="ce22" table:formula="of:=&quot;  &lt;data name=&quot;&quot;&quot;&amp;[.$A48]&amp;&quot;&quot;&quot; xml:space=&quot;&quot;preserve&quot;&quot;&gt; &lt;value&gt;&quot;&amp;[.D48]&amp;&quot;&lt;/value&gt; &lt;/data&gt;&quot;" office:value-type="string" office:string-value="  &lt;data name=&quot;Route create&quot; xml:space=&quot;preserve&quot;&gt; &lt;value&gt;xxx&lt;/value&gt; &lt;/data&gt;">
            <text:p><text:s text:c="2"/>&lt;data name="Route cre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Update route</text:p>
          </table:table-cell>
          <table:table-cell office:value-type="string">
            <text:p>Mise a jour route</text:p>
          </table:table-cell>
          <table:table-cell office:value-type="string">
            <text:p>xxx</text:p>
          </table:table-cell>
          <table:table-cell table:formula="of:=&quot;  &lt;data name=&quot;&quot;&quot;&amp;[.$A49]&amp;&quot;&quot;&quot; xml:space=&quot;&quot;preserve&quot;&quot;&gt; &lt;value&gt;&quot;&amp;[.B49]&amp;&quot;&lt;/value&gt; &lt;/data&gt;&quot;" office:value-type="string" office:string-value="  &lt;data name=&quot;Route create update&quot; xml:space=&quot;preserve&quot;&gt; &lt;value&gt;Update route&lt;/value&gt; &lt;/data&gt;">
            <text:p><text:s text:c="2"/>&lt;data name="Route create update" xml:space="preserve"&gt; &lt;value&gt;Update route&lt;/value&gt; &lt;/data&gt;</text:p>
          </table:table-cell>
          <table:table-cell table:formula="of:=&quot;  &lt;data name=&quot;&quot;&quot;&amp;[.$A49]&amp;&quot;&quot;&quot; xml:space=&quot;&quot;preserve&quot;&quot;&gt; &lt;value&gt;&quot;&amp;[.C49]&amp;&quot;&lt;/value&gt; &lt;/data&gt;&quot;" office:value-type="string" office:string-value="  &lt;data name=&quot;Route create update&quot; xml:space=&quot;preserve&quot;&gt; &lt;value&gt;Mise a jour route&lt;/value&gt; &lt;/data&gt;">
            <text:p><text:s text:c="2"/>&lt;data name="Route create update" xml:space="preserve"&gt; &lt;value&gt;Mise a jour route&lt;/value&gt; &lt;/data&gt;</text:p>
          </table:table-cell>
          <table:table-cell table:style-name="ce22" table:formula="of:=&quot;  &lt;data name=&quot;&quot;&quot;&amp;[.$A49]&amp;&quot;&quot;&quot; xml:space=&quot;&quot;preserve&quot;&quot;&gt; &lt;value&gt;&quot;&amp;[.D49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id</text:p>
          </table:table-cell>
          <table:table-cell office:value-type="string">
            <text:p>Route no</text:p>
          </table:table-cell>
          <table:table-cell office:value-type="string">
            <text:p>Trajet no</text:p>
          </table:table-cell>
          <table:table-cell office:value-type="string">
            <text:p>xxx</text:p>
          </table:table-cell>
          <table:table-cell table:formula="of:=&quot;  &lt;data name=&quot;&quot;&quot;&amp;[.$A50]&amp;&quot;&quot;&quot; xml:space=&quot;&quot;preserve&quot;&quot;&gt; &lt;value&gt;&quot;&amp;[.B50]&amp;&quot;&lt;/value&gt; &lt;/data&gt;&quot;" office:value-type="string" office:string-value="  &lt;data name=&quot;Route id&quot; xml:space=&quot;preserve&quot;&gt; &lt;value&gt;Route no&lt;/value&gt; &lt;/data&gt;">
            <text:p><text:s text:c="2"/>&lt;data name="Route id" xml:space="preserve"&gt; &lt;value&gt;Route no&lt;/value&gt; &lt;/data&gt;</text:p>
          </table:table-cell>
          <table:table-cell table:formula="of:=&quot;  &lt;data name=&quot;&quot;&quot;&amp;[.$A50]&amp;&quot;&quot;&quot; xml:space=&quot;&quot;preserve&quot;&quot;&gt; &lt;value&gt;&quot;&amp;[.C50]&amp;&quot;&lt;/value&gt; &lt;/data&gt;&quot;" office:value-type="string" office:string-value="  &lt;data name=&quot;Route id&quot; xml:space=&quot;preserve&quot;&gt; &lt;value&gt;Trajet no&lt;/value&gt; &lt;/data&gt;">
            <text:p><text:s text:c="2"/>&lt;data name="Route id" xml:space="preserve"&gt; &lt;value&gt;Trajet no&lt;/value&gt; &lt;/data&gt;</text:p>
          </table:table-cell>
          <table:table-cell table:style-name="ce22" table:formula="of:=&quot;  &lt;data name=&quot;&quot;&quot;&amp;[.$A50]&amp;&quot;&quot;&quot; xml:space=&quot;&quot;preserve&quot;&quot;&gt; &lt;value&gt;&quot;&amp;[.D50]&amp;&quot;&lt;/value&gt; &lt;/data&gt;&quot;" office:value-type="string" office:string-value="  &lt;data name=&quot;Route id&quot; xml:space=&quot;preserve&quot;&gt; &lt;value&gt;xxx&lt;/value&gt; &lt;/data&gt;">
            <text:p><text:s text:c="2"/>&lt;data name="Route i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new</text:p>
          </table:table-cell>
          <table:table-cell office:value-type="string">
            <text:p>New route</text:p>
          </table:table-cell>
          <table:table-cell office:value-type="string">
            <text:p>Nouveau trajet</text:p>
          </table:table-cell>
          <table:table-cell office:value-type="string">
            <text:p>xxx</text:p>
          </table:table-cell>
          <table:table-cell table:formula="of:=&quot;  &lt;data name=&quot;&quot;&quot;&amp;[.$A51]&amp;&quot;&quot;&quot; xml:space=&quot;&quot;preserve&quot;&quot;&gt; &lt;value&gt;&quot;&amp;[.B51]&amp;&quot;&lt;/value&gt; &lt;/data&gt;&quot;" office:value-type="string" office:string-value="  &lt;data name=&quot;Route new&quot; xml:space=&quot;preserve&quot;&gt; &lt;value&gt;New route&lt;/value&gt; &lt;/data&gt;">
            <text:p><text:s text:c="2"/>&lt;data name="Route new" xml:space="preserve"&gt; &lt;value&gt;New route&lt;/value&gt; &lt;/data&gt;</text:p>
          </table:table-cell>
          <table:table-cell table:formula="of:=&quot;  &lt;data name=&quot;&quot;&quot;&amp;[.$A51]&amp;&quot;&quot;&quot; xml:space=&quot;&quot;preserve&quot;&quot;&gt; &lt;value&gt;&quot;&amp;[.C51]&amp;&quot;&lt;/value&gt; &lt;/data&gt;&quot;" office:value-type="string" office:string-value="  &lt;data name=&quot;Route new&quot; xml:space=&quot;preserve&quot;&gt; &lt;value&gt;Nouveau trajet&lt;/value&gt; &lt;/data&gt;">
            <text:p><text:s text:c="2"/>&lt;data name="Route new" xml:space="preserve"&gt; &lt;value&gt;Nouveau trajet&lt;/value&gt; &lt;/data&gt;</text:p>
          </table:table-cell>
          <table:table-cell table:style-name="ce22" table:formula="of:=&quot;  &lt;data name=&quot;&quot;&quot;&amp;[.$A51]&amp;&quot;&quot;&quot; xml:space=&quot;&quot;preserve&quot;&quot;&gt; &lt;value&gt;&quot;&amp;[.D51]&amp;&quot;&lt;/value&gt; &lt;/data&gt;&quot;" office:value-type="string" office:string-value="  &lt;data name=&quot;Route new&quot; xml:space=&quot;preserve&quot;&gt; &lt;value&gt;xxx&lt;/value&gt; &lt;/data&gt;">
            <text:p><text:s text:c="2"/>&lt;data name="Route new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Mes trajets</text:p>
          </table:table-cell>
          <table:table-cell office:value-type="string">
            <text:p>xxx</text:p>
          </table:table-cell>
          <table:table-cell table:formula="of:=&quot;  &lt;data name=&quot;&quot;&quot;&amp;[.$A52]&amp;&quot;&quot;&quot; xml:space=&quot;&quot;preserve&quot;&quot;&gt; &lt;value&gt;&quot;&amp;[.B52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$A52]&amp;&quot;&quot;&quot; xml:space=&quot;&quot;preserve&quot;&quot;&gt; &lt;value&gt;&quot;&amp;[.C52]&amp;&quot;&lt;/value&gt; &lt;/data&gt;&quot;" office:value-type="string" office:string-value="  &lt;data name=&quot;Route list&quot; xml:space=&quot;preserve&quot;&gt; &lt;value&gt;Mes trajets&lt;/value&gt; &lt;/data&gt;">
            <text:p><text:s text:c="2"/>&lt;data name="Route list" xml:space="preserve"&gt; &lt;value&gt;Mes trajets&lt;/value&gt; &lt;/data&gt;</text:p>
          </table:table-cell>
          <table:table-cell table:style-name="ce22" table:formula="of:=&quot;  &lt;data name=&quot;&quot;&quot;&amp;[.$A52]&amp;&quot;&quot;&quot; xml:space=&quot;&quot;preserve&quot;&quot;&gt; &lt;value&gt;&quot;&amp;[.D52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search</text:p>
          </table:table-cell>
          <table:table-cell office:value-type="string">
            <text:p>Search route</text:p>
          </table:table-cell>
          <table:table-cell office:value-type="string">
            <text:p>Recherche de trajets</text:p>
          </table:table-cell>
          <table:table-cell office:value-type="string">
            <text:p>xxx</text:p>
          </table:table-cell>
          <table:table-cell table:formula="of:=&quot;  &lt;data name=&quot;&quot;&quot;&amp;[.$A53]&amp;&quot;&quot;&quot; xml:space=&quot;&quot;preserve&quot;&quot;&gt; &lt;value&gt;&quot;&amp;[.B53]&amp;&quot;&lt;/value&gt; &lt;/data&gt;&quot;" office:value-type="string" office:string-value="  &lt;data name=&quot;Route search&quot; xml:space=&quot;preserve&quot;&gt; &lt;value&gt;Search route&lt;/value&gt; &lt;/data&gt;">
            <text:p><text:s text:c="2"/>&lt;data name="Route search" xml:space="preserve"&gt; &lt;value&gt;Search route&lt;/value&gt; &lt;/data&gt;</text:p>
          </table:table-cell>
          <table:table-cell table:formula="of:=&quot;  &lt;data name=&quot;&quot;&quot;&amp;[.$A53]&amp;&quot;&quot;&quot; xml:space=&quot;&quot;preserve&quot;&quot;&gt; &lt;value&gt;&quot;&amp;[.C53]&amp;&quot;&lt;/value&gt; &lt;/data&gt;&quot;" office:value-type="string" office:string-value="  &lt;data name=&quot;Route search&quot; xml:space=&quot;preserve&quot;&gt; &lt;value&gt;Recherche de trajets&lt;/value&gt; &lt;/data&gt;">
            <text:p><text:s text:c="2"/>&lt;data name="Route search" xml:space="preserve"&gt; &lt;value&gt;Recherche de trajets&lt;/value&gt; &lt;/data&gt;</text:p>
          </table:table-cell>
          <table:table-cell table:style-name="ce22" table:formula="of:=&quot;  &lt;data name=&quot;&quot;&quot;&amp;[.$A53]&amp;&quot;&quot;&quot; xml:space=&quot;&quot;preserve&quot;&quot;&gt; &lt;value&gt;&quot;&amp;[.D53]&amp;&quot;&lt;/value&gt; &lt;/data&gt;&quot;" office:value-type="string" office:string-value="  &lt;data name=&quot;Route search&quot; xml:space=&quot;preserve&quot;&gt; &lt;value&gt;xxx&lt;/value&gt; &lt;/data&gt;">
            <text:p><text:s text:c="2"/>&lt;data name="Route search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view</text:p>
          </table:table-cell>
          <table:table-cell office:value-type="string">
            <text:p>View route</text:p>
          </table:table-cell>
          <table:table-cell office:value-type="string">
            <text:p>Voir les trajets</text:p>
          </table:table-cell>
          <table:table-cell office:value-type="string">
            <text:p>xxx</text:p>
          </table:table-cell>
          <table:table-cell table:formula="of:=&quot;  &lt;data name=&quot;&quot;&quot;&amp;[.$A54]&amp;&quot;&quot;&quot; xml:space=&quot;&quot;preserve&quot;&quot;&gt; &lt;value&gt;&quot;&amp;[.B54]&amp;&quot;&lt;/value&gt; &lt;/data&gt;&quot;" office:value-type="string" office:string-value="  &lt;data name=&quot;Route view&quot; xml:space=&quot;preserve&quot;&gt; &lt;value&gt;View route&lt;/value&gt; &lt;/data&gt;">
            <text:p><text:s text:c="2"/>&lt;data name="Route view" xml:space="preserve"&gt; &lt;value&gt;View route&lt;/value&gt; &lt;/data&gt;</text:p>
          </table:table-cell>
          <table:table-cell table:formula="of:=&quot;  &lt;data name=&quot;&quot;&quot;&amp;[.$A54]&amp;&quot;&quot;&quot; xml:space=&quot;&quot;preserve&quot;&quot;&gt; &lt;value&gt;&quot;&amp;[.C54]&amp;&quot;&lt;/value&gt; &lt;/data&gt;&quot;" office:value-type="string" office:string-value="  &lt;data name=&quot;Route view&quot; xml:space=&quot;preserve&quot;&gt; &lt;value&gt;Voir les trajets&lt;/value&gt; &lt;/data&gt;">
            <text:p><text:s text:c="2"/>&lt;data name="Route view" xml:space="preserve"&gt; &lt;value&gt;Voir les trajets&lt;/value&gt; &lt;/data&gt;</text:p>
          </table:table-cell>
          <table:table-cell table:style-name="ce22" table:formula="of:=&quot;  &lt;data name=&quot;&quot;&quot;&amp;[.$A54]&amp;&quot;&quot;&quot; xml:space=&quot;&quot;preserve&quot;&quot;&gt; &lt;value&gt;&quot;&amp;[.D54]&amp;&quot;&lt;/value&gt; &lt;/data&gt;&quot;" office:value-type="string" office:string-value="  &lt;data name=&quot;Route view&quot; xml:space=&quot;preserve&quot;&gt; &lt;value&gt;xxx&lt;/value&gt; &lt;/data&gt;">
            <text:p><text:s text:c="2"/>&lt;data name="Route view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Enregistrer</text:p>
          </table:table-cell>
          <table:table-cell office:value-type="string">
            <text:p>xxx</text:p>
          </table:table-cell>
          <table:table-cell table:formula="of:=&quot;  &lt;data name=&quot;&quot;&quot;&amp;[.$A55]&amp;&quot;&quot;&quot; xml:space=&quot;&quot;preserve&quot;&quot;&gt; &lt;value&gt;&quot;&amp;[.B55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$A55]&amp;&quot;&quot;&quot; xml:space=&quot;&quot;preserve&quot;&quot;&gt; &lt;value&gt;&quot;&amp;[.C55]&amp;&quot;&lt;/value&gt; &lt;/data&gt;&quot;" office:value-type="string" office:string-value="  &lt;data name=&quot;Save&quot; xml:space=&quot;preserve&quot;&gt; &lt;value&gt;Enregistrer&lt;/value&gt; &lt;/data&gt;">
            <text:p><text:s text:c="2"/>&lt;data name="Save" xml:space="preserve"&gt; &lt;value&gt;Enregistrer&lt;/value&gt; &lt;/data&gt;</text:p>
          </table:table-cell>
          <table:table-cell table:style-name="ce22" table:formula="of:=&quot;  &lt;data name=&quot;&quot;&quot;&amp;[.$A55]&amp;&quot;&quot;&quot; xml:space=&quot;&quot;preserve&quot;&quot;&gt; &lt;value&gt;&quot;&amp;[.D55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earch</text:p>
          </table:table-cell>
          <table:table-cell office:value-type="string">
            <text:p>Recherche de trajets</text:p>
          </table:table-cell>
          <table:table-cell office:value-type="string">
            <text:p>xxx</text:p>
          </table:table-cell>
          <table:table-cell table:formula="of:=&quot;  &lt;data name=&quot;&quot;&quot;&amp;[.$A56]&amp;&quot;&quot;&quot; xml:space=&quot;&quot;preserve&quot;&quot;&gt; &lt;value&gt;&quot;&amp;[.B56]&amp;&quot;&lt;/value&gt; &lt;/data&gt;&quot;" office:value-type="string" office:string-value="  &lt;data name=&quot;Search&quot; xml:space=&quot;preserve&quot;&gt; &lt;value&gt;Search&lt;/value&gt; &lt;/data&gt;">
            <text:p><text:s text:c="2"/>&lt;data name="Search" xml:space="preserve"&gt; &lt;value&gt;Search&lt;/value&gt; &lt;/data&gt;</text:p>
          </table:table-cell>
          <table:table-cell table:formula="of:=&quot;  &lt;data name=&quot;&quot;&quot;&amp;[.$A56]&amp;&quot;&quot;&quot; xml:space=&quot;&quot;preserve&quot;&quot;&gt; &lt;value&gt;&quot;&amp;[.C56]&amp;&quot;&lt;/value&gt; &lt;/data&gt;&quot;" office:value-type="string" office:string-value="  &lt;data name=&quot;Search&quot; xml:space=&quot;preserve&quot;&gt; &lt;value&gt;Recherche de trajets&lt;/value&gt; &lt;/data&gt;">
            <text:p><text:s text:c="2"/>&lt;data name="Search" xml:space="preserve"&gt; &lt;value&gt;Recherche de trajets&lt;/value&gt; &lt;/data&gt;</text:p>
          </table:table-cell>
          <table:table-cell table:style-name="ce22" table:formula="of:=&quot;  &lt;data name=&quot;&quot;&quot;&amp;[.$A56]&amp;&quot;&quot;&quot; xml:space=&quot;&quot;preserve&quot;&quot;&gt; &lt;value&gt;&quot;&amp;[.D56]&amp;&quot;&lt;/value&gt; &lt;/data&gt;&quot;" office:value-type="string" office:string-value="  &lt;data name=&quot;Search&quot; xml:space=&quot;preserve&quot;&gt; &lt;value&gt;xxx&lt;/value&gt; &lt;/data&gt;">
            <text:p><text:s text:c="2"/>&lt;data name="Search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eek</text:p>
          </table:table-cell>
          <table:table-cell office:value-type="string">
            <text:p>Recherche</text:p>
          </table:table-cell>
          <table:table-cell office:value-type="string">
            <text:p>xxx</text:p>
          </table:table-cell>
          <table:table-cell table:formula="of:=&quot;  &lt;data name=&quot;&quot;&quot;&amp;[.$A57]&amp;&quot;&quot;&quot; xml:space=&quot;&quot;preserve&quot;&quot;&gt; &lt;value&gt;&quot;&amp;[.B57]&amp;&quot;&lt;/value&gt; &lt;/data&gt;&quot;" office:value-type="string" office:string-value="  &lt;data name=&quot;Seek&quot; xml:space=&quot;preserve&quot;&gt; &lt;value&gt;Seek&lt;/value&gt; &lt;/data&gt;">
            <text:p><text:s text:c="2"/>&lt;data name="Seek" xml:space="preserve"&gt; &lt;value&gt;Seek&lt;/value&gt; &lt;/data&gt;</text:p>
          </table:table-cell>
          <table:table-cell table:formula="of:=&quot;  &lt;data name=&quot;&quot;&quot;&amp;[.$A57]&amp;&quot;&quot;&quot; xml:space=&quot;&quot;preserve&quot;&quot;&gt; &lt;value&gt;&quot;&amp;[.C57]&amp;&quot;&lt;/value&gt; &lt;/data&gt;&quot;" office:value-type="string" office:string-value="  &lt;data name=&quot;Seek&quot; xml:space=&quot;preserve&quot;&gt; &lt;value&gt;Recherche&lt;/value&gt; &lt;/data&gt;">
            <text:p><text:s text:c="2"/>&lt;data name="Seek" xml:space="preserve"&gt; &lt;value&gt;Recherche&lt;/value&gt; &lt;/data&gt;</text:p>
          </table:table-cell>
          <table:table-cell table:style-name="ce22" table:formula="of:=&quot;  &lt;data name=&quot;&quot;&quot;&amp;[.$A57]&amp;&quot;&quot;&quot; xml:space=&quot;&quot;preserve&quot;&quot;&gt; &lt;value&gt;&quot;&amp;[.D57]&amp;&quot;&lt;/value&gt; &lt;/data&gt;&quot;" office:value-type="string" office:string-value="  &lt;data name=&quot;Seek&quot; xml:space=&quot;preserve&quot;&gt; &lt;value&gt;xxx&lt;/value&gt; &lt;/data&gt;">
            <text:p><text:s text:c="2"/>&lt;data name="Seek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xxx</text:p>
          </table:table-cell>
          <table:table-cell table:formula="of:=&quot;  &lt;data name=&quot;&quot;&quot;&amp;[.$A58]&amp;&quot;&quot;&quot; xml:space=&quot;&quot;preserve&quot;&quot;&gt; &lt;value&gt;&quot;&amp;[.B58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$A58]&amp;&quot;&quot;&quot; xml:space=&quot;&quot;preserve&quot;&quot;&gt; &lt;value&gt;&quot;&amp;[.C58]&amp;&quot;&lt;/value&gt; &lt;/data&gt;&quot;" office:value-type="string" office:string-value="  &lt;data name=&quot;To&quot; xml:space=&quot;preserve&quot;&gt; &lt;value&gt;A&lt;/value&gt; &lt;/data&gt;">
            <text:p><text:s text:c="2"/>&lt;data name="To" xml:space="preserve"&gt; &lt;value&gt;A&lt;/value&gt; &lt;/data&gt;</text:p>
          </table:table-cell>
          <table:table-cell table:style-name="ce22" table:formula="of:=&quot;  &lt;data name=&quot;&quot;&quot;&amp;[.$A58]&amp;&quot;&quot;&quot; xml:space=&quot;&quot;preserve&quot;&quot;&gt; &lt;value&gt;&quot;&amp;[.D58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Mise a jour</text:p>
          </table:table-cell>
          <table:table-cell office:value-type="string">
            <text:p>xxx</text:p>
          </table:table-cell>
          <table:table-cell table:formula="of:=&quot;  &lt;data name=&quot;&quot;&quot;&amp;[.$A59]&amp;&quot;&quot;&quot; xml:space=&quot;&quot;preserve&quot;&quot;&gt; &lt;value&gt;&quot;&amp;[.B59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$A59]&amp;&quot;&quot;&quot; xml:space=&quot;&quot;preserve&quot;&quot;&gt; &lt;value&gt;&quot;&amp;[.C59]&amp;&quot;&lt;/value&gt; &lt;/data&gt;&quot;" office:value-type="string" office:string-value="  &lt;data name=&quot;Update&quot; xml:space=&quot;preserve&quot;&gt; &lt;value&gt;Mise a jour&lt;/value&gt; &lt;/data&gt;">
            <text:p><text:s text:c="2"/>&lt;data name="Update" xml:space="preserve"&gt; &lt;value&gt;Mise a jour&lt;/value&gt; &lt;/data&gt;</text:p>
          </table:table-cell>
          <table:table-cell table:style-name="ce22" table:formula="of:=&quot;  &lt;data name=&quot;&quot;&quot;&amp;[.$A59]&amp;&quot;&quot;&quot; xml:space=&quot;&quot;preserve&quot;&quot;&gt; &lt;value&gt;&quot;&amp;[.D59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Mise a jour compte</text:p>
          </table:table-cell>
          <table:table-cell office:value-type="string">
            <text:p>xxx</text:p>
          </table:table-cell>
          <table:table-cell table:formula="of:=&quot;  &lt;data name=&quot;&quot;&quot;&amp;[.$A60]&amp;&quot;&quot;&quot; xml:space=&quot;&quot;preserve&quot;&quot;&gt; &lt;value&gt;&quot;&amp;[.B60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$A60]&amp;&quot;&quot;&quot; xml:space=&quot;&quot;preserve&quot;&quot;&gt; &lt;value&gt;&quot;&amp;[.C60]&amp;&quot;&lt;/value&gt; &lt;/data&gt;&quot;" office:value-type="string" office:string-value="  &lt;data name=&quot;Update account&quot; xml:space=&quot;preserve&quot;&gt; &lt;value&gt;Mise a jour compte&lt;/value&gt; &lt;/data&gt;">
            <text:p><text:s text:c="2"/>&lt;data name="Update account" xml:space="preserve"&gt; &lt;value&gt;Mise a jour compte&lt;/value&gt; &lt;/data&gt;</text:p>
          </table:table-cell>
          <table:table-cell table:style-name="ce22" table:formula="of:=&quot;  &lt;data name=&quot;&quot;&quot;&amp;[.$A60]&amp;&quot;&quot;&quot; xml:space=&quot;&quot;preserve&quot;&quot;&gt; &lt;value&gt;&quot;&amp;[.D60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Mise a jour donn<text:span text:style-name="T8">ées</text:span></text:p>
          </table:table-cell>
          <table:table-cell office:value-type="string">
            <text:p>xxx</text:p>
          </table:table-cell>
          <table:table-cell table:formula="of:=&quot;  &lt;data name=&quot;&quot;&quot;&amp;[.$A61]&amp;&quot;&quot;&quot; xml:space=&quot;&quot;preserve&quot;&quot;&gt; &lt;value&gt;&quot;&amp;[.B61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$A61]&amp;&quot;&quot;&quot; xml:space=&quot;&quot;preserve&quot;&quot;&gt; &lt;value&gt;&quot;&amp;[.C61]&amp;&quot;&lt;/value&gt; &lt;/data&gt;&quot;" office:value-type="string" office:string-value="  &lt;data name=&quot;Update data&quot; xml:space=&quot;preserve&quot;&gt; &lt;value&gt;Mise a jour données&lt;/value&gt; &lt;/data&gt;">
            <text:p><text:s text:c="2"/>&lt;data name="Update data" xml:space="preserve"&gt; &lt;value&gt;Mise a jour données&lt;/value&gt; &lt;/data&gt;</text:p>
          </table:table-cell>
          <table:table-cell table:style-name="ce22" table:formula="of:=&quot;  &lt;data name=&quot;&quot;&quot;&amp;[.$A61]&amp;&quot;&quot;&quot; xml:space=&quot;&quot;preserve&quot;&quot;&gt; &lt;value&gt;&quot;&amp;[.D61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Mise a jour photo</text:p>
          </table:table-cell>
          <table:table-cell office:value-type="string">
            <text:p>xxx</text:p>
          </table:table-cell>
          <table:table-cell table:formula="of:=&quot;  &lt;data name=&quot;&quot;&quot;&amp;[.$A62]&amp;&quot;&quot;&quot; xml:space=&quot;&quot;preserve&quot;&quot;&gt; &lt;value&gt;&quot;&amp;[.B62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$A62]&amp;&quot;&quot;&quot; xml:space=&quot;&quot;preserve&quot;&quot;&gt; &lt;value&gt;&quot;&amp;[.C62]&amp;&quot;&lt;/value&gt; &lt;/data&gt;&quot;" office:value-type="string" office:string-value="  &lt;data name=&quot;Update picture&quot; xml:space=&quot;preserve&quot;&gt; &lt;value&gt;Mise a jour photo&lt;/value&gt; &lt;/data&gt;">
            <text:p><text:s text:c="2"/>&lt;data name="Update picture" xml:space="preserve"&gt; &lt;value&gt;Mise a jour photo&lt;/value&gt; &lt;/data&gt;</text:p>
          </table:table-cell>
          <table:table-cell table:style-name="ce22" table:formula="of:=&quot;  &lt;data name=&quot;&quot;&quot;&amp;[.$A62]&amp;&quot;&quot;&quot; xml:space=&quot;&quot;preserve&quot;&quot;&gt; &lt;value&gt;&quot;&amp;[.D62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</text:p>
          </table:table-cell>
          <table:table-cell office:value-type="string">
            <text:p>Utilisateur</text:p>
          </table:table-cell>
          <table:table-cell office:value-type="string">
            <text:p>xxx</text:p>
          </table:table-cell>
          <table:table-cell table:formula="of:=&quot;  &lt;data name=&quot;&quot;&quot;&amp;[.$A63]&amp;&quot;&quot;&quot; xml:space=&quot;&quot;preserve&quot;&quot;&gt; &lt;value&gt;&quot;&amp;[.B63]&amp;&quot;&lt;/value&gt; &lt;/data&gt;&quot;" office:value-type="string" office:string-value="  &lt;data name=&quot;User&quot; xml:space=&quot;preserve&quot;&gt; &lt;value&gt;User&lt;/value&gt; &lt;/data&gt;">
            <text:p><text:s text:c="2"/>&lt;data name="User" xml:space="preserve"&gt; &lt;value&gt;User&lt;/value&gt; &lt;/data&gt;</text:p>
          </table:table-cell>
          <table:table-cell table:formula="of:=&quot;  &lt;data name=&quot;&quot;&quot;&amp;[.$A63]&amp;&quot;&quot;&quot; xml:space=&quot;&quot;preserve&quot;&quot;&gt; &lt;value&gt;&quot;&amp;[.C63]&amp;&quot;&lt;/value&gt; &lt;/data&gt;&quot;" office:value-type="string" office:string-value="  &lt;data name=&quot;User&quot; xml:space=&quot;preserve&quot;&gt; &lt;value&gt;Utilisateur&lt;/value&gt; &lt;/data&gt;">
            <text:p><text:s text:c="2"/>&lt;data name="User" xml:space="preserve"&gt; &lt;value&gt;Utilisateur&lt;/value&gt; &lt;/data&gt;</text:p>
          </table:table-cell>
          <table:table-cell table:style-name="ce22" table:formula="of:=&quot;  &lt;data name=&quot;&quot;&quot;&amp;[.$A63]&amp;&quot;&quot;&quot; xml:space=&quot;&quot;preserve&quot;&quot;&gt; &lt;value&gt;&quot;&amp;[.D63]&amp;&quot;&lt;/value&gt; &lt;/data&gt;&quot;" office:value-type="string" office:string-value="  &lt;data name=&quot;User&quot; xml:space=&quot;preserve&quot;&gt; &lt;value&gt;xxx&lt;/value&gt; &lt;/data&gt;">
            <text:p><text:s text:c="2"/>&lt;data name="User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table:style-name="ce23" office:value-type="string">
            <text:p>User account</text:p>
          </table:table-cell>
          <table:table-cell table:style-name="ce23" office:value-type="string">
            <text:p>Compte utilisateur</text:p>
          </table:table-cell>
          <table:table-cell office:value-type="string">
            <text:p>xxx</text:p>
          </table:table-cell>
          <table:table-cell table:formula="of:=&quot;  &lt;data name=&quot;&quot;&quot;&amp;[.$A64]&amp;&quot;&quot;&quot; xml:space=&quot;&quot;preserve&quot;&quot;&gt; &lt;value&gt;&quot;&amp;[.B64]&amp;&quot;&lt;/value&gt; &lt;/data&gt;&quot;" office:value-type="string" office:string-value="  &lt;data name=&quot;User account&quot; xml:space=&quot;preserve&quot;&gt; &lt;value&gt;User account&lt;/value&gt; &lt;/data&gt;">
            <text:p><text:s text:c="2"/>&lt;data name="User account" xml:space="preserve"&gt; &lt;value&gt;User account&lt;/value&gt; &lt;/data&gt;</text:p>
          </table:table-cell>
          <table:table-cell table:formula="of:=&quot;  &lt;data name=&quot;&quot;&quot;&amp;[.$A64]&amp;&quot;&quot;&quot; xml:space=&quot;&quot;preserve&quot;&quot;&gt; &lt;value&gt;&quot;&amp;[.C64]&amp;&quot;&lt;/value&gt; &lt;/data&gt;&quot;" office:value-type="string" office:string-value="  &lt;data name=&quot;User account&quot; xml:space=&quot;preserve&quot;&gt; &lt;value&gt;Compte utilisateur&lt;/value&gt; &lt;/data&gt;">
            <text:p><text:s text:c="2"/>&lt;data name="User account" xml:space="preserve"&gt; &lt;value&gt;Compte utilisateur&lt;/value&gt; &lt;/data&gt;</text:p>
          </table:table-cell>
          <table:table-cell table:style-name="ce22" table:formula="of:=&quot;  &lt;data name=&quot;&quot;&quot;&amp;[.$A64]&amp;&quot;&quot;&quot; xml:space=&quot;&quot;preserve&quot;&quot;&gt; &lt;value&gt;&quot;&amp;[.D64]&amp;&quot;&lt;/value&gt; &lt;/data&gt;&quot;" office:value-type="string" office:string-value="  &lt;data name=&quot;User account&quot; xml:space=&quot;preserve&quot;&gt; &lt;value&gt;xxx&lt;/value&gt; &lt;/data&gt;">
            <text:p><text:s text:c="2"/>&lt;data name="User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login</text:p>
          </table:table-cell>
          <table:table-cell office:value-type="string">
            <text:p>Se connecter</text:p>
          </table:table-cell>
          <table:table-cell office:value-type="string">
            <text:p>xxx</text:p>
          </table:table-cell>
          <table:table-cell table:formula="of:=&quot;  &lt;data name=&quot;&quot;&quot;&amp;[.$A65]&amp;&quot;&quot;&quot; xml:space=&quot;&quot;preserve&quot;&quot;&gt; &lt;value&gt;&quot;&amp;[.B65]&amp;&quot;&lt;/value&gt; &lt;/data&gt;&quot;" office:value-type="string" office:string-value="  &lt;data name=&quot;User login&quot; xml:space=&quot;preserve&quot;&gt; &lt;value&gt;User login&lt;/value&gt; &lt;/data&gt;">
            <text:p><text:s text:c="2"/>&lt;data name="User login" xml:space="preserve"&gt; &lt;value&gt;User login&lt;/value&gt; &lt;/data&gt;</text:p>
          </table:table-cell>
          <table:table-cell table:formula="of:=&quot;  &lt;data name=&quot;&quot;&quot;&amp;[.$A65]&amp;&quot;&quot;&quot; xml:space=&quot;&quot;preserve&quot;&quot;&gt; &lt;value&gt;&quot;&amp;[.C65]&amp;&quot;&lt;/value&gt; &lt;/data&gt;&quot;" office:value-type="string" office:string-value="  &lt;data name=&quot;User login&quot; xml:space=&quot;preserve&quot;&gt; &lt;value&gt;Se connecter&lt;/value&gt; &lt;/data&gt;">
            <text:p><text:s text:c="2"/>&lt;data name="User login" xml:space="preserve"&gt; &lt;value&gt;Se connecter&lt;/value&gt; &lt;/data&gt;</text:p>
          </table:table-cell>
          <table:table-cell table:style-name="ce22" table:formula="of:=&quot;  &lt;data name=&quot;&quot;&quot;&amp;[.$A65]&amp;&quot;&quot;&quot; xml:space=&quot;&quot;preserve&quot;&quot;&gt; &lt;value&gt;&quot;&amp;[.D65]&amp;&quot;&lt;/value&gt; &lt;/data&gt;&quot;" office:value-type="string" office:string-value="  &lt;data name=&quot;User login&quot; xml:space=&quot;preserve&quot;&gt; &lt;value&gt;xxx&lt;/value&gt; &lt;/data&gt;">
            <text:p><text:s text:c="2"/>&lt;data name="User logi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logout</text:p>
          </table:table-cell>
          <table:table-cell office:value-type="string">
            <text:p>Se deconnecter</text:p>
          </table:table-cell>
          <table:table-cell office:value-type="string">
            <text:p>xxx</text:p>
          </table:table-cell>
          <table:table-cell table:formula="of:=&quot;  &lt;data name=&quot;&quot;&quot;&amp;[.$A66]&amp;&quot;&quot;&quot; xml:space=&quot;&quot;preserve&quot;&quot;&gt; &lt;value&gt;&quot;&amp;[.B66]&amp;&quot;&lt;/value&gt; &lt;/data&gt;&quot;" office:value-type="string" office:string-value="  &lt;data name=&quot;User logout&quot; xml:space=&quot;preserve&quot;&gt; &lt;value&gt;User logout&lt;/value&gt; &lt;/data&gt;">
            <text:p><text:s text:c="2"/>&lt;data name="User logout" xml:space="preserve"&gt; &lt;value&gt;User logout&lt;/value&gt; &lt;/data&gt;</text:p>
          </table:table-cell>
          <table:table-cell table:formula="of:=&quot;  &lt;data name=&quot;&quot;&quot;&amp;[.$A66]&amp;&quot;&quot;&quot; xml:space=&quot;&quot;preserve&quot;&quot;&gt; &lt;value&gt;&quot;&amp;[.C66]&amp;&quot;&lt;/value&gt; &lt;/data&gt;&quot;" office:value-type="string" office:string-value="  &lt;data name=&quot;User logout&quot; xml:space=&quot;preserve&quot;&gt; &lt;value&gt;Se deconnecter&lt;/value&gt; &lt;/data&gt;">
            <text:p><text:s text:c="2"/>&lt;data name="User logout" xml:space="preserve"&gt; &lt;value&gt;Se deconnecter&lt;/value&gt; &lt;/data&gt;</text:p>
          </table:table-cell>
          <table:table-cell table:style-name="ce22" table:formula="of:=&quot;  &lt;data name=&quot;&quot;&quot;&amp;[.$A66]&amp;&quot;&quot;&quot; xml:space=&quot;&quot;preserve&quot;&quot;&gt; &lt;value&gt;&quot;&amp;[.D66]&amp;&quot;&lt;/value&gt; &lt;/data&gt;&quot;" office:value-type="string" office:string-value="  &lt;data name=&quot;User logout&quot; xml:space=&quot;preserve&quot;&gt; &lt;value&gt;xxx&lt;/value&gt; &lt;/data&gt;">
            <text:p><text:s text:c="2"/>&lt;data name="User logou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registration</text:p>
          </table:table-cell>
          <table:table-cell office:value-type="string">
            <text:p>Créer un compte</text:p>
          </table:table-cell>
          <table:table-cell office:value-type="string">
            <text:p>xxx</text:p>
          </table:table-cell>
          <table:table-cell table:formula="of:=&quot;  &lt;data name=&quot;&quot;&quot;&amp;[.$A67]&amp;&quot;&quot;&quot; xml:space=&quot;&quot;preserve&quot;&quot;&gt; &lt;value&gt;&quot;&amp;[.B67]&amp;&quot;&lt;/value&gt; &lt;/data&gt;&quot;" office:value-type="string" office:string-value="  &lt;data name=&quot;User registration&quot; xml:space=&quot;preserve&quot;&gt; &lt;value&gt;User registration&lt;/value&gt; &lt;/data&gt;">
            <text:p><text:s text:c="2"/>&lt;data name="User registration" xml:space="preserve"&gt; &lt;value&gt;User registration&lt;/value&gt; &lt;/data&gt;</text:p>
          </table:table-cell>
          <table:table-cell table:formula="of:=&quot;  &lt;data name=&quot;&quot;&quot;&amp;[.$A67]&amp;&quot;&quot;&quot; xml:space=&quot;&quot;preserve&quot;&quot;&gt; &lt;value&gt;&quot;&amp;[.C67]&amp;&quot;&lt;/value&gt; &lt;/data&gt;&quot;" office:value-type="string" office:string-value="  &lt;data name=&quot;User registration&quot; xml:space=&quot;preserve&quot;&gt; &lt;value&gt;Créer un compte&lt;/value&gt; &lt;/data&gt;">
            <text:p><text:s text:c="2"/>&lt;data name="User registration" xml:space="preserve"&gt; &lt;value&gt;Créer un compte&lt;/value&gt; &lt;/data&gt;</text:p>
          </table:table-cell>
          <table:table-cell table:style-name="ce22" table:formula="of:=&quot;  &lt;data name=&quot;&quot;&quot;&amp;[.$A67]&amp;&quot;&quot;&quot; xml:space=&quot;&quot;preserve&quot;&quot;&gt; &lt;value&gt;&quot;&amp;[.D67]&amp;&quot;&lt;/value&gt; &lt;/data&gt;&quot;" office:value-type="string" office:string-value="  &lt;data name=&quot;User registration&quot; xml:space=&quot;preserve&quot;&gt; &lt;value&gt;xxx&lt;/value&gt; &lt;/data&gt;">
            <text:p><text:s text:c="2"/>&lt;data name="User registr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User set location</text:p>
          </table:table-cell>
          <table:table-cell office:value-type="string">
            <text:p>Set location</text:p>
          </table:table-cell>
          <table:table-cell office:value-type="string">
            <text:p>Position utilisateur</text:p>
          </table:table-cell>
          <table:table-cell office:value-type="string">
            <text:p>xxx</text:p>
          </table:table-cell>
          <table:table-cell table:formula="of:=&quot;  &lt;data name=&quot;&quot;&quot;&amp;[.$A68]&amp;&quot;&quot;&quot; xml:space=&quot;&quot;preserve&quot;&quot;&gt; &lt;value&gt;&quot;&amp;[.B68]&amp;&quot;&lt;/value&gt; &lt;/data&gt;&quot;" office:value-type="string" office:string-value="  &lt;data name=&quot;User set location&quot; xml:space=&quot;preserve&quot;&gt; &lt;value&gt;Set location&lt;/value&gt; &lt;/data&gt;">
            <text:p><text:s text:c="2"/>&lt;data name="User set location" xml:space="preserve"&gt; &lt;value&gt;Set location&lt;/value&gt; &lt;/data&gt;</text:p>
          </table:table-cell>
          <table:table-cell table:formula="of:=&quot;  &lt;data name=&quot;&quot;&quot;&amp;[.$A68]&amp;&quot;&quot;&quot; xml:space=&quot;&quot;preserve&quot;&quot;&gt; &lt;value&gt;&quot;&amp;[.C68]&amp;&quot;&lt;/value&gt; &lt;/data&gt;&quot;" office:value-type="string" office:string-value="  &lt;data name=&quot;User set location&quot; xml:space=&quot;preserve&quot;&gt; &lt;value&gt;Position utilisateur&lt;/value&gt; &lt;/data&gt;">
            <text:p><text:s text:c="2"/>&lt;data name="User set location" xml:space="preserve"&gt; &lt;value&gt;Position utilisateur&lt;/value&gt; &lt;/data&gt;</text:p>
          </table:table-cell>
          <table:table-cell table:style-name="ce22" table:formula="of:=&quot;  &lt;data name=&quot;&quot;&quot;&amp;[.$A68]&amp;&quot;&quot;&quot; xml:space=&quot;&quot;preserve&quot;&quot;&gt; &lt;value&gt;&quot;&amp;[.D68]&amp;&quot;&lt;/value&gt; &lt;/data&gt;&quot;" office:value-type="string" office:string-value="  &lt;data name=&quot;User set location&quot; xml:space=&quot;preserve&quot;&gt; &lt;value&gt;xxx&lt;/value&gt; &lt;/data&gt;">
            <text:p><text:s text:c="2"/>&lt;data name="User set loc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Your account</text:p>
          </table:table-cell>
          <table:table-cell office:value-type="string">
            <text:p>Votre compte</text:p>
          </table:table-cell>
          <table:table-cell office:value-type="string">
            <text:p>xxx</text:p>
          </table:table-cell>
          <table:table-cell table:formula="of:=&quot;  &lt;data name=&quot;&quot;&quot;&amp;[.$A69]&amp;&quot;&quot;&quot; xml:space=&quot;&quot;preserve&quot;&quot;&gt; &lt;value&gt;&quot;&amp;[.B69]&amp;&quot;&lt;/value&gt; &lt;/data&gt;&quot;" office:value-type="string" office:string-value="  &lt;data name=&quot;Your account&quot; xml:space=&quot;preserve&quot;&gt; &lt;value&gt;Your account&lt;/value&gt; &lt;/data&gt;">
            <text:p><text:s text:c="2"/>&lt;data name="Your account" xml:space="preserve"&gt; &lt;value&gt;Your account&lt;/value&gt; &lt;/data&gt;</text:p>
          </table:table-cell>
          <table:table-cell table:formula="of:=&quot;  &lt;data name=&quot;&quot;&quot;&amp;[.$A69]&amp;&quot;&quot;&quot; xml:space=&quot;&quot;preserve&quot;&quot;&gt; &lt;value&gt;&quot;&amp;[.C69]&amp;&quot;&lt;/value&gt; &lt;/data&gt;&quot;" office:value-type="string" office:string-value="  &lt;data name=&quot;Your account&quot; xml:space=&quot;preserve&quot;&gt; &lt;value&gt;Votre compte&lt;/value&gt; &lt;/data&gt;">
            <text:p><text:s text:c="2"/>&lt;data name="Your account" xml:space="preserve"&gt; &lt;value&gt;Votre compte&lt;/value&gt; &lt;/data&gt;</text:p>
          </table:table-cell>
          <table:table-cell table:style-name="ce22" table:formula="of:=&quot;  &lt;data name=&quot;&quot;&quot;&amp;[.$A69]&amp;&quot;&quot;&quot; xml:space=&quot;&quot;preserve&quot;&quot;&gt; &lt;value&gt;&quot;&amp;[.D69]&amp;&quot;&lt;/value&gt; &lt;/data&gt;&quot;" office:value-type="string" office:string-value="  &lt;data name=&quot;Your account&quot; xml:space=&quot;preserve&quot;&gt; &lt;value&gt;xxx&lt;/value&gt; &lt;/data&gt;">
            <text:p><text:s text:c="2"/>&lt;data name="Your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Bienvenue</text:p>
          </table:table-cell>
          <table:table-cell office:value-type="string">
            <text:p>xxx</text:p>
          </table:table-cell>
          <table:table-cell table:formula="of:=&quot;  &lt;data name=&quot;&quot;&quot;&amp;[.$A70]&amp;&quot;&quot;&quot; xml:space=&quot;&quot;preserve&quot;&quot;&gt; &lt;value&gt;&quot;&amp;[.B70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$A70]&amp;&quot;&quot;&quot; xml:space=&quot;&quot;preserve&quot;&quot;&gt; &lt;value&gt;&quot;&amp;[.C70]&amp;&quot;&lt;/value&gt; &lt;/data&gt;&quot;" office:value-type="string" office:string-value="  &lt;data name=&quot;Welcome&quot; xml:space=&quot;preserve&quot;&gt; &lt;value&gt;Bienvenue&lt;/value&gt; &lt;/data&gt;">
            <text:p><text:s text:c="2"/>&lt;data name="Welcome" xml:space="preserve"&gt; &lt;value&gt;Bienvenue&lt;/value&gt; &lt;/data&gt;</text:p>
          </table:table-cell>
          <table:table-cell table:style-name="ce22" table:formula="of:=&quot;  &lt;data name=&quot;&quot;&quot;&amp;[.$A70]&amp;&quot;&quot;&quot; xml:space=&quot;&quot;preserve&quot;&quot;&gt; &lt;value&gt;&quot;&amp;[.D70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title</text:p>
          </table:table-cell>
          <table:table-cell table:style-name="ce24" office:value-type="string">
            <text:p>We have matching routes</text:p>
          </table:table-cell>
          <table:table-cell office:value-type="string">
            <text:p>Nous avons des trajets similaires</text:p>
          </table:table-cell>
          <table:table-cell office:value-type="string">
            <text:p>xxx</text:p>
          </table:table-cell>
          <table:table-cell table:formula="of:=&quot;  &lt;data name=&quot;&quot;&quot;&amp;[.$A71]&amp;&quot;&quot;&quot; xml:space=&quot;&quot;preserve&quot;&quot;&gt; &lt;value&gt;&quot;&amp;[.B71]&amp;&quot;&lt;/value&gt; &lt;/data&gt;&quot;" office:value-type="string" office:string-value="  &lt;data name=&quot;Mail contact title&quot; xml:space=&quot;preserve&quot;&gt; &lt;value&gt;We have matching routes&lt;/value&gt; &lt;/data&gt;">
            <text:p><text:s text:c="2"/>&lt;data name="Mail contact title" xml:space="preserve"&gt; &lt;value&gt;We have matching routes&lt;/value&gt; &lt;/data&gt;</text:p>
          </table:table-cell>
          <table:table-cell table:formula="of:=&quot;  &lt;data name=&quot;&quot;&quot;&amp;[.$A71]&amp;&quot;&quot;&quot; xml:space=&quot;&quot;preserve&quot;&quot;&gt; &lt;value&gt;&quot;&amp;[.C71]&amp;&quot;&lt;/value&gt; &lt;/data&gt;&quot;" office:value-type="string" office:string-value="  &lt;data name=&quot;Mail contact title&quot; xml:space=&quot;preserve&quot;&gt; &lt;value&gt;Nous avons des trajets similaires&lt;/value&gt; &lt;/data&gt;">
            <text:p><text:s text:c="2"/>&lt;data name="Mail contact title" xml:space="preserve"&gt; &lt;value&gt;Nous avons des trajets similaires&lt;/value&gt; &lt;/data&gt;</text:p>
          </table:table-cell>
          <table:table-cell table:style-name="ce22" table:formula="of:=&quot;  &lt;data name=&quot;&quot;&quot;&amp;[.$A71]&amp;&quot;&quot;&quot; xml:space=&quot;&quot;preserve&quot;&quot;&gt; &lt;value&gt;&quot;&amp;[.D71]&amp;&quot;&lt;/value&gt; &lt;/data&gt;&quot;" office:value-type="string" office:string-value="  &lt;data name=&quot;Mail contact title&quot; xml:space=&quot;preserve&quot;&gt; &lt;value&gt;xxx&lt;/value&gt; &lt;/data&gt;">
            <text:p><text:s text:c="2"/>&lt;data name="Mail contact title" xml:space="preserve"&gt; &lt;value&gt;xxx&lt;/value&gt; &lt;/data&gt;</text:p>
          </table:table-cell>
          <table:table-cell table:style-name="ce31" office:value-type="string">
            <text:p>Mail messages</text:p>
          </table:table-cell>
          <table:table-cell table:number-columns-repeated="1016"/>
        </table:table-row>
        <table:table-row table:style-name="ro2">
          <table:table-cell office:value-type="string">
            <text:p>Mail contact msg</text:p>
          </table:table-cell>
          <table:table-cell table:style-name="ce24" office:value-type="string">
            <text:p>I have found that our commute routes are quite similar, can we get in touch to see if we can commute togther ?</text:p>
          </table:table-cell>
          <table:table-cell office:value-type="string">
            <text:p>J'ai identifi<text:span text:style-name="T8">é que nos routes sont similaires, est-ce que nous pouvons faire les trajets ensembles ?</text:span></text:p>
          </table:table-cell>
          <table:table-cell office:value-type="string">
            <text:p>xxx</text:p>
          </table:table-cell>
          <table:table-cell table:formula="of:=&quot;  &lt;data name=&quot;&quot;&quot;&amp;[.$A72]&amp;&quot;&quot;&quot; xml:space=&quot;&quot;preserve&quot;&quot;&gt; &lt;value&gt;&quot;&amp;[.B72]&amp;&quot;&lt;/value&gt; &lt;/data&gt;&quot;" office:value-type="string" office:string-value="  &lt;data name=&quot;Mail contact msg&quot; xml:space=&quot;preserve&quot;&gt; &lt;value&gt;I have found that our commute routes are quite similar, can we get in touch to see if we can commute togther ?&lt;/value&gt; &lt;/data&gt;">
            <text:p><text:s text:c="2"/>&lt;data name="Mail contact msg" xml:space="preserve"&gt; &lt;value&gt;I have found that our commute routes are quite similar, can we get in touch to see if we can commute togther ?&lt;/value&gt; &lt;/data&gt;</text:p>
          </table:table-cell>
          <table:table-cell table:formula="of:=&quot;  &lt;data name=&quot;&quot;&quot;&amp;[.$A72]&amp;&quot;&quot;&quot; xml:space=&quot;&quot;preserve&quot;&quot;&gt; &lt;value&gt;&quot;&amp;[.C72]&amp;&quot;&lt;/value&gt; &lt;/data&gt;&quot;" office:value-type="string" office:string-value="  &lt;data name=&quot;Mail contact msg&quot; xml:space=&quot;preserve&quot;&gt; &lt;value&gt;J'ai identifié que nos routes sont similaires, est-ce que nous pouvons faire les trajets ensembles ?&lt;/value&gt; &lt;/data&gt;">
            <text:p><text:s text:c="2"/>&lt;data name="Mail contact msg" xml:space="preserve"&gt; &lt;value&gt;J'ai identifié que nos routes sont similaires, est-ce que nous pouvons faire les trajets ensembles ?&lt;/value&gt; &lt;/data&gt;</text:p>
          </table:table-cell>
          <table:table-cell table:style-name="ce22" table:formula="of:=&quot;  &lt;data name=&quot;&quot;&quot;&amp;[.$A72]&amp;&quot;&quot;&quot; xml:space=&quot;&quot;preserve&quot;&quot;&gt; &lt;value&gt;&quot;&amp;[.D72]&amp;&quot;&lt;/value&gt; &lt;/data&gt;&quot;" office:value-type="string" office:string-value="  &lt;data name=&quot;Mail contact msg&quot; xml:space=&quot;preserve&quot;&gt; &lt;value&gt;xxx&lt;/value&gt; &lt;/data&gt;">
            <text:p><text:s text:c="2"/>&lt;data name="Mail contact msg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reply</text:p>
          </table:table-cell>
          <table:table-cell table:style-name="ce24" office:value-type="string">
            <text:p>Just reply to this mail to contact me (you will see my mail address).</text:p>
          </table:table-cell>
          <table:table-cell office:value-type="string">
            <text:p>Pour me contacter il suffit de r<text:span text:style-name="T8">épondre à ce mail (vous verrez alors mon adresse mail).</text:span></text:p>
          </table:table-cell>
          <table:table-cell office:value-type="string">
            <text:p>xxx</text:p>
          </table:table-cell>
          <table:table-cell table:formula="of:=&quot;  &lt;data name=&quot;&quot;&quot;&amp;[.$A73]&amp;&quot;&quot;&quot; xml:space=&quot;&quot;preserve&quot;&quot;&gt; &lt;value&gt;&quot;&amp;[.B73]&amp;&quot;&lt;/value&gt; &lt;/data&gt;&quot;" office:value-type="string" office:string-value="  &lt;data name=&quot;Mail contact reply&quot; xml:space=&quot;preserve&quot;&gt; &lt;value&gt;Just reply to this mail to contact me (you will see my mail address).&lt;/value&gt; &lt;/data&gt;">
            <text:p><text:s text:c="2"/>&lt;data name="Mail contact reply" xml:space="preserve"&gt; &lt;value&gt;Just reply to this mail to contact me (you will see my mail address).&lt;/value&gt; &lt;/data&gt;</text:p>
          </table:table-cell>
          <table:table-cell table:formula="of:=&quot;  &lt;data name=&quot;&quot;&quot;&amp;[.$A73]&amp;&quot;&quot;&quot; xml:space=&quot;&quot;preserve&quot;&quot;&gt; &lt;value&gt;&quot;&amp;[.C73]&amp;&quot;&lt;/value&gt; &lt;/data&gt;&quot;" office:value-type="string" office:string-value="  &lt;data name=&quot;Mail contact reply&quot; xml:space=&quot;preserve&quot;&gt; &lt;value&gt;Pour me contacter il suffit de répondre à ce mail (vous verrez alors mon adresse mail).&lt;/value&gt; &lt;/data&gt;">
            <text:p><text:s text:c="2"/>&lt;data name="Mail contact reply" xml:space="preserve"&gt; &lt;value&gt;Pour me contacter il suffit de répondre à ce mail (vous verrez alors mon adresse mail).&lt;/value&gt; &lt;/data&gt;</text:p>
          </table:table-cell>
          <table:table-cell table:style-name="ce22" table:formula="of:=&quot;  &lt;data name=&quot;&quot;&quot;&amp;[.$A73]&amp;&quot;&quot;&quot; xml:space=&quot;&quot;preserve&quot;&quot;&gt; &lt;value&gt;&quot;&amp;[.D73]&amp;&quot;&lt;/value&gt; &lt;/data&gt;&quot;" office:value-type="string" office:string-value="  &lt;data name=&quot;Mail contact reply&quot; xml:space=&quot;preserve&quot;&gt; &lt;value&gt;xxx&lt;/value&gt; &lt;/data&gt;">
            <text:p><text:s text:c="2"/>&lt;data name="Mail contact reply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ap</text:p>
          </table:table-cell>
          <table:table-cell table:style-name="ce24" office:value-type="string">
            <text:p>The map below shows our two routes:</text:p>
          </table:table-cell>
          <table:table-cell office:value-type="string">
            <text:p>La carte ci-dessous montre nos trajets:</text:p>
          </table:table-cell>
          <table:table-cell office:value-type="string">
            <text:p>xxx</text:p>
          </table:table-cell>
          <table:table-cell table:formula="of:=&quot;  &lt;data name=&quot;&quot;&quot;&amp;[.$A74]&amp;&quot;&quot;&quot; xml:space=&quot;&quot;preserve&quot;&quot;&gt; &lt;value&gt;&quot;&amp;[.B74]&amp;&quot;&lt;/value&gt; &lt;/data&gt;&quot;" office:value-type="string" office:string-value="  &lt;data name=&quot;Mail contact map&quot; xml:space=&quot;preserve&quot;&gt; &lt;value&gt;The map below shows our two routes:&lt;/value&gt; &lt;/data&gt;">
            <text:p><text:s text:c="2"/>&lt;data name="Mail contact map" xml:space="preserve"&gt; &lt;value&gt;The map below shows our two routes:&lt;/value&gt; &lt;/data&gt;</text:p>
          </table:table-cell>
          <table:table-cell table:formula="of:=&quot;  &lt;data name=&quot;&quot;&quot;&amp;[.$A74]&amp;&quot;&quot;&quot; xml:space=&quot;&quot;preserve&quot;&quot;&gt; &lt;value&gt;&quot;&amp;[.C74]&amp;&quot;&lt;/value&gt; &lt;/data&gt;&quot;" office:value-type="string" office:string-value="  &lt;data name=&quot;Mail contact map&quot; xml:space=&quot;preserve&quot;&gt; &lt;value&gt;La carte ci-dessous montre nos trajets:&lt;/value&gt; &lt;/data&gt;">
            <text:p><text:s text:c="2"/>&lt;data name="Mail contact map" xml:space="preserve"&gt; &lt;value&gt;La carte ci-dessous montre nos trajets:&lt;/value&gt; &lt;/data&gt;</text:p>
          </table:table-cell>
          <table:table-cell table:style-name="ce22" table:formula="of:=&quot;  &lt;data name=&quot;&quot;&quot;&amp;[.$A74]&amp;&quot;&quot;&quot; xml:space=&quot;&quot;preserve&quot;&quot;&gt; &lt;value&gt;&quot;&amp;[.D74]&amp;&quot;&lt;/value&gt; &lt;/data&gt;&quot;" office:value-type="string" office:string-value="  &lt;data name=&quot;Mail contact map&quot; xml:space=&quot;preserve&quot;&gt; &lt;value&gt;xxx&lt;/value&gt; &lt;/data&gt;">
            <text:p><text:s text:c="2"/>&lt;data name="Mail contact ma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ap title</text:p>
          </table:table-cell>
          <table:table-cell table:style-name="ce24" office:value-type="string">
            <text:p>This map is just a picture. Click the map to view it as a Goole map in Commute.</text:p>
          </table:table-cell>
          <table:table-cell office:value-type="string">
            <text:p>Cette carte est juste une image. Cliquez sur la carte pour visualiser cette carte Google avec Commute</text:p>
          </table:table-cell>
          <table:table-cell office:value-type="string">
            <text:p>xxx</text:p>
          </table:table-cell>
          <table:table-cell table:formula="of:=&quot;  &lt;data name=&quot;&quot;&quot;&amp;[.$A75]&amp;&quot;&quot;&quot; xml:space=&quot;&quot;preserve&quot;&quot;&gt; &lt;value&gt;&quot;&amp;[.B75]&amp;&quot;&lt;/value&gt; &lt;/data&gt;&quot;" office:value-type="string" office:string-value="  &lt;data name=&quot;Mail contact map title&quot; xml:space=&quot;preserve&quot;&gt; &lt;value&gt;This map is just a picture. Click the map to view it as a Goole map in Commute.&lt;/value&gt; &lt;/data&gt;">
            <text:p><text:s text:c="2"/>&lt;data name="Mail contact map title" xml:space="preserve"&gt; &lt;value&gt;This map is just a picture. Click the map to view it as a Goole map in Commute.&lt;/value&gt; &lt;/data&gt;</text:p>
          </table:table-cell>
          <table:table-cell table:formula="of:=&quot;  &lt;data name=&quot;&quot;&quot;&amp;[.$A75]&amp;&quot;&quot;&quot; xml:space=&quot;&quot;preserve&quot;&quot;&gt; &lt;value&gt;&quot;&amp;[.C75]&amp;&quot;&lt;/value&gt; &lt;/data&gt;&quot;" office:value-type="string" office:string-value="  &lt;data name=&quot;Mail contact map title&quot; xml:space=&quot;preserve&quot;&gt; &lt;value&gt;Cette carte est juste une image. Cliquez sur la carte pour visualiser cette carte Google avec Commute&lt;/value&gt; &lt;/data&gt;">
            <text:p><text:s text:c="2"/>&lt;data name="Mail contact map title" xml:space="preserve"&gt; &lt;value&gt;Cette carte est juste une image. Cliquez sur la carte pour visualiser cette carte Google avec Commute&lt;/value&gt; &lt;/data&gt;</text:p>
          </table:table-cell>
          <table:table-cell table:style-name="ce22" table:formula="of:=&quot;  &lt;data name=&quot;&quot;&quot;&amp;[.$A75]&amp;&quot;&quot;&quot; xml:space=&quot;&quot;preserve&quot;&quot;&gt; &lt;value&gt;&quot;&amp;[.D75]&amp;&quot;&lt;/value&gt; &lt;/data&gt;&quot;" office:value-type="string" office:string-value="  &lt;data name=&quot;Mail contact map title&quot; xml:space=&quot;preserve&quot;&gt; &lt;value&gt;xxx&lt;/value&gt; &lt;/data&gt;">
            <text:p><text:s text:c="2"/>&lt;data name="Mail contact map titl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welcome</text:p>
          </table:table-cell>
          <table:table-cell table:style-name="ce24" office:value-type="string">
            <text:p>Welcome to Commute !</text:p>
          </table:table-cell>
          <table:table-cell office:value-type="string">
            <text:p>Bienvene à Commute !</text:p>
          </table:table-cell>
          <table:table-cell office:value-type="string">
            <text:p>xxx</text:p>
          </table:table-cell>
          <table:table-cell table:formula="of:=&quot;  &lt;data name=&quot;&quot;&quot;&amp;[.$A76]&amp;&quot;&quot;&quot; xml:space=&quot;&quot;preserve&quot;&quot;&gt; &lt;value&gt;&quot;&amp;[.B76]&amp;&quot;&lt;/value&gt; &lt;/data&gt;&quot;" office:value-type="string" office:string-value="  &lt;data name=&quot;Mail welcome welcome&quot; xml:space=&quot;preserve&quot;&gt; &lt;value&gt;Welcome to Commute !&lt;/value&gt; &lt;/data&gt;">
            <text:p><text:s text:c="2"/>&lt;data name="Mail welcome welcome" xml:space="preserve"&gt; &lt;value&gt;Welcome to Commute !&lt;/value&gt; &lt;/data&gt;</text:p>
          </table:table-cell>
          <table:table-cell table:formula="of:=&quot;  &lt;data name=&quot;&quot;&quot;&amp;[.$A76]&amp;&quot;&quot;&quot; xml:space=&quot;&quot;preserve&quot;&quot;&gt; &lt;value&gt;&quot;&amp;[.C76]&amp;&quot;&lt;/value&gt; &lt;/data&gt;&quot;" office:value-type="string" office:string-value="  &lt;data name=&quot;Mail welcome welcome&quot; xml:space=&quot;preserve&quot;&gt; &lt;value&gt;Bienvene à Commute !&lt;/value&gt; &lt;/data&gt;">
            <text:p><text:s text:c="2"/>&lt;data name="Mail welcome welcome" xml:space="preserve"&gt; &lt;value&gt;Bienvene à Commute !&lt;/value&gt; &lt;/data&gt;</text:p>
          </table:table-cell>
          <table:table-cell table:style-name="ce22" table:formula="of:=&quot;  &lt;data name=&quot;&quot;&quot;&amp;[.$A76]&amp;&quot;&quot;&quot; xml:space=&quot;&quot;preserve&quot;&quot;&gt; &lt;value&gt;&quot;&amp;[.D76]&amp;&quot;&lt;/value&gt; &lt;/data&gt;&quot;" office:value-type="string" office:string-value="  &lt;data name=&quot;Mail welcome welcome&quot; xml:space=&quot;preserve&quot;&gt; &lt;value&gt;xxx&lt;/value&gt; &lt;/data&gt;">
            <text:p><text:s text:c="2"/>&lt;data name="Mail welcome welco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created</text:p>
          </table:table-cell>
          <table:table-cell table:style-name="ce24" office:value-type="string">
            <text:p><text:span text:style-name="T6">has been sucessfuly created. &amp;lt;p&amp;gt;</text:span><text:span text:style-name="T7">You can now register routes and find commuters with similar routes as yours.</text:span><text:span text:style-name="T6">&amp;lt;/p&amp;gt;</text:span></text:p>
          </table:table-cell>
          <table:table-cell office:value-type="string">
            <text:p>a bien été créé. &amp;lt;p&amp;gt;Vous pouvez maintenant cr<text:span text:style-name="T9">éer des trajets et rechercher des personnes avec des trajets similaires au votre</text:span>.&amp;lt;/p&amp;gt;</text:p>
          </table:table-cell>
          <table:table-cell office:value-type="string">
            <text:p>xxx</text:p>
          </table:table-cell>
          <table:table-cell table:formula="of:=&quot;  &lt;data name=&quot;&quot;&quot;&amp;[.$A77]&amp;&quot;&quot;&quot; xml:space=&quot;&quot;preserve&quot;&quot;&gt; &lt;value&gt;&quot;&amp;[.B77]&amp;&quot;&lt;/value&gt; &lt;/data&gt;&quot;" office:value-type="string" office:string-value="  &lt;data name=&quot;Mail welcome created&quot; xml:space=&quot;preserve&quot;&gt; &lt;value&gt;has been sucessfuly created. &amp;lt;p&amp;gt;You can now register routes and find commuters with similar routes as yours.&amp;lt;/p&amp;gt;&lt;/value&gt; &lt;/data&gt;">
            <text:p><text:s text:c="2"/>&lt;data name="Mail welcome created" xml:space="preserve"&gt; &lt;value&gt;has been sucessfuly created. &amp;lt;p&amp;gt;You can now register routes and find commuters with similar routes as yours.&amp;lt;/p&amp;gt;&lt;/value&gt; &lt;/data&gt;</text:p>
          </table:table-cell>
          <table:table-cell table:formula="of:=&quot;  &lt;data name=&quot;&quot;&quot;&amp;[.$A77]&amp;&quot;&quot;&quot; xml:space=&quot;&quot;preserve&quot;&quot;&gt; &lt;value&gt;&quot;&amp;[.C77]&amp;&quot;&lt;/value&gt; &lt;/data&gt;&quot;" office:value-type="string" office:string-value="  &lt;data name=&quot;Mail welcome created&quot; xml:space=&quot;preserve&quot;&gt; &lt;value&gt;a bien été créé. &amp;lt;p&amp;gt;Vous pouvez maintenant créer des trajets et rechercher des personnes avec des trajets similaires au votre.&amp;lt;/p&amp;gt;&lt;/value&gt; &lt;/data&gt;">
            <text:p><text:s text:c="2"/>&lt;data name="Mail welcome created" xml:space="preserve"&gt; &lt;value&gt;a bien été créé. &amp;lt;p&amp;gt;Vous pouvez maintenant créer des trajets et rechercher des personnes avec des trajets similaires au votre.&amp;lt;/p&amp;gt;&lt;/value&gt; &lt;/data&gt;</text:p>
          </table:table-cell>
          <table:table-cell table:style-name="ce22" table:formula="of:=&quot;  &lt;data name=&quot;&quot;&quot;&amp;[.$A77]&amp;&quot;&quot;&quot; xml:space=&quot;&quot;preserve&quot;&quot;&gt; &lt;value&gt;&quot;&amp;[.D77]&amp;&quot;&lt;/value&gt; &lt;/data&gt;&quot;" office:value-type="string" office:string-value="  &lt;data name=&quot;Mail welcome created&quot; xml:space=&quot;preserve&quot;&gt; &lt;value&gt;xxx&lt;/value&gt; &lt;/data&gt;">
            <text:p><text:s text:c="2"/>&lt;data name="Mail welcome create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start</text:p>
          </table:table-cell>
          <table:table-cell table:style-name="ce25" office:value-type="string">
            <text:p>To get started, read the</text:p>
          </table:table-cell>
          <table:table-cell office:value-type="string">
            <text:p>Pour bien d<text:span text:style-name="T8">émarrer, lisez notre</text:span></text:p>
          </table:table-cell>
          <table:table-cell office:value-type="string">
            <text:p>xxx</text:p>
          </table:table-cell>
          <table:table-cell table:formula="of:=&quot;  &lt;data name=&quot;&quot;&quot;&amp;[.$A78]&amp;&quot;&quot;&quot; xml:space=&quot;&quot;preserve&quot;&quot;&gt; &lt;value&gt;&quot;&amp;[.B78]&amp;&quot;&lt;/value&gt; &lt;/data&gt;&quot;" office:value-type="string" office:string-value="  &lt;data name=&quot;Mail welcome start&quot; xml:space=&quot;preserve&quot;&gt; &lt;value&gt;To get started, read the&lt;/value&gt; &lt;/data&gt;">
            <text:p><text:s text:c="2"/>&lt;data name="Mail welcome start" xml:space="preserve"&gt; &lt;value&gt;To get started, read the&lt;/value&gt; &lt;/data&gt;</text:p>
          </table:table-cell>
          <table:table-cell table:formula="of:=&quot;  &lt;data name=&quot;&quot;&quot;&amp;[.$A78]&amp;&quot;&quot;&quot; xml:space=&quot;&quot;preserve&quot;&quot;&gt; &lt;value&gt;&quot;&amp;[.C78]&amp;&quot;&lt;/value&gt; &lt;/data&gt;&quot;" office:value-type="string" office:string-value="  &lt;data name=&quot;Mail welcome start&quot; xml:space=&quot;preserve&quot;&gt; &lt;value&gt;Pour bien démarrer, lisez notre&lt;/value&gt; &lt;/data&gt;">
            <text:p><text:s text:c="2"/>&lt;data name="Mail welcome start" xml:space="preserve"&gt; &lt;value&gt;Pour bien démarrer, lisez notre&lt;/value&gt; &lt;/data&gt;</text:p>
          </table:table-cell>
          <table:table-cell table:style-name="ce22" table:formula="of:=&quot;  &lt;data name=&quot;&quot;&quot;&amp;[.$A78]&amp;&quot;&quot;&quot; xml:space=&quot;&quot;preserve&quot;&quot;&gt; &lt;value&gt;&quot;&amp;[.D78]&amp;&quot;&lt;/value&gt; &lt;/data&gt;&quot;" office:value-type="string" office:string-value="  &lt;data name=&quot;Mail welcome start&quot; xml:space=&quot;preserve&quot;&gt; &lt;value&gt;xxx&lt;/value&gt; &lt;/data&gt;">
            <text:p><text:s text:c="2"/>&lt;data name="Mail welcome star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forum</text:p>
          </table:table-cell>
          <table:table-cell table:style-name="ce24" office:value-type="string">
            <text:p>To register issues, ask for help, request features use the</text:p>
          </table:table-cell>
          <table:table-cell office:value-type="string">
            <text:p>Pour reporter des probl<text:span text:style-name="T8">èmes, demander de l'aide, suggérer de nouvelles fonctionnalités utilisez le</text:span></text:p>
          </table:table-cell>
          <table:table-cell office:value-type="string">
            <text:p>xxx</text:p>
          </table:table-cell>
          <table:table-cell table:formula="of:=&quot;  &lt;data name=&quot;&quot;&quot;&amp;[.$A79]&amp;&quot;&quot;&quot; xml:space=&quot;&quot;preserve&quot;&quot;&gt; &lt;value&gt;&quot;&amp;[.B79]&amp;&quot;&lt;/value&gt; &lt;/data&gt;&quot;" office:value-type="string" office:string-value="  &lt;data name=&quot;Mail welcome forum&quot; xml:space=&quot;preserve&quot;&gt; &lt;value&gt;To register issues, ask for help, request features use the&lt;/value&gt; &lt;/data&gt;">
            <text:p><text:s text:c="2"/>&lt;data name="Mail welcome forum" xml:space="preserve"&gt; &lt;value&gt;To register issues, ask for help, request features use the&lt;/value&gt; &lt;/data&gt;</text:p>
          </table:table-cell>
          <table:table-cell table:formula="of:=&quot;  &lt;data name=&quot;&quot;&quot;&amp;[.$A79]&amp;&quot;&quot;&quot; xml:space=&quot;&quot;preserve&quot;&quot;&gt; &lt;value&gt;&quot;&amp;[.C79]&amp;&quot;&lt;/value&gt; &lt;/data&gt;&quot;" office:value-type="string" office:string-value="  &lt;data name=&quot;Mail welcome forum&quot; xml:space=&quot;preserve&quot;&gt; &lt;value&gt;Pour reporter des problèmes, demander de l'aide, suggérer de nouvelles fonctionnalités utilisez le&lt;/value&gt; &lt;/data&gt;">
            <text:p><text:s text:c="2"/>&lt;data name="Mail welcome forum" xml:space="preserve"&gt; &lt;value&gt;Pour reporter des problèmes, demander de l'aide, suggérer de nouvelles fonctionnalités utilisez le&lt;/value&gt; &lt;/data&gt;</text:p>
          </table:table-cell>
          <table:table-cell table:style-name="ce22" table:formula="of:=&quot;  &lt;data name=&quot;&quot;&quot;&amp;[.$A79]&amp;&quot;&quot;&quot; xml:space=&quot;&quot;preserve&quot;&quot;&gt; &lt;value&gt;&quot;&amp;[.D79]&amp;&quot;&lt;/value&gt; &lt;/data&gt;&quot;" office:value-type="string" office:string-value="  &lt;data name=&quot;Mail welcome forum&quot; xml:space=&quot;preserve&quot;&gt; &lt;value&gt;xxx&lt;/value&gt; &lt;/data&gt;">
            <text:p><text:s text:c="2"/>&lt;data name="Mail welcome forum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safe commute</text:p>
          </table:table-cell>
          <table:table-cell table:style-name="ce24" office:value-type="string">
            <text:p>Wish you a safe and fun commute, the Commute Team.</text:p>
          </table:table-cell>
          <table:table-cell office:value-type="string">
            <text:p>Nous vous souhaitons un agr<text:span text:style-name="T8">éable et plaisant trajet, l'équipe de Commute.</text:span></text:p>
          </table:table-cell>
          <table:table-cell office:value-type="string">
            <text:p>xxx</text:p>
          </table:table-cell>
          <table:table-cell table:formula="of:=&quot;  &lt;data name=&quot;&quot;&quot;&amp;[.$A80]&amp;&quot;&quot;&quot; xml:space=&quot;&quot;preserve&quot;&quot;&gt; &lt;value&gt;&quot;&amp;[.B80]&amp;&quot;&lt;/value&gt; &lt;/data&gt;&quot;" office:value-type="string" office:string-value="  &lt;data name=&quot;Mail welcome safe commute&quot; xml:space=&quot;preserve&quot;&gt; &lt;value&gt;Wish you a safe and fun commute, the Commute Team.&lt;/value&gt; &lt;/data&gt;">
            <text:p><text:s text:c="2"/>&lt;data name="Mail welcome safe commute" xml:space="preserve"&gt; &lt;value&gt;Wish you a safe and fun commute, the Commute Team.&lt;/value&gt; &lt;/data&gt;</text:p>
          </table:table-cell>
          <table:table-cell table:formula="of:=&quot;  &lt;data name=&quot;&quot;&quot;&amp;[.$A80]&amp;&quot;&quot;&quot; xml:space=&quot;&quot;preserve&quot;&quot;&gt; &lt;value&gt;&quot;&amp;[.C80]&amp;&quot;&lt;/value&gt; &lt;/data&gt;&quot;" office:value-type="string" office:string-value="  &lt;data name=&quot;Mail welcome safe commute&quot; xml:space=&quot;preserve&quot;&gt; &lt;value&gt;Nous vous souhaitons un agréable et plaisant trajet, l'équipe de Commute.&lt;/value&gt; &lt;/data&gt;">
            <text:p><text:s text:c="2"/>&lt;data name="Mail welcome safe commute" xml:space="preserve"&gt; &lt;value&gt;Nous vous souhaitons un agréable et plaisant trajet, l'équipe de Commute.&lt;/value&gt; &lt;/data&gt;</text:p>
          </table:table-cell>
          <table:table-cell table:style-name="ce22" table:formula="of:=&quot;  &lt;data name=&quot;&quot;&quot;&amp;[.$A80]&amp;&quot;&quot;&quot; xml:space=&quot;&quot;preserve&quot;&quot;&gt; &lt;value&gt;&quot;&amp;[.D80]&amp;&quot;&lt;/value&gt; &lt;/data&gt;&quot;" office:value-type="string" office:string-value="  &lt;data name=&quot;Mail welcome safe commute&quot; xml:space=&quot;preserve&quot;&gt; &lt;value&gt;xxx&lt;/value&gt; &lt;/data&gt;">
            <text:p><text:s text:c="2"/>&lt;data name="Mail welcome safe commu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account</text:p>
          </table:table-cell>
          <table:table-cell office:value-type="string">
            <text:p>Complete your account data and upload your picture</text:p>
          </table:table-cell>
          <table:table-cell office:value-type="string">
            <text:p>Complétez vos données personnelles et chargez votre photo</text:p>
          </table:table-cell>
          <table:table-cell office:value-type="string">
            <text:p>xxx</text:p>
          </table:table-cell>
          <table:table-cell table:formula="of:=&quot;  &lt;data name=&quot;&quot;&quot;&amp;[.$A81]&amp;&quot;&quot;&quot; xml:space=&quot;&quot;preserve&quot;&quot;&gt; &lt;value&gt;&quot;&amp;[.B81]&amp;&quot;&lt;/value&gt; &lt;/data&gt;&quot;" office:value-type="string" office:string-value="  &lt;data name=&quot;Welcome account&quot; xml:space=&quot;preserve&quot;&gt; &lt;value&gt;Complete your account data and upload your picture&lt;/value&gt; &lt;/data&gt;">
            <text:p><text:s text:c="2"/>&lt;data name="Welcome account" xml:space="preserve"&gt; &lt;value&gt;Complete your account data and upload your picture&lt;/value&gt; &lt;/data&gt;</text:p>
          </table:table-cell>
          <table:table-cell table:formula="of:=&quot;  &lt;data name=&quot;&quot;&quot;&amp;[.$A81]&amp;&quot;&quot;&quot; xml:space=&quot;&quot;preserve&quot;&quot;&gt; &lt;value&gt;&quot;&amp;[.C81]&amp;&quot;&lt;/value&gt; &lt;/data&gt;&quot;" office:value-type="string" office:string-value="  &lt;data name=&quot;Welcome account&quot; xml:space=&quot;preserve&quot;&gt; &lt;value&gt;Complétez vos données personnelles et chargez votre photo&lt;/value&gt; &lt;/data&gt;">
            <text:p><text:s text:c="2"/>&lt;data name="Welcome account" xml:space="preserve"&gt; &lt;value&gt;Complétez vos données personnelles et chargez votre photo&lt;/value&gt; &lt;/data&gt;</text:p>
          </table:table-cell>
          <table:table-cell table:style-name="ce22" table:formula="of:=&quot;  &lt;data name=&quot;&quot;&quot;&amp;[.$A81]&amp;&quot;&quot;&quot; xml:space=&quot;&quot;preserve&quot;&quot;&gt; &lt;value&gt;&quot;&amp;[.D81]&amp;&quot;&lt;/value&gt; &lt;/data&gt;&quot;" office:value-type="string" office:string-value="  &lt;data name=&quot;Welcome account&quot; xml:space=&quot;preserve&quot;&gt; &lt;value&gt;xxx&lt;/value&gt; &lt;/data&gt;">
            <text:p><text:s text:c="2"/>&lt;data name="Welcome account" xml:space="preserve"&gt; &lt;value&gt;xxx&lt;/value&gt; &lt;/data&gt;</text:p>
          </table:table-cell>
          <table:table-cell table:style-name="ce31" office:value-type="string">
            <text:p>Welcome messages</text:p>
          </table:table-cell>
          <table:table-cell table:number-columns-repeated="1016"/>
        </table:table-row>
        <table:table-row table:style-name="ro2">
          <table:table-cell office:value-type="string">
            <text:p>Welcome help</text:p>
          </table:table-cell>
          <table:table-cell office:value-type="string">
            <text:p>Read the quick start documentation to have an overview of Commute features.</text:p>
          </table:table-cell>
          <table:table-cell office:value-type="string">
            <text:p>Lisez le guide de d<text:span text:style-name="T8">émarrage rapide pour avoir condensé des fonctionnalités de Commute.</text:span></text:p>
          </table:table-cell>
          <table:table-cell office:value-type="string">
            <text:p>xxx</text:p>
          </table:table-cell>
          <table:table-cell table:formula="of:=&quot;  &lt;data name=&quot;&quot;&quot;&amp;[.$A82]&amp;&quot;&quot;&quot; xml:space=&quot;&quot;preserve&quot;&quot;&gt; &lt;value&gt;&quot;&amp;[.B82]&amp;&quot;&lt;/value&gt; &lt;/data&gt;&quot;" office:value-type="string" office:string-value="  &lt;data name=&quot;Welcome help&quot; xml:space=&quot;preserve&quot;&gt; &lt;value&gt;Read the quick start documentation to have an overview of Commute features.&lt;/value&gt; &lt;/data&gt;">
            <text:p><text:s text:c="2"/>&lt;data name="Welcome help" xml:space="preserve"&gt; &lt;value&gt;Read the quick start documentation to have an overview of Commute features.&lt;/value&gt; &lt;/data&gt;</text:p>
          </table:table-cell>
          <table:table-cell table:formula="of:=&quot;  &lt;data name=&quot;&quot;&quot;&amp;[.$A82]&amp;&quot;&quot;&quot; xml:space=&quot;&quot;preserve&quot;&quot;&gt; &lt;value&gt;&quot;&amp;[.C82]&amp;&quot;&lt;/value&gt; &lt;/data&gt;&quot;" office:value-type="string" office:string-value="  &lt;data name=&quot;Welcome help&quot; xml:space=&quot;preserve&quot;&gt; &lt;value&gt;Lisez le guide de démarrage rapide pour avoir condensé des fonctionnalités de Commute.&lt;/value&gt; &lt;/data&gt;">
            <text:p><text:s text:c="2"/>&lt;data name="Welcome help" xml:space="preserve"&gt; &lt;value&gt;Lisez le guide de démarrage rapide pour avoir condensé des fonctionnalités de Commute.&lt;/value&gt; &lt;/data&gt;</text:p>
          </table:table-cell>
          <table:table-cell table:style-name="ce22" table:formula="of:=&quot;  &lt;data name=&quot;&quot;&quot;&amp;[.$A82]&amp;&quot;&quot;&quot; xml:space=&quot;&quot;preserve&quot;&quot;&gt; &lt;value&gt;&quot;&amp;[.D82]&amp;&quot;&lt;/value&gt; &lt;/data&gt;&quot;" office:value-type="string" office:string-value="  &lt;data name=&quot;Welcome help&quot; xml:space=&quot;preserve&quot;&gt; &lt;value&gt;xxx&lt;/value&gt; &lt;/data&gt;">
            <text:p><text:s text:c="2"/>&lt;data name="Welcome hel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join</text:p>
          </table:table-cell>
          <table:table-cell office:value-type="string">
            <text:p>First, create an account to join Commute community</text:p>
          </table:table-cell>
          <table:table-cell office:value-type="string">
            <text:p>Cr<text:span text:style-name="T8">éez d'abord un compte pour rejoindre la communauté de Commute</text:span></text:p>
          </table:table-cell>
          <table:table-cell office:value-type="string">
            <text:p>xxx</text:p>
          </table:table-cell>
          <table:table-cell table:formula="of:=&quot;  &lt;data name=&quot;&quot;&quot;&amp;[.$A83]&amp;&quot;&quot;&quot; xml:space=&quot;&quot;preserve&quot;&quot;&gt; &lt;value&gt;&quot;&amp;[.B83]&amp;&quot;&lt;/value&gt; &lt;/data&gt;&quot;" office:value-type="string" office:string-value="  &lt;data name=&quot;Welcome join&quot; xml:space=&quot;preserve&quot;&gt; &lt;value&gt;First, create an account to join Commute community&lt;/value&gt; &lt;/data&gt;">
            <text:p><text:s text:c="2"/>&lt;data name="Welcome join" xml:space="preserve"&gt; &lt;value&gt;First, create an account to join Commute community&lt;/value&gt; &lt;/data&gt;</text:p>
          </table:table-cell>
          <table:table-cell table:formula="of:=&quot;  &lt;data name=&quot;&quot;&quot;&amp;[.$A83]&amp;&quot;&quot;&quot; xml:space=&quot;&quot;preserve&quot;&quot;&gt; &lt;value&gt;&quot;&amp;[.C83]&amp;&quot;&lt;/value&gt; &lt;/data&gt;&quot;" office:value-type="string" office:string-value="  &lt;data name=&quot;Welcome join&quot; xml:space=&quot;preserve&quot;&gt; &lt;value&gt;Créez d'abord un compte pour rejoindre la communauté de Commute&lt;/value&gt; &lt;/data&gt;">
            <text:p><text:s text:c="2"/>&lt;data name="Welcome join" xml:space="preserve"&gt; &lt;value&gt;Créez d'abord un compte pour rejoindre la communauté de Commute&lt;/value&gt; &lt;/data&gt;</text:p>
          </table:table-cell>
          <table:table-cell table:style-name="ce22" table:formula="of:=&quot;  &lt;data name=&quot;&quot;&quot;&amp;[.$A83]&amp;&quot;&quot;&quot; xml:space=&quot;&quot;preserve&quot;&quot;&gt; &lt;value&gt;&quot;&amp;[.D83]&amp;&quot;&lt;/value&gt; &lt;/data&gt;&quot;" office:value-type="string" office:string-value="  &lt;data name=&quot;Welcome join&quot; xml:space=&quot;preserve&quot;&gt; &lt;value&gt;xxx&lt;/value&gt; &lt;/data&gt;">
            <text:p><text:s text:c="2"/>&lt;data name="Welcome joi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mail</text:p>
          </table:table-cell>
          <table:table-cell office:value-type="string">
            <text:p>We just sent you a welcome mail with more instructions at your address: </text:p>
          </table:table-cell>
          <table:table-cell office:value-type="string">
            <text:p>Nous venons de vous envoyer un mail de bienvenue avec quelques instructions supplémentaires <text:span text:style-name="T8">à l'adresse</text:span>:</text:p>
          </table:table-cell>
          <table:table-cell office:value-type="string">
            <text:p>xxx</text:p>
          </table:table-cell>
          <table:table-cell table:formula="of:=&quot;  &lt;data name=&quot;&quot;&quot;&amp;[.$A84]&amp;&quot;&quot;&quot; xml:space=&quot;&quot;preserve&quot;&quot;&gt; &lt;value&gt;&quot;&amp;[.B84]&amp;&quot;&lt;/value&gt; &lt;/data&gt;&quot;" office:value-type="string" office:string-value="  &lt;data name=&quot;Welcome mail&quot; xml:space=&quot;preserve&quot;&gt; &lt;value&gt;We just sent you a welcome mail with more instructions at your address: &lt;/value&gt; &lt;/data&gt;">
            <text:p><text:s text:c="2"/>&lt;data name="Welcome mail" xml:space="preserve"&gt; &lt;value&gt;We just sent you a welcome mail with more instructions at your address: &lt;/value&gt; &lt;/data&gt;</text:p>
          </table:table-cell>
          <table:table-cell table:formula="of:=&quot;  &lt;data name=&quot;&quot;&quot;&amp;[.$A84]&amp;&quot;&quot;&quot; xml:space=&quot;&quot;preserve&quot;&quot;&gt; &lt;value&gt;&quot;&amp;[.C84]&amp;&quot;&lt;/value&gt; &lt;/data&gt;&quot;" office:value-type="string" office:string-value="  &lt;data name=&quot;Welcome mail&quot; xml:space=&quot;preserve&quot;&gt; &lt;value&gt;Nous venons de vous envoyer un mail de bienvenue avec quelques instructions supplémentaires à l'adresse:&lt;/value&gt; &lt;/data&gt;">
            <text:p><text:s text:c="2"/>&lt;data name="Welcome mail" xml:space="preserve"&gt; &lt;value&gt;Nous venons de vous envoyer un mail de bienvenue avec quelques instructions supplémentaires à l'adresse:&lt;/value&gt; &lt;/data&gt;</text:p>
          </table:table-cell>
          <table:table-cell table:style-name="ce22" table:formula="of:=&quot;  &lt;data name=&quot;&quot;&quot;&amp;[.$A84]&amp;&quot;&quot;&quot; xml:space=&quot;&quot;preserve&quot;&quot;&gt; &lt;value&gt;&quot;&amp;[.D84]&amp;&quot;&lt;/value&gt; &lt;/data&gt;&quot;" office:value-type="string" office:string-value="  &lt;data name=&quot;Welcome mail&quot; xml:space=&quot;preserve&quot;&gt; &lt;value&gt;xxx&lt;/value&gt; &lt;/data&gt;">
            <text:p><text:s text:c="2"/>&lt;data name="Welcome mai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message</text:p>
          </table:table-cell>
          <table:table-cell office:value-type="string">
            <text:p>Welcome to Commute, the green and friendly way to commute.</text:p>
            <text:p>&amp;lt;div&amp;gt;- Define the commute routes you seek/offer&amp;lt;/div&amp;gt;</text:p>
            <text:p>&amp;lt;div&amp;gt;- Find other commuters with similar route&amp;lt;/div&amp;gt;</text:p>
            <text:p>&amp;lt;div&amp;gt;- Get in touch with them to commute together&amp;lt;/div&amp;gt;</text:p>
            <text:p>&amp;lt;div&amp;gt;- Keep track of the expenses to share&amp;lt;/div&amp;gt;</text:p>
          </table:table-cell>
          <table:table-cell office:value-type="string">
            <text:p>Bienvene <text:span text:style-name="T8">à</text:span> Commute, le moyen sympa et responsable de faire les trajets r<text:span text:style-name="T8">éguliers</text:span>.</text:p>
            <text:p>&amp;lt;div&amp;gt;- D<text:span text:style-name="T8">éfinissez les trajets que vous</text:span> cherchez/offrez&amp;lt;/div&amp;gt;</text:p>
            <text:p>&amp;lt;div&amp;gt;- Trouvez d'autres membres avec des trajets similaires&amp;lt;/div&amp;gt;</text:p>
            <text:p>&amp;lt;div&amp;gt;- Contactez les pour effectuer les trajets ensembles&amp;lt;/div&amp;gt;</text:p>
            <text:p>&amp;lt;div&amp;gt;- Enregistrez les d<text:span text:style-name="T8">épenses a partager</text:span>&amp;lt;/div&amp;gt;</text:p>
          </table:table-cell>
          <table:table-cell office:value-type="string">
            <text:p>xxx</text:p>
          </table:table-cell>
          <table:table-cell table:formula="of:=&quot;  &lt;data name=&quot;&quot;&quot;&amp;[.$A85]&amp;&quot;&quot;&quot; xml:space=&quot;&quot;preserve&quot;&quot;&gt; &lt;value&gt;&quot;&amp;[.B85]&amp;&quot;&lt;/value&gt; &lt;/data&gt;&quot;" office:value-type="string" office:string-value="  &lt;data name=&quot;Welcome message&quot; xml:space=&quot;preserve&quot;&gt; &lt;value&gt;Welcome to Commute, the green and friendly way to commute.&#10;&amp;lt;div&amp;gt;- Define the commute routes you seek/offer&amp;lt;/div&amp;gt;&#10;&amp;lt;div&amp;gt;- Find other commuters with similar route&amp;lt;/div&amp;gt;&#10;&amp;lt;div&amp;gt;- Get in touch with them to commute together&amp;lt;/div&amp;gt;&#10;&amp;lt;div&amp;gt;- Keep track of the expenses to share&amp;lt;/div&amp;gt;&lt;/value&gt; &lt;/data&gt;">
            <text:p><text:s text:c="2"/>&lt;data name="Welcome message" xml:space="preserve"&gt; &lt;value&gt;Welcome to Commute, the green and friendly way to commute.<text:line-break/>&amp;lt;div&amp;gt;- Define the commute routes you seek/offer&amp;lt;/div&amp;gt;<text:line-break/>&amp;lt;div&amp;gt;- Find other commuters with similar route&amp;lt;/div&amp;gt;<text:line-break/>&amp;lt;div&amp;gt;- Get in touch with them to commute together&amp;lt;/div&amp;gt;<text:line-break/>&amp;lt;div&amp;gt;- Keep track of the expenses to share&amp;lt;/div&amp;gt;&lt;/value&gt; &lt;/data&gt;</text:p>
          </table:table-cell>
          <table:table-cell table:formula="of:=&quot;  &lt;data name=&quot;&quot;&quot;&amp;[.$A85]&amp;&quot;&quot;&quot; xml:space=&quot;&quot;preserve&quot;&quot;&gt; &lt;value&gt;&quot;&amp;[.C85]&amp;&quot;&lt;/value&gt; &lt;/data&gt;&quot;" office:value-type="string" office:string-value="  &lt;data name=&quot;Welcome message&quot; xml:space=&quot;preserve&quot;&gt; &lt;value&gt;Bienvene à Commute, le moyen sympa et responsable de faire les trajets réguliers.&#10;&amp;lt;div&amp;gt;- Définissez les trajets que vous cherchez/offrez&amp;lt;/div&amp;gt;&#10;&amp;lt;div&amp;gt;- Trouvez d'autres membres avec des trajets similaires&amp;lt;/div&amp;gt;&#10;&amp;lt;div&amp;gt;- Contactez les pour effectuer les trajets ensembles&amp;lt;/div&amp;gt;&#10;&amp;lt;div&amp;gt;- Enregistrez les dépenses a partager&amp;lt;/div&amp;gt;&lt;/value&gt; &lt;/data&gt;">
            <text:p><text:s text:c="2"/>&lt;data name="Welcome message" xml:space="preserve"&gt; &lt;value&gt;Bienvene à Commute, le moyen sympa et responsable de faire les trajets réguliers.<text:line-break/>&amp;lt;div&amp;gt;- Définissez les trajets que vous cherchez/offrez&amp;lt;/div&amp;gt;<text:line-break/>&amp;lt;div&amp;gt;- Trouvez d'autres membres avec des trajets similaires&amp;lt;/div&amp;gt;<text:line-break/>&amp;lt;div&amp;gt;- Contactez les pour effectuer les trajets ensembles&amp;lt;/div&amp;gt;<text:line-break/>&amp;lt;div&amp;gt;- Enregistrez les dépenses a partager&amp;lt;/div&amp;gt;&lt;/value&gt; &lt;/data&gt;</text:p>
          </table:table-cell>
          <table:table-cell table:style-name="ce22" table:formula="of:=&quot;  &lt;data name=&quot;&quot;&quot;&amp;[.$A85]&amp;&quot;&quot;&quot; xml:space=&quot;&quot;preserve&quot;&quot;&gt; &lt;value&gt;&quot;&amp;[.D85]&amp;&quot;&lt;/value&gt; &lt;/data&gt;&quot;" office:value-type="string" office:string-value="  &lt;data name=&quot;Welcome message&quot; xml:space=&quot;preserve&quot;&gt; &lt;value&gt;xxx&lt;/value&gt; &lt;/data&gt;">
            <text:p><text:s text:c="2"/>&lt;data name="Welcome messag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registred</text:p>
          </table:table-cell>
          <table:table-cell office:value-type="string">
            <text:p><text:s/>to Commute community.</text:p>
          </table:table-cell>
          <table:table-cell office:value-type="string">
            <text:p><text:s/><text:span text:style-name="T8">tola communauté</text:span> Commute.</text:p>
          </table:table-cell>
          <table:table-cell office:value-type="string">
            <text:p>xxx</text:p>
          </table:table-cell>
          <table:table-cell table:formula="of:=&quot;  &lt;data name=&quot;&quot;&quot;&amp;[.$A86]&amp;&quot;&quot;&quot; xml:space=&quot;&quot;preserve&quot;&quot;&gt; &lt;value&gt;&quot;&amp;[.B86]&amp;&quot;&lt;/value&gt; &lt;/data&gt;&quot;" office:value-type="string" office:string-value="  &lt;data name=&quot;Welcome registred&quot; xml:space=&quot;preserve&quot;&gt; &lt;value&gt; to Commute community.&lt;/value&gt; &lt;/data&gt;">
            <text:p><text:s text:c="2"/>&lt;data name="Welcome registred" xml:space="preserve"&gt; &lt;value&gt; to Commute community.&lt;/value&gt; &lt;/data&gt;</text:p>
          </table:table-cell>
          <table:table-cell table:formula="of:=&quot;  &lt;data name=&quot;&quot;&quot;&amp;[.$A86]&amp;&quot;&quot;&quot; xml:space=&quot;&quot;preserve&quot;&quot;&gt; &lt;value&gt;&quot;&amp;[.C86]&amp;&quot;&lt;/value&gt; &lt;/data&gt;&quot;" office:value-type="string" office:string-value="  &lt;data name=&quot;Welcome registred&quot; xml:space=&quot;preserve&quot;&gt; &lt;value&gt; tola communauté Commute.&lt;/value&gt; &lt;/data&gt;">
            <text:p><text:s text:c="2"/>&lt;data name="Welcome registred" xml:space="preserve"&gt; &lt;value&gt; tola communauté Commute.&lt;/value&gt; &lt;/data&gt;</text:p>
          </table:table-cell>
          <table:table-cell table:style-name="ce22" table:formula="of:=&quot;  &lt;data name=&quot;&quot;&quot;&amp;[.$A86]&amp;&quot;&quot;&quot; xml:space=&quot;&quot;preserve&quot;&quot;&gt; &lt;value&gt;&quot;&amp;[.D86]&amp;&quot;&lt;/value&gt; &lt;/data&gt;&quot;" office:value-type="string" office:string-value="  &lt;data name=&quot;Welcome registred&quot; xml:space=&quot;preserve&quot;&gt; &lt;value&gt;xxx&lt;/value&gt; &lt;/data&gt;">
            <text:p><text:s text:c="2"/>&lt;data name="Welcome registre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route</text:p>
          </table:table-cell>
          <table:table-cell office:value-type="string">
            <text:p>And then you are ready to define your first commuting route</text:p>
          </table:table-cell>
          <table:table-cell office:value-type="string">
            <text:p>Et maintanant vous <text:span text:style-name="T8">êtes prêt à définir votre premier trajet</text:span></text:p>
          </table:table-cell>
          <table:table-cell office:value-type="string">
            <text:p>xxx</text:p>
          </table:table-cell>
          <table:table-cell table:formula="of:=&quot;  &lt;data name=&quot;&quot;&quot;&amp;[.$A87]&amp;&quot;&quot;&quot; xml:space=&quot;&quot;preserve&quot;&quot;&gt; &lt;value&gt;&quot;&amp;[.B87]&amp;&quot;&lt;/value&gt; &lt;/data&gt;&quot;" office:value-type="string" office:string-value="  &lt;data name=&quot;Welcome route&quot; xml:space=&quot;preserve&quot;&gt; &lt;value&gt;And then you are ready to define your first commuting route&lt;/value&gt; &lt;/data&gt;">
            <text:p><text:s text:c="2"/>&lt;data name="Welcome route" xml:space="preserve"&gt; &lt;value&gt;And then you are ready to define your first commuting route&lt;/value&gt; &lt;/data&gt;</text:p>
          </table:table-cell>
          <table:table-cell table:formula="of:=&quot;  &lt;data name=&quot;&quot;&quot;&amp;[.$A87]&amp;&quot;&quot;&quot; xml:space=&quot;&quot;preserve&quot;&quot;&gt; &lt;value&gt;&quot;&amp;[.C87]&amp;&quot;&lt;/value&gt; &lt;/data&gt;&quot;" office:value-type="string" office:string-value="  &lt;data name=&quot;Welcome route&quot; xml:space=&quot;preserve&quot;&gt; &lt;value&gt;Et maintanant vous êtes prêt à définir votre premier trajet&lt;/value&gt; &lt;/data&gt;">
            <text:p><text:s text:c="2"/>&lt;data name="Welcome route" xml:space="preserve"&gt; &lt;value&gt;Et maintanant vous êtes prêt à définir votre premier trajet&lt;/value&gt; &lt;/data&gt;</text:p>
          </table:table-cell>
          <table:table-cell table:style-name="ce22" table:formula="of:=&quot;  &lt;data name=&quot;&quot;&quot;&amp;[.$A87]&amp;&quot;&quot;&quot; xml:space=&quot;&quot;preserve&quot;&quot;&gt; &lt;value&gt;&quot;&amp;[.D87]&amp;&quot;&lt;/value&gt; &lt;/data&gt;&quot;" office:value-type="string" office:string-value="  &lt;data name=&quot;Welcome route&quot; xml:space=&quot;preserve&quot;&gt; &lt;value&gt;xxx&lt;/value&gt; &lt;/data&gt;">
            <text:p><text:s text:c="2"/>&lt;data name="Welcome rou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set location</text:p>
          </table:table-cell>
          <table:table-cell office:value-type="string">
            <text:p>Set your default location</text:p>
          </table:table-cell>
          <table:table-cell office:value-type="string">
            <text:p>D<text:span text:style-name="T8">éfinissez votre position par défaut</text:span></text:p>
          </table:table-cell>
          <table:table-cell office:value-type="string">
            <text:p>xxx</text:p>
          </table:table-cell>
          <table:table-cell table:formula="of:=&quot;  &lt;data name=&quot;&quot;&quot;&amp;[.$A88]&amp;&quot;&quot;&quot; xml:space=&quot;&quot;preserve&quot;&quot;&gt; &lt;value&gt;&quot;&amp;[.B88]&amp;&quot;&lt;/value&gt; &lt;/data&gt;&quot;" office:value-type="string" office:string-value="  &lt;data name=&quot;Welcome set location&quot; xml:space=&quot;preserve&quot;&gt; &lt;value&gt;Set your default location&lt;/value&gt; &lt;/data&gt;">
            <text:p><text:s text:c="2"/>&lt;data name="Welcome set location" xml:space="preserve"&gt; &lt;value&gt;Set your default location&lt;/value&gt; &lt;/data&gt;</text:p>
          </table:table-cell>
          <table:table-cell table:formula="of:=&quot;  &lt;data name=&quot;&quot;&quot;&amp;[.$A88]&amp;&quot;&quot;&quot; xml:space=&quot;&quot;preserve&quot;&quot;&gt; &lt;value&gt;&quot;&amp;[.C88]&amp;&quot;&lt;/value&gt; &lt;/data&gt;&quot;" office:value-type="string" office:string-value="  &lt;data name=&quot;Welcome set location&quot; xml:space=&quot;preserve&quot;&gt; &lt;value&gt;Définissez votre position par défaut&lt;/value&gt; &lt;/data&gt;">
            <text:p><text:s text:c="2"/>&lt;data name="Welcome set location" xml:space="preserve"&gt; &lt;value&gt;Définissez votre position par défaut&lt;/value&gt; &lt;/data&gt;</text:p>
          </table:table-cell>
          <table:table-cell table:style-name="ce22" table:formula="of:=&quot;  &lt;data name=&quot;&quot;&quot;&amp;[.$A88]&amp;&quot;&quot;&quot; xml:space=&quot;&quot;preserve&quot;&quot;&gt; &lt;value&gt;&quot;&amp;[.D88]&amp;&quot;&lt;/value&gt; &lt;/data&gt;&quot;" office:value-type="string" office:string-value="  &lt;data name=&quot;Welcome set location&quot; xml:space=&quot;preserve&quot;&gt; &lt;value&gt;xxx&lt;/value&gt; &lt;/data&gt;">
            <text:p><text:s text:c="2"/>&lt;data name="Welcome set loc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view route</text:p>
          </table:table-cell>
          <table:table-cell office:value-type="string">
            <text:p>Alternatively, you can view available routes for your commute path witout creating an account.</text:p>
          </table:table-cell>
          <table:table-cell office:value-type="string">
            <text:p>Vous pouvez <text:span text:style-name="T8">également visualiser les routes disponibles pour votre trajet sans vous enregister.</text:span></text:p>
          </table:table-cell>
          <table:table-cell office:value-type="string">
            <text:p>xxx</text:p>
          </table:table-cell>
          <table:table-cell table:formula="of:=&quot;  &lt;data name=&quot;&quot;&quot;&amp;[.$A89]&amp;&quot;&quot;&quot; xml:space=&quot;&quot;preserve&quot;&quot;&gt; &lt;value&gt;&quot;&amp;[.B89]&amp;&quot;&lt;/value&gt; &lt;/data&gt;&quot;" office:value-type="string" office:string-value="  &lt;data name=&quot;Welcome view route&quot; xml:space=&quot;preserve&quot;&gt; &lt;value&gt;Alternatively, you can view available routes for your commute path witout creating an account.&lt;/value&gt; &lt;/data&gt;">
            <text:p><text:s text:c="2"/>&lt;data name="Welcome view route" xml:space="preserve"&gt; &lt;value&gt;Alternatively, you can view available routes for your commute path witout creating an account.&lt;/value&gt; &lt;/data&gt;</text:p>
          </table:table-cell>
          <table:table-cell table:formula="of:=&quot;  &lt;data name=&quot;&quot;&quot;&amp;[.$A89]&amp;&quot;&quot;&quot; xml:space=&quot;&quot;preserve&quot;&quot;&gt; &lt;value&gt;&quot;&amp;[.C89]&amp;&quot;&lt;/value&gt; &lt;/data&gt;&quot;" office:value-type="string" office:string-value="  &lt;data name=&quot;Welcome view route&quot; xml:space=&quot;preserve&quot;&gt; &lt;value&gt;Vous pouvez également visualiser les routes disponibles pour votre trajet sans vous enregister.&lt;/value&gt; &lt;/data&gt;">
            <text:p><text:s text:c="2"/>&lt;data name="Welcome view route" xml:space="preserve"&gt; &lt;value&gt;Vous pouvez également visualiser les routes disponibles pour votre trajet sans vous enregister.&lt;/value&gt; &lt;/data&gt;</text:p>
          </table:table-cell>
          <table:table-cell table:style-name="ce22" table:formula="of:=&quot;  &lt;data name=&quot;&quot;&quot;&amp;[.$A89]&amp;&quot;&quot;&quot; xml:space=&quot;&quot;preserve&quot;&quot;&gt; &lt;value&gt;&quot;&amp;[.D89]&amp;&quot;&lt;/value&gt; &lt;/data&gt;&quot;" office:value-type="string" office:string-value="  &lt;data name=&quot;Welcome view route&quot; xml:space=&quot;preserve&quot;&gt; &lt;value&gt;xxx&lt;/value&gt; &lt;/data&gt;">
            <text:p><text:s text:c="2"/>&lt;data name="Welcome view rou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title confirmation</text:p>
          </table:table-cell>
          <table:table-cell office:value-type="string">
            <text:p>Please confirm</text:p>
          </table:table-cell>
          <table:table-cell office:value-type="string">
            <text:p>Veuillez confirmer</text:p>
          </table:table-cell>
          <table:table-cell office:value-type="string">
            <text:p>xxx</text:p>
          </table:table-cell>
          <table:table-cell table:formula="of:=&quot;  &lt;data name=&quot;&quot;&quot;&amp;[.$A90]&amp;&quot;&quot;&quot; xml:space=&quot;&quot;preserve&quot;&quot;&gt; &lt;value&gt;&quot;&amp;[.B90]&amp;&quot;&lt;/value&gt; &lt;/data&gt;&quot;" office:value-type="string" office:string-value="  &lt;data name=&quot;Wtitle confirmation&quot; xml:space=&quot;preserve&quot;&gt; &lt;value&gt;Please confirm&lt;/value&gt; &lt;/data&gt;">
            <text:p><text:s text:c="2"/>&lt;data name="Wtitle confirmation" xml:space="preserve"&gt; &lt;value&gt;Please confirm&lt;/value&gt; &lt;/data&gt;</text:p>
          </table:table-cell>
          <table:table-cell table:formula="of:=&quot;  &lt;data name=&quot;&quot;&quot;&amp;[.$A90]&amp;&quot;&quot;&quot; xml:space=&quot;&quot;preserve&quot;&quot;&gt; &lt;value&gt;&quot;&amp;[.C90]&amp;&quot;&lt;/value&gt; &lt;/data&gt;&quot;" office:value-type="string" office:string-value="  &lt;data name=&quot;Wtitle confirmation&quot; xml:space=&quot;preserve&quot;&gt; &lt;value&gt;Veuillez confirmer&lt;/value&gt; &lt;/data&gt;">
            <text:p><text:s text:c="2"/>&lt;data name="Wtitle confirmation" xml:space="preserve"&gt; &lt;value&gt;Veuillez confirmer&lt;/value&gt; &lt;/data&gt;</text:p>
          </table:table-cell>
          <table:table-cell table:style-name="ce22" table:formula="of:=&quot;  &lt;data name=&quot;&quot;&quot;&amp;[.$A90]&amp;&quot;&quot;&quot; xml:space=&quot;&quot;preserve&quot;&quot;&gt; &lt;value&gt;&quot;&amp;[.D90]&amp;&quot;&lt;/value&gt; &lt;/data&gt;&quot;" office:value-type="string" office:string-value="  &lt;data name=&quot;Wtitle confirmation&quot; xml:space=&quot;preserve&quot;&gt; &lt;value&gt;xxx&lt;/value&gt; &lt;/data&gt;">
            <text:p><text:s text:c="2"/>&lt;data name="Wtitle confirm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default</text:p>
          </table:table-cell>
          <table:table-cell table:number-columns-repeated="2" office:value-type="string">
            <text:p>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</text:p>
          </table:table-cell>
          <table:table-cell office:value-type="string">
            <text:p>xxx</text:p>
          </table:table-cell>
          <table:table-cell table:formula="of:=&quot;  &lt;data name=&quot;&quot;&quot;&amp;[.$A91]&amp;&quot;&quot;&quot; xml:space=&quot;&quot;preserve&quot;&quot;&gt; &lt;value&gt;&quot;&amp;[.B91]&amp;&quot;&lt;/value&gt; &lt;/data&gt;&quot;" office:value-type="string" office:string-value="  &lt;data name=&quot;Metadesc default&quot; xml:space=&quot;preserve&quot;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">
            <text:p><text:s text:c="2"/>&lt;data name="Metadesc default" xml:space="preserve"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</text:p>
          </table:table-cell>
          <table:table-cell table:formula="of:=&quot;  &lt;data name=&quot;&quot;&quot;&amp;[.$A91]&amp;&quot;&quot;&quot; xml:space=&quot;&quot;preserve&quot;&quot;&gt; &lt;value&gt;&quot;&amp;[.C91]&amp;&quot;&lt;/value&gt; &lt;/data&gt;&quot;" office:value-type="string" office:string-value="  &lt;data name=&quot;Metadesc default&quot; xml:space=&quot;preserve&quot;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">
            <text:p><text:s text:c="2"/>&lt;data name="Metadesc default" xml:space="preserve"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</text:p>
          </table:table-cell>
          <table:table-cell table:style-name="ce22" table:formula="of:=&quot;  &lt;data name=&quot;&quot;&quot;&amp;[.$A91]&amp;&quot;&quot;&quot; xml:space=&quot;&quot;preserve&quot;&quot;&gt; &lt;value&gt;&quot;&amp;[.D91]&amp;&quot;&lt;/value&gt; &lt;/data&gt;&quot;" office:value-type="string" office:string-value="  &lt;data name=&quot;Metadesc default&quot; xml:space=&quot;preserve&quot;&gt; &lt;value&gt;xxx&lt;/value&gt; &lt;/data&gt;">
            <text:p><text:s text:c="2"/>&lt;data name="Metadesc default" xml:space="preserve"&gt; &lt;value&gt;xxx&lt;/value&gt; &lt;/data&gt;</text:p>
          </table:table-cell>
          <table:table-cell table:style-name="ce31" office:value-type="string">
            <text:p>Meta descriptions</text:p>
          </table:table-cell>
          <table:table-cell table:number-columns-repeated="1016"/>
        </table:table-row>
        <table:table-row table:style-name="ro2">
          <table:table-cell office:value-type="string">
            <text:p>Metadesc home welcome</text:p>
          </table:table-cell>
          <table:table-cell table:number-columns-repeated="2" office:value-type="string">
            <text:p>Welcome to Commute the green and friendly way to commute. Find routes in your area. Get started with Commute. Joint Commute community.</text:p>
          </table:table-cell>
          <table:table-cell office:value-type="string">
            <text:p>xxx</text:p>
          </table:table-cell>
          <table:table-cell table:formula="of:=&quot;  &lt;data name=&quot;&quot;&quot;&amp;[.$A92]&amp;&quot;&quot;&quot; xml:space=&quot;&quot;preserve&quot;&quot;&gt; &lt;value&gt;&quot;&amp;[.B92]&amp;&quot;&lt;/value&gt; &lt;/data&gt;&quot;" office:value-type="string" office:string-value="  &lt;data name=&quot;Metadesc home welcome&quot; xml:space=&quot;preserve&quot;&gt; &lt;value&gt;Welcome to Commute the green and friendly way to commute. Find routes in your area. Get started with Commute. Joint Commute community.&lt;/value&gt; &lt;/data&gt;">
            <text:p><text:s text:c="2"/>&lt;data name="Metadesc home welcome" xml:space="preserve"&gt; &lt;value&gt;Welcome to Commute the green and friendly way to commute. Find routes in your area. Get started with Commute. Joint Commute community.&lt;/value&gt; &lt;/data&gt;</text:p>
          </table:table-cell>
          <table:table-cell table:formula="of:=&quot;  &lt;data name=&quot;&quot;&quot;&amp;[.$A92]&amp;&quot;&quot;&quot; xml:space=&quot;&quot;preserve&quot;&quot;&gt; &lt;value&gt;&quot;&amp;[.C92]&amp;&quot;&lt;/value&gt; &lt;/data&gt;&quot;" office:value-type="string" office:string-value="  &lt;data name=&quot;Metadesc home welcome&quot; xml:space=&quot;preserve&quot;&gt; &lt;value&gt;Welcome to Commute the green and friendly way to commute. Find routes in your area. Get started with Commute. Joint Commute community.&lt;/value&gt; &lt;/data&gt;">
            <text:p><text:s text:c="2"/>&lt;data name="Metadesc home welcome" xml:space="preserve"&gt; &lt;value&gt;Welcome to Commute the green and friendly way to commute. Find routes in your area. Get started with Commute. Joint Commute community.&lt;/value&gt; &lt;/data&gt;</text:p>
          </table:table-cell>
          <table:table-cell table:style-name="ce22" table:formula="of:=&quot;  &lt;data name=&quot;&quot;&quot;&amp;[.$A92]&amp;&quot;&quot;&quot; xml:space=&quot;&quot;preserve&quot;&quot;&gt; &lt;value&gt;&quot;&amp;[.D92]&amp;&quot;&lt;/value&gt; &lt;/data&gt;&quot;" office:value-type="string" office:string-value="  &lt;data name=&quot;Metadesc home welcome&quot; xml:space=&quot;preserve&quot;&gt; &lt;value&gt;xxx&lt;/value&gt; &lt;/data&gt;">
            <text:p><text:s text:c="2"/>&lt;data name="Metadesc home welco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user setlocation</text:p>
          </table:table-cell>
          <table:table-cell table:number-columns-repeated="2" office:value-type="string">
            <text:p>Set default map location when creating new route. Commute is a friendly and green way to commute between home and work.</text:p>
          </table:table-cell>
          <table:table-cell office:value-type="string">
            <text:p>xxx</text:p>
          </table:table-cell>
          <table:table-cell table:formula="of:=&quot;  &lt;data name=&quot;&quot;&quot;&amp;[.$A93]&amp;&quot;&quot;&quot; xml:space=&quot;&quot;preserve&quot;&quot;&gt; &lt;value&gt;&quot;&amp;[.B93]&amp;&quot;&lt;/value&gt; &lt;/data&gt;&quot;" office:value-type="string" office:string-value="  &lt;data name=&quot;Metadesc user setlocation&quot; xml:space=&quot;preserve&quot;&gt; &lt;value&gt;Set default map location when creating new route. Commute is a friendly and green way to commute between home and work.&lt;/value&gt; &lt;/data&gt;">
            <text:p><text:s text:c="2"/>&lt;data name="Metadesc user setlocation" xml:space="preserve"&gt; &lt;value&gt;Set default map location when creating new route. Commute is a friendly and green way to commute between home and work.&lt;/value&gt; &lt;/data&gt;</text:p>
          </table:table-cell>
          <table:table-cell table:formula="of:=&quot;  &lt;data name=&quot;&quot;&quot;&amp;[.$A93]&amp;&quot;&quot;&quot; xml:space=&quot;&quot;preserve&quot;&quot;&gt; &lt;value&gt;&quot;&amp;[.C93]&amp;&quot;&lt;/value&gt; &lt;/data&gt;&quot;" office:value-type="string" office:string-value="  &lt;data name=&quot;Metadesc user setlocation&quot; xml:space=&quot;preserve&quot;&gt; &lt;value&gt;Set default map location when creating new route. Commute is a friendly and green way to commute between home and work.&lt;/value&gt; &lt;/data&gt;">
            <text:p><text:s text:c="2"/>&lt;data name="Metadesc user setlocation" xml:space="preserve"&gt; &lt;value&gt;Set default map location when creating new route. Commute is a friendly and green way to commute between home and work.&lt;/value&gt; &lt;/data&gt;</text:p>
          </table:table-cell>
          <table:table-cell table:style-name="ce22" table:formula="of:=&quot;  &lt;data name=&quot;&quot;&quot;&amp;[.$A93]&amp;&quot;&quot;&quot; xml:space=&quot;&quot;preserve&quot;&quot;&gt; &lt;value&gt;&quot;&amp;[.D93]&amp;&quot;&lt;/value&gt; &lt;/data&gt;&quot;" office:value-type="string" office:string-value="  &lt;data name=&quot;Metadesc user setlocation&quot; xml:space=&quot;preserve&quot;&gt; &lt;value&gt;xxx&lt;/value&gt; &lt;/data&gt;">
            <text:p><text:s text:c="2"/>&lt;data name="Metadesc user setloc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route list</text:p>
          </table:table-cell>
          <table:table-cell office:value-type="string">
            <text:p>This is the list of routes you have defined. You can update the route. You can search route which are close match to your route. You can create new route.</text:p>
          </table:table-cell>
          <table:table-cell office:value-type="string">
            <text:p>Liste des trajets que vous avez defini. Vous pouvez mettre <text:span text:style-name="T8">à</text:span> jour un trajet. Vous pouvez rechercher les trajets similaire au votre. Vous pouvez cr<text:span text:style-name="T8">éer un nouveau trajet</text:span>.</text:p>
          </table:table-cell>
          <table:table-cell office:value-type="string">
            <text:p>xxx</text:p>
          </table:table-cell>
          <table:table-cell table:formula="of:=&quot;  &lt;data name=&quot;&quot;&quot;&amp;[.$A94]&amp;&quot;&quot;&quot; xml:space=&quot;&quot;preserve&quot;&quot;&gt; &lt;value&gt;&quot;&amp;[.B94]&amp;&quot;&lt;/value&gt; &lt;/data&gt;&quot;" office:value-type="string" office:string-value="  &lt;data name=&quot;Metadesc route list&quot; xml:space=&quot;preserve&quot;&gt; &lt;value&gt;This is the list of routes you have defined. You can update the route. You can search route which are close match to your route. You can create new route.&lt;/value&gt; &lt;/data&gt;">
            <text:p><text:s text:c="2"/>&lt;data name="Metadesc route list" xml:space="preserve"&gt; &lt;value&gt;This is the list of routes you have defined. You can update the route. You can search route which are close match to your route. You can create new route.&lt;/value&gt; &lt;/data&gt;</text:p>
          </table:table-cell>
          <table:table-cell table:formula="of:=&quot;  &lt;data name=&quot;&quot;&quot;&amp;[.$A94]&amp;&quot;&quot;&quot; xml:space=&quot;&quot;preserve&quot;&quot;&gt; &lt;value&gt;&quot;&amp;[.C94]&amp;&quot;&lt;/value&gt; &lt;/data&gt;&quot;" office:value-type="string" office:string-value="  &lt;data name=&quot;Metadesc route list&quot; xml:space=&quot;preserve&quot;&gt; &lt;value&gt;Liste des trajets que vous avez defini. Vous pouvez mettre à jour un trajet. Vous pouvez rechercher les trajets similaire au votre. Vous pouvez créer un nouveau trajet.&lt;/value&gt; &lt;/data&gt;">
            <text:p><text:s text:c="2"/>&lt;data name="Metadesc route list" xml:space="preserve"&gt; &lt;value&gt;Liste des trajets que vous avez defini. Vous pouvez mettre à jour un trajet. Vous pouvez rechercher les trajets similaire au votre. Vous pouvez créer un nouveau trajet.&lt;/value&gt; &lt;/data&gt;</text:p>
          </table:table-cell>
          <table:table-cell table:style-name="ce22" table:formula="of:=&quot;  &lt;data name=&quot;&quot;&quot;&amp;[.$A94]&amp;&quot;&quot;&quot; xml:space=&quot;&quot;preserve&quot;&quot;&gt; &lt;value&gt;&quot;&amp;[.D94]&amp;&quot;&lt;/value&gt; &lt;/data&gt;&quot;" office:value-type="string" office:string-value="  &lt;data name=&quot;Metadesc route list&quot; xml:space=&quot;preserve&quot;&gt; &lt;value&gt;xxx&lt;/value&gt; &lt;/data&gt;">
            <text:p><text:s text:c="2"/>&lt;data name="Metadesc route lis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&lt;/root&gt;</text:p>
          </table:table-cell>
          <table:table-cell table:number-columns-repeated="3"/>
          <table:table-cell table:number-columns-repeated="2" office:value-type="string">
            <text:p>&lt;/root&gt;</text:p>
          </table:table-cell>
          <table:table-cell table:style-name="ce22" office:value-type="string">
            <text:p>&lt;/root&gt;</text:p>
          </table:table-cell>
          <table:table-cell table:number-columns-repeated="1017"/>
        </table:table-row>
        <table:table-row table:style-name="ro2" table:number-rows-repeated="1047886">
          <table:table-cell table:number-columns-repeated="1024"/>
        </table:table-row>
        <table:table-row table:style-name="ro4" table:number-rows-repeated="5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adornments="Regular"/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ahoma2" svg:font-family="Tahoma" style:font-adornments="Regular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3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0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12/19/2012</text:date>, <text:time>12:1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9T12:16:11.65</dc:date>
    <meta:editing-duration>P3DT3H27M52S</meta:editing-duration>
    <meta:editing-cycles>80</meta:editing-cycles>
    <meta:generator>OpenOffice.org/3.4.1$Win32 OpenOffice.org_project/341m1$Build-9593</meta:generator>
    <meta:document-statistic meta:table-count="3" meta:cell-count="2448" meta:object-count="0"/>
  </office:meta>
</office:document-meta>
</file>